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roid Sans Fallback" svg:font-family="'Droid Sans Fallback'" style:font-family-generic="roman"/>
    <style:font-face style:name="Times New Roman1" svg:font-family="'Times New Roman'" style:font-family-generic="roman"/>
    <style:font-face style:name="FreeSans" svg:font-family="FreeSans, Arial" style:font-family-generic="swiss"/>
    <style:font-face style:name="OpenSymbol" svg:font-family="OpenSymbol" style:font-pitch="variable"/>
    <style:font-face style:name="unifont" svg:font-family="unifont, 'Arial Unicode MS'" style:font-pitch="variable"/>
    <style:font-face style:name="Book Antiqua" svg:font-family="'Book Antiqua'" style:font-family-generic="roman" style:font-pitch="variable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, 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847cm" table:align="center" style:writing-mode="lr-tb"/>
    </style:style>
    <style:style style:name="Таблица1.A" style:family="table-column">
      <style:table-column-properties style:column-width="7.925cm"/>
    </style:style>
    <style:style style:name="Таблица1.B" style:family="table-column">
      <style:table-column-properties style:column-width="8.92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263cm" fo:margin-left="-0.226cm" table:align="left" style:writing-mode="lr-tb"/>
    </style:style>
    <style:style style:name="Таблица2.A" style:family="table-column">
      <style:table-column-properties style:column-width="3.441cm"/>
    </style:style>
    <style:style style:name="Таблица2.B" style:family="table-column">
      <style:table-column-properties style:column-width="13.82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1pt solid #000000" fo:border-right="none" fo:border-top="1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-left="0.5pt solid #000000" fo:border-right="1pt solid #000000" fo:border-top="1.5pt solid #000000" fo:border-bottom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Таблица3" style:family="table">
      <style:table-properties style:width="25.529cm" fo:margin-left="-0.208cm" table:align="left" style:writing-mode="lr-tb"/>
    </style:style>
    <style:style style:name="Таблица3.A" style:family="table-column">
      <style:table-column-properties style:column-width="1.011cm"/>
    </style:style>
    <style:style style:name="Таблица3.B" style:family="table-column">
      <style:table-column-properties style:column-width="11.718cm"/>
    </style:style>
    <style:style style:name="Таблица3.C" style:family="table-column">
      <style:table-column-properties style:column-width="6.262cm"/>
    </style:style>
    <style:style style:name="Таблица3.D" style:family="table-column">
      <style:table-column-properties style:column-width="6.53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D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18" style:family="table-row">
      <style:table-row-properties style:min-row-height="1.254cm" fo:keep-together="auto"/>
    </style:style>
    <style:style style:name="Таблица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B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A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2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2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3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3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3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4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4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4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4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5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5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5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5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6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6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6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6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7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7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7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7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7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7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7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7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7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D7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538cm" table:align="left" style:writing-mode="lr-tb"/>
    </style:style>
    <style:style style:name="Таблица4.A" style:family="table-column">
      <style:table-column-properties style:column-width="1.251cm"/>
    </style:style>
    <style:style style:name="Таблица4.B" style:family="table-column">
      <style:table-column-properties style:column-width="1.75cm"/>
    </style:style>
    <style:style style:name="Таблица4.C" style:family="table-column">
      <style:table-column-properties style:column-width="1.827cm"/>
    </style:style>
    <style:style style:name="Таблица4.D" style:family="table-column">
      <style:table-column-properties style:column-width="1.231cm"/>
    </style:style>
    <style:style style:name="Таблица4.E" style:family="table-column">
      <style:table-column-properties style:column-width="1.831cm"/>
    </style:style>
    <style:style style:name="Таблица4.F" style:family="table-column">
      <style:table-column-properties style:column-width="1.575cm"/>
    </style:style>
    <style:style style:name="Таблица4.G" style:family="table-column">
      <style:table-column-properties style:column-width="1.794cm"/>
    </style:style>
    <style:style style:name="Таблица4.H" style:family="table-column">
      <style:table-column-properties style:column-width="2.491cm"/>
    </style:style>
    <style:style style:name="Таблица4.I" style:family="table-column">
      <style:table-column-properties style:column-width="1.334cm"/>
    </style:style>
    <style:style style:name="Таблица4.J" style:family="table-column">
      <style:table-column-properties style:column-width="1.455cm"/>
    </style:style>
    <style:style style:name="Таблица4.1" style:family="table-row">
      <style:table-row-properties style:min-row-height="0.737cm" fo:keep-together="auto"/>
    </style:style>
    <style:style style:name="Таблица4.A1" style:family="table-cell">
      <style:table-cell-properties style:vertical-align="top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Таблица4.J1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5pt solid #000000" fo:border-bottom="none" style:writing-mode="lr-tb"/>
    </style:style>
    <style:style style:name="Таблица4.2" style:family="table-row">
      <style:table-row-properties style:min-row-height="1.282cm" fo:keep-together="auto"/>
    </style:style>
    <style:style style:name="Таблица4.B2" style:family="table-cell">
      <style:table-cell-properties style:vertical-align="top" fo:padding="0cm" fo:border-left="0.75pt solid #000000" fo:border-right="none" fo:border-top="0.75pt solid #000000" fo:border-bottom="none" style:writing-mode="lr-tb"/>
    </style:style>
    <style:style style:name="Таблица4.3" style:family="table-row">
      <style:table-row-properties style:min-row-height="0.803cm" fo:keep-together="auto"/>
    </style:style>
    <style:style style:name="Таблица4.A3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Таблица4.J3" style:family="table-cell">
      <style:table-cell-properties style:vertical-align="top" fo:padding="0cm" fo:border="0.75pt solid #000000" style:writing-mode="lr-tb"/>
    </style:style>
    <style:style style:name="Таблица4.4" style:family="table-row">
      <style:table-row-properties style:min-row-height="0.776cm" fo:keep-together="auto"/>
    </style:style>
    <style:style style:name="P1" style:family="paragraph" style:parent-style-name="Без_20_интервала">
      <style:paragraph-properties fo:text-align="center" style:justify-single-word="false"/>
      <style:text-properties officeooo:paragraph-rsid="0018786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line-height="100%" fo:text-align="center" style:justify-single-word="false"/>
      <style:text-properties style:font-name="Times New Roman1" fo:font-size="14pt" officeooo:rsid="0015e169" officeooo:paragraph-rsid="0015e169" style:font-size-asian="14pt" style:font-size-complex="14pt"/>
    </style:style>
    <style:style style:name="P4" style:family="paragraph" style:parent-style-name="Contents_20_2">
      <style:paragraph-properties>
        <style:tab-stops>
          <style:tab-stop style:position="2.501cm"/>
          <style:tab-stop style:position="17.503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3.701cm"/>
          <style:tab-stop style:position="17.503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2.429cm"/>
        </style:tab-stops>
      </style:paragraph-properties>
    </style:style>
    <style:style style:name="P8" style:family="paragraph" style:parent-style-name="Standard">
      <style:text-properties style:font-name="Calibri" fo:font-size="11pt" style:font-size-asian="11pt" style:font-name-complex="Calibri" style:font-size-complex="26pt"/>
    </style:style>
    <style:style style:name="P9" style:family="paragraph" style:parent-style-name="Standard">
      <style:text-properties officeooo:paragraph-rsid="001f83da"/>
    </style:style>
    <style:style style:name="P10" style:family="paragraph" style:parent-style-name="Standard">
      <style:text-properties officeooo:paragraph-rsid="0028d28b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2c4ad5" style:font-weight-asian="bold" style:font-weight-complex="bold"/>
    </style:style>
    <style:style style:name="P13" style:family="paragraph" style:parent-style-name="Standard">
      <style:text-properties officeooo:rsid="00216a6c" officeooo:paragraph-rsid="0021dc10"/>
    </style:style>
    <style:style style:name="P14" style:family="paragraph" style:parent-style-name="Standard">
      <style:text-properties officeooo:paragraph-rsid="0021dc10"/>
    </style:style>
    <style:style style:name="P15" style:family="paragraph" style:parent-style-name="Standard">
      <style:text-properties officeooo:paragraph-rsid="002c4ad5"/>
    </style:style>
    <style:style style:name="P16" style:family="paragraph" style:parent-style-name="Standard">
      <style:text-properties officeooo:paragraph-rsid="002c72b5"/>
    </style:style>
    <style:style style:name="P17" style:family="paragraph" style:parent-style-name="Standard">
      <style:text-properties officeooo:paragraph-rsid="0041a310"/>
    </style:style>
    <style:style style:name="P18" style:family="paragraph" style:parent-style-name="Standard">
      <style:text-properties officeooo:paragraph-rsid="004305ae"/>
    </style:style>
    <style:style style:name="P19" style:family="paragraph" style:parent-style-name="Standard">
      <style:text-properties officeooo:paragraph-rsid="0044ea73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 style:font-size-complex="9pt" style:font-weight-complex="bold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5.212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style:paragraph-properties fo:margin-left="0cm" fo:margin-right="0cm" fo:line-height="100%" fo:text-indent="0cm" style:auto-text-indent="false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f83da" officeooo:paragraph-rsid="001f83da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officeooo:rsid="0015e169" officeooo:paragraph-rsid="0015e169" style:font-size-asian="18pt" style:font-weight-asian="bold" style:font-size-complex="18pt" style:font-weight-complex="bold"/>
    </style:style>
    <style:style style:name="P31" style:family="paragraph" style:parent-style-name="Standard">
      <style:paragraph-properties fo:keep-with-next="always"/>
    </style:style>
    <style:style style:name="P32" style:family="paragraph" style:parent-style-name="Standard">
      <style:paragraph-properties fo:keep-with-next="always"/>
      <style:text-properties officeooo:paragraph-rsid="00216a6c"/>
    </style:style>
    <style:style style:name="P33" style:family="paragraph" style:parent-style-name="Standard">
      <style:paragraph-properties fo:margin-left="0cm" fo:margin-right="0cm" fo:text-indent="1.249cm" style:auto-text-indent="false"/>
    </style:style>
    <style:style style:name="P3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page"/>
      <style:text-properties officeooo:paragraph-rsid="0028d28b"/>
    </style:style>
    <style:style style:name="P36" style:family="paragraph" style:parent-style-name="Текст1">
      <style:paragraph-properties fo:margin-left="0cm" fo:margin-right="0.432cm" fo:line-height="150%" fo:text-align="center" style:justify-single-word="false" fo:orphans="0" fo:widows="0" fo:text-indent="0cm" style:auto-text-indent="false">
        <style:tab-stops>
          <style:tab-stop style:position="10.001cm"/>
        </style:tab-stops>
      </style:paragraph-properties>
    </style:style>
    <style:style style:name="P37" style:family="paragraph" style:parent-style-name="Текст1">
      <style:paragraph-properties fo:margin-left="0cm" fo:margin-right="0.432cm" fo:line-height="150%" fo:text-align="center" style:justify-single-word="false" fo:text-indent="0cm" style:auto-text-indent="false">
        <style:tab-stops>
          <style:tab-stop style:position="10.001cm"/>
        </style:tab-stops>
      </style:paragraph-properties>
    </style:style>
    <style:style style:name="P38" style:family="paragraph" style:parent-style-name="Текст1">
      <style:paragraph-properties fo:margin-left="0cm" fo:margin-right="0.432cm" fo:line-height="150%" fo:text-align="center" style:justify-single-word="false" fo:orphans="0" fo:widows="0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9" style:family="paragraph" style:parent-style-name="Текст1">
      <style:paragraph-properties fo:margin-left="0cm" fo:margin-right="0.432cm" fo:line-height="150%" fo:text-align="center" style:justify-single-word="false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0" style:family="paragraph" style:parent-style-name="Текст1">
      <style:paragraph-properties fo:margin-left="0cm" fo:margin-right="0.432cm" fo:line-height="150%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41" style:family="paragraph" style:parent-style-name="Текст1">
      <style:paragraph-properties fo:margin-left="0cm" fo:margin-right="0.432cm" fo:line-height="150%" fo:text-align="center" style:justify-single-word="false" fo:orphans="0" fo:widows="0" fo:text-indent="0cm" style:auto-text-indent="false" style:snap-to-layout-grid="false">
        <style:tab-stops>
          <style:tab-stop style:position="10.001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42" style:family="paragraph" style:parent-style-name="Текст1">
      <style:paragraph-properties fo:margin-left="0cm" fo:margin-right="0.432cm" fo:text-align="center" style:justify-single-word="false" fo:orphans="0" fo:widows="0" fo:text-indent="0cm" style:auto-text-indent="false">
        <style:tab-stops>
          <style:tab-stop style:position="10.0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Текст1">
      <style:paragraph-properties fo:margin-left="0cm" fo:margin-right="0.432cm" fo:line-height="150%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44" style:family="paragraph" style:parent-style-name="Текст1">
      <style:paragraph-properties fo:margin-left="0cm" fo:margin-right="0.432cm" fo:text-align="center" style:justify-single-word="false" fo:orphans="0" fo:widows="0" fo:text-indent="0cm" style:auto-text-indent="false">
        <style:tab-stops>
          <style:tab-stop style:position="10.001cm"/>
        </style:tab-stops>
      </style:paragraph-properties>
    </style:style>
    <style:style style:name="P45" style:family="paragraph" style:parent-style-name="Текст1">
      <style:paragraph-properties fo:margin-left="0cm" fo:margin-right="0.432cm" fo:text-align="center" style:justify-single-word="false" fo:text-indent="0cm" style:auto-text-indent="false">
        <style:tab-stops>
          <style:tab-stop style:position="10.001cm"/>
        </style:tab-stops>
      </style:paragraph-properties>
    </style:style>
    <style:style style:name="P46" style:family="paragraph" style:parent-style-name="Финальный_20_1">
      <style:paragraph-properties style:snap-to-layout-grid="false"/>
    </style:style>
    <style:style style:name="P47" style:family="paragraph" style:parent-style-name="Финальный_20_2">
      <style:text-properties style:font-name="Times New Roman" style:font-name-complex="Times New Roman"/>
    </style:style>
    <style:style style:name="P48" style:family="paragraph" style:parent-style-name="Финальный_20_3">
      <style:text-properties style:font-name="Times New Roman" style:font-name-complex="Times New Roman"/>
    </style:style>
    <style:style style:name="P49" style:family="paragraph" style:parent-style-name="Subtitle" style:master-page-name="Преобразование_20_5">
      <style:paragraph-properties style:page-number="auto"/>
    </style:style>
    <style:style style:name="P50" style:family="paragraph" style:parent-style-name="Шапка_20_таблицы">
      <style:paragraph-properties fo:line-height="100%"/>
      <style:text-properties fo:font-size="10pt" style:font-size-asian="10pt" style:font-size-complex="10pt"/>
    </style:style>
    <style:style style:name="P51" style:family="paragraph" style:parent-style-name="Обычный_20__28_тбл_29_">
      <style:paragraph-properties fo:line-height="100%"/>
      <style:text-properties fo:font-size="10pt" style:font-size-asian="10pt" style:font-size-complex="10pt"/>
    </style:style>
    <style:style style:name="P52" style:family="paragraph" style:parent-style-name="Обычный_20__28_тбл_29_">
      <style:paragraph-properties fo:line-height="100%">
        <style:tab-stops>
          <style:tab-stop style:position="1.771cm"/>
        </style:tab-stops>
      </style:paragraph-properties>
      <style:text-properties fo:font-size="10pt" style:font-size-asian="10pt" style:font-size-complex="10pt"/>
    </style:style>
    <style:style style:name="P53" style:family="paragraph" style:parent-style-name="Обычный_20__28_тбл_29_">
      <style:paragraph-properties fo:line-height="100%"/>
      <style:text-properties fo:font-size="10pt" officeooo:rsid="00225e41" officeooo:paragraph-rsid="00225e41" style:font-size-asian="10pt" style:font-size-complex="10pt"/>
    </style:style>
    <style:style style:name="P54" style:family="paragraph" style:parent-style-name="Обычный_20__28_тбл_29_">
      <style:paragraph-properties fo:line-height="100%"/>
      <style:text-properties fo:font-size="10pt" style:font-size-asian="10pt" style:language-asian="en" style:country-asian="US" style:font-size-complex="10pt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Преобразование_20_1">
      <style:paragraph-properties fo:margin-left="0cm" fo:margin-right="0cm" fo:text-indent="0cm" style:auto-text-indent="false" style:page-number="2">
        <style:tab-stops>
          <style:tab-stop style:position="5.212cm"/>
        </style:tab-stops>
      </style:paragraph-properties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a36ef0" style:font-weight-asian="bold" style:font-weight-complex="bold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b122b2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bf0af3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e3a2b1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e42512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dbba5c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officeooo:paragraph-rsid="00c2868c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b9ab8d" officeooo:paragraph-rsid="00b9ab8d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bd301e" officeooo:paragraph-rsid="00bd301e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bf0af3" officeooo:paragraph-rsid="00bf0af3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c171bc" officeooo:paragraph-rsid="00c171bc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c5ce52" officeooo:paragraph-rsid="00c5ce52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d5648d" officeooo:paragraph-rsid="00d5648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dbba5c" officeooo:paragraph-rsid="00dbba5c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dc9645" officeooo:paragraph-rsid="00dc9645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e1b582" officeooo:paragraph-rsid="00e1b582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e3a2b1" officeooo:paragraph-rsid="00e3a2b1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e55dd3" officeooo:paragraph-rsid="00e55dd3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Times New Roman" fo:font-size="14pt" fo:language="ru" fo:country="RU" officeooo:rsid="00e760bc" officeooo:paragraph-rsid="00e760bc" style:font-name-asian="Times New Roman" style:font-size-asian="14pt" style:font-name-complex="Times New Roman" style:font-size-complex="12pt" style:language-complex="ar" style:country-complex="SA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ed08fe" officeooo:paragraph-rsid="00ed08fe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officeooo:rsid="00eed4d7" officeooo:paragraph-rsid="00eed4d7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en" fo:country="US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b9ab8d" officeooo:paragraph-rsid="00b9ab8d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bf0af3" officeooo:paragraph-rsid="00bf0af3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d5648d" officeooo:paragraph-rsid="00d5648d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d6a293" officeooo:paragraph-rsid="00d6a293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d800a2" officeooo:paragraph-rsid="00d800a2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dbba5c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dbba5c" officeooo:paragraph-rsid="00dbba5c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e1b582" officeooo:paragraph-rsid="00e1b582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e42512" officeooo:paragraph-rsid="00e42512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e4efb7" officeooo:paragraph-rsid="00e4efb7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e760bc" officeooo:paragraph-rsid="00e760bc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ed08fe" officeooo:paragraph-rsid="00ed08fe"/>
    </style:style>
    <style:style style:name="P97" style:family="paragraph" style:parent-style-name="Standard">
      <style:text-properties fo:font-weight="bold" style:font-weight-asian="bold" style:font-weight-complex="bold"/>
    </style:style>
    <style:style style:name="P98" style:family="paragraph" style:parent-style-name="Standard">
      <style:text-properties officeooo:paragraph-rsid="004c8b91"/>
    </style:style>
    <style:style style:name="P99" style:family="paragraph" style:parent-style-name="Standard">
      <style:text-properties officeooo:paragraph-rsid="00539c01"/>
    </style:style>
    <style:style style:name="P100" style:family="paragraph" style:parent-style-name="Standard">
      <style:text-properties officeooo:paragraph-rsid="00549fb8"/>
    </style:style>
    <style:style style:name="P101" style:family="paragraph" style:parent-style-name="Standard">
      <style:text-properties officeooo:paragraph-rsid="0055a25f"/>
    </style:style>
    <style:style style:name="P102" style:family="paragraph" style:parent-style-name="Standard">
      <style:text-properties officeooo:paragraph-rsid="00564096"/>
    </style:style>
    <style:style style:name="P103" style:family="paragraph" style:parent-style-name="Standard">
      <style:text-properties officeooo:paragraph-rsid="00573baa"/>
    </style:style>
    <style:style style:name="P104" style:family="paragraph" style:parent-style-name="Standard">
      <style:text-properties officeooo:paragraph-rsid="005ffae5"/>
    </style:style>
    <style:style style:name="P105" style:family="paragraph" style:parent-style-name="Standard">
      <style:text-properties officeooo:paragraph-rsid="0062e36e"/>
    </style:style>
    <style:style style:name="P106" style:family="paragraph" style:parent-style-name="Standard">
      <style:text-properties officeooo:paragraph-rsid="006586bd"/>
    </style:style>
    <style:style style:name="P107" style:family="paragraph" style:parent-style-name="Standard">
      <style:text-properties officeooo:paragraph-rsid="006c859b"/>
    </style:style>
    <style:style style:name="P108" style:family="paragraph" style:parent-style-name="Standard">
      <style:text-properties officeooo:paragraph-rsid="006d632e"/>
    </style:style>
    <style:style style:name="P109" style:family="paragraph" style:parent-style-name="Standard">
      <style:text-properties officeooo:paragraph-rsid="0070e00a"/>
    </style:style>
    <style:style style:name="P110" style:family="paragraph" style:parent-style-name="Standard">
      <style:text-properties officeooo:rsid="00817c7c" officeooo:paragraph-rsid="00817c7c"/>
    </style:style>
    <style:style style:name="P111" style:family="paragraph" style:parent-style-name="Standard">
      <style:text-properties officeooo:paragraph-rsid="00817c7c"/>
    </style:style>
    <style:style style:name="P112" style:family="paragraph" style:parent-style-name="Standard">
      <style:text-properties officeooo:paragraph-rsid="0081f2b6"/>
    </style:style>
    <style:style style:name="P113" style:family="paragraph" style:parent-style-name="Standard">
      <style:text-properties officeooo:paragraph-rsid="00931544"/>
    </style:style>
    <style:style style:name="P114" style:family="paragraph" style:parent-style-name="Standard">
      <style:text-properties officeooo:paragraph-rsid="00ac5d83"/>
    </style:style>
    <style:style style:name="P115" style:family="paragraph" style:parent-style-name="Standard">
      <style:text-properties officeooo:paragraph-rsid="00b0c4be"/>
    </style:style>
    <style:style style:name="P116" style:family="paragraph" style:parent-style-name="Standard" style:master-page-name="Преобразование_20_2">
      <style:paragraph-properties style:page-number="auto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page"/>
    </style:style>
    <style:style style:name="P11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9" style:family="paragraph" style:parent-style-name="Заголовок_20_приложения" style:master-page-name="Преобразование_20_3">
      <style:paragraph-properties fo:text-align="center" style:justify-single-word="false" style:page-number="auto"/>
    </style:style>
    <style:style style:name="P120" style:family="paragraph" style:parent-style-name="Заголовок_20_приложения">
      <style:paragraph-properties fo:text-align="center" style:justify-single-word="false"/>
      <style:text-properties officeooo:paragraph-rsid="00a36ef0"/>
    </style:style>
    <style:style style:name="P121" style:family="paragraph" style:parent-style-name="Заголовок_20_приложения" style:master-page-name="Преобразование_20_4">
      <style:paragraph-properties fo:text-align="center" style:justify-single-word="false" style:page-number="auto"/>
    </style:style>
    <style:style style:name="P122" style:family="paragraph" style:parent-style-name="Маркированный_20_список1" style:list-style-name="">
      <style:paragraph-properties fo:margin-left="1cm" fo:margin-right="0cm" fo:text-align="center" style:justify-single-word="false" fo:text-indent="0.801cm" style:auto-text-indent="false"/>
    </style:style>
    <style:style style:name="P123" style:family="paragraph" style:parent-style-name="Нумерованный_20_список_20__28_тбл_29_" style:list-style-name="">
      <style:paragraph-properties fo:margin-left="0cm" fo:margin-right="0cm" fo:line-height="100%" fo:text-indent="0cm" style:auto-text-indent="false"/>
      <style:text-properties fo:font-weight="bold" officeooo:rsid="0079a147" officeooo:paragraph-rsid="0079a147" style:font-weight-asian="bold" style:font-size-complex="12pt" style:font-weight-complex="bold"/>
    </style:style>
    <style:style style:name="P124" style:family="paragraph" style:parent-style-name="Нумерованный_20_список_20__28_тбл_29_" style:list-style-name="">
      <style:paragraph-properties fo:margin-left="0cm" fo:margin-right="0cm" fo:line-height="100%" fo:text-indent="0cm" style:auto-text-indent="false"/>
      <style:text-properties style:font-size-complex="12pt"/>
    </style:style>
    <style:style style:name="P125" style:family="paragraph" style:parent-style-name="Нумерованный_20_список_20__28_тбл_29_" style:list-style-name="">
      <style:paragraph-properties fo:margin-left="0cm" fo:margin-right="0cm" fo:line-height="100%" fo:text-align="center" style:justify-single-word="false" fo:text-indent="0cm" style:auto-text-indent="false"/>
      <style:text-properties officeooo:rsid="00b774af" officeooo:paragraph-rsid="00b774af" style:font-size-complex="12pt"/>
    </style:style>
    <style:style style:name="P126" style:family="paragraph" style:parent-style-name="Нумерованный_20_список_20__28_тбл_29_" style:list-style-name="">
      <style:paragraph-properties fo:margin-left="0cm" fo:margin-right="0cm" fo:line-height="100%" fo:text-indent="0cm" style:auto-text-indent="false"/>
    </style:style>
    <style:style style:name="P127" style:family="paragraph" style:parent-style-name="Нумерованный_20_список_20__28_тбл_29_" style:list-style-name="">
      <style:paragraph-properties fo:margin-left="0cm" fo:margin-right="0cm" fo:line-height="100%" fo:text-align="center" style:justify-single-word="false" fo:text-indent="0cm" style:auto-text-indent="false"/>
      <style:text-properties fo:language="en" fo:country="US" officeooo:rsid="00b925bd" officeooo:paragraph-rsid="00b925bd" style:font-size-complex="12pt"/>
    </style:style>
    <style:style style:name="P128" style:family="paragraph" style:parent-style-name="Нумерованный_20_список_20__28_тбл_29_" style:list-style-name="">
      <style:paragraph-properties fo:margin-left="0cm" fo:margin-right="0cm" fo:line-height="100%" fo:text-align="center" style:justify-single-word="false" fo:text-indent="0cm" style:auto-text-indent="false"/>
      <style:text-properties fo:language="en" fo:country="US" officeooo:rsid="00b9ab8d" officeooo:paragraph-rsid="00b9ab8d" style:font-size-complex="12pt"/>
    </style:style>
    <style:style style:name="P129" style:family="paragraph" style:parent-style-name="Нумерованный_20_список_20__28_тбл_29_" style:list-style-name="">
      <style:paragraph-properties fo:margin-left="0cm" fo:margin-right="0cm" fo:line-height="100%" fo:text-align="center" style:justify-single-word="false" fo:text-indent="0cm" style:auto-text-indent="false"/>
      <style:text-properties fo:language="en" fo:country="US" officeooo:rsid="00e1e6d9" officeooo:paragraph-rsid="00e1e6d9" style:font-size-complex="12pt"/>
    </style:style>
    <style:style style:name="P130" style:family="paragraph" style:parent-style-name="Нумерованный_20_список_20__28_тбл_29_" style:list-style-name="">
      <style:paragraph-properties fo:margin-left="0cm" fo:margin-right="0cm" fo:line-height="100%" fo:text-align="center" style:justify-single-word="false" fo:text-indent="0cm" style:auto-text-indent="false"/>
      <style:text-properties officeooo:rsid="00b774af" officeooo:paragraph-rsid="00b774af"/>
    </style:style>
    <style:style style:name="P131" style:family="paragraph" style:parent-style-name="Нумерованный_20_список_20__28_тбл_29_" style:list-style-name="">
      <style:paragraph-properties fo:margin-left="0cm" fo:margin-right="0cm" fo:line-height="100%" fo:text-align="center" style:justify-single-word="false" fo:text-indent="0cm" style:auto-text-indent="false"/>
      <style:text-properties officeooo:rsid="00b925bd" officeooo:paragraph-rsid="00b925bd"/>
    </style:style>
    <style:style style:name="T1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" style:font-size-complex="20pt"/>
    </style:style>
    <style:style style:name="T2" style:family="text">
      <style:text-properties style:font-name="Times New Roman" fo:font-size="20pt" style:text-underline-style="solid" style:text-underline-width="auto" style:text-underline-color="font-color" fo:font-weight="bold" officeooo:rsid="00187862" style:font-size-asian="20pt" style:font-weight-asian="bold" style:font-name-complex="Times New Roman" style:font-size-complex="20pt"/>
    </style:style>
    <style:style style:name="T3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officeooo:rsid="0015e169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style:rfc-language-tag="es-ES-u-co-trad" fo:language="es" fo:country="ES" style:font-name-complex="Times New Roman"/>
    </style:style>
    <style:style style:name="T8" style:family="text">
      <style:text-properties style:use-window-font-color="true" style:font-name="Times New Roman" fo:font-size="20pt" fo:language="ru" fo:country="RU" style:text-underline-style="solid" style:text-underline-width="auto" style:text-underline-color="font-color" fo:font-weight="bold" officeooo:rsid="0014d817" style:font-name-asian="Times New Roman" style:font-size-asian="20pt" style:language-asian="zh" style:country-asian="CN" style:font-weight-asian="bold" style:font-name-complex="Times New Roman" style:font-size-complex="20pt" style:language-complex="ar" style:country-complex="SA"/>
    </style:style>
    <style:style style:name="T9" style:family="text">
      <style:text-properties style:use-window-font-color="true" style:font-name="Times New Roman" fo:font-size="20pt" fo:language="ru" fo:country="RU" fo:font-weight="bold" officeooo:rsid="00cc4147" style:font-name-asian="Times New Roman" style:font-size-asian="20pt" style:font-weight-asian="bold" style:font-name-complex="Times New Roman" style:font-size-complex="20pt" style:language-complex="ar" style:country-complex="SA"/>
    </style:style>
    <style:style style:name="T10" style:family="text">
      <style:text-properties style:use-window-font-color="true" style:font-name="Times New Roman" fo:font-size="14pt" fo:language="ru" fo:country="RU" officeooo:rsid="0015e169" style:font-name-asian="Times New Roman" style:font-size-asian="14pt" style:font-name-complex="Times New Roman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ru" fo:country="RU" officeooo:rsid="00931544" style:font-name-asian="Times New Roman" style:font-size-asian="14pt" style:font-name-complex="Times New Roman" style:font-size-complex="14pt" style:language-complex="ar" style:country-complex="SA"/>
    </style:style>
    <style:style style:name="T12" style:family="text">
      <style:text-properties style:use-window-font-color="true" style:font-name="Times New Roman" fo:font-size="14pt" fo:language="ru" fo:country="RU" officeooo:rsid="0021dc10" style:font-name-asian="Times New Roman" style:font-size-asian="14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officeooo:rsid="00216a6c" style:font-name-asian="Times New Roman" style:font-size-asian="14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officeooo:rsid="002a5af8" style:font-name-asian="Times New Roman" style:font-size-asian="14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4pt" fo:language="ru" fo:country="RU" officeooo:rsid="0034aea0" style:font-name-asian="Times New Roman" style:font-size-asian="14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Times New Roman" fo:font-size="14pt" fo:language="ru" fo:country="RU" officeooo:rsid="003ab996" style:font-name-asian="Times New Roman" style:font-size-asian="14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Times New Roman" fo:font-size="14pt" fo:language="ru" fo:country="RU" officeooo:rsid="0040eb8a" style:font-name-asian="Times New Roman" style:font-size-asian="14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Times New Roman" fo:font-size="14pt" fo:language="ru" fo:country="RU" officeooo:rsid="0041a310" style:font-name-asian="Times New Roman" style:font-size-asian="14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4pt" fo:language="ru" fo:country="RU" officeooo:rsid="004a9b23" style:font-name-asian="Times New Roman" style:font-size-asian="14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officeooo:rsid="004b1652" style:font-name-asian="Times New Roman" style:font-size-asian="14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Times New Roman" fo:font-size="14pt" fo:language="ru" fo:country="RU" officeooo:rsid="004f4ffe" style:font-name-asian="Times New Roman" style:font-size-asian="14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officeooo:rsid="00508732" style:font-name-asian="Times New Roman" style:font-size-asian="14pt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51d3cf" style:font-name-asian="Times New Roman" style:font-size-asian="14pt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a7465e" style:font-name-asian="Times New Roman" style:font-size-asian="14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ad0d69" style:font-name-asian="Times New Roman" style:font-size-asian="14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a1946a" style:font-name-asian="Calibri" style:font-size-asian="14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officeooo:rsid="00aac77b" style:font-name-asian="Calibri" style:font-size-asian="14pt" style:language-asian="en" style:country-asian="US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Times New Roman" fo:font-size="14pt" fo:language="ru" fo:country="RU" fo:font-weight="bold" officeooo:rsid="00b92f1b" style:font-name-asian="Times New Roman" style:font-size-asian="14pt" style:font-weight-asian="bold" style:font-name-complex="Times New Roman" style:font-size-complex="9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4pt" fo:language="ru" fo:country="RU" fo:font-weight="bold" officeooo:rsid="00c90943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none" fo:country="none" officeooo:rsid="0015e169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style:use-window-font-color="true" style:text-underline-style="none"/>
    </style:style>
    <style:style style:name="T32" style:family="text">
      <style:text-properties style:use-window-font-color="true" style:text-underline-style="none" fo:font-weight="normal" style:font-weight-asian="normal" style:font-weight-complex="normal"/>
    </style:style>
    <style:style style:name="T33" style:family="text">
      <style:text-properties officeooo:rsid="0015e169"/>
    </style:style>
    <style:style style:name="T34" style:family="text">
      <style:text-properties officeooo:rsid="0014d81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5e1ff" style:font-weight-asian="bold" style:font-weight-complex="bold"/>
    </style:style>
    <style:style style:name="T37" style:family="text">
      <style:text-properties fo:font-weight="bold" officeooo:rsid="0028d28b" style:font-weight-asian="bold" style:font-weight-complex="bold"/>
    </style:style>
    <style:style style:name="T38" style:family="text">
      <style:text-properties fo:font-weight="bold" officeooo:rsid="00487a0d" style:font-weight-asian="bold" style:font-weight-complex="bold"/>
    </style:style>
    <style:style style:name="T39" style:family="text">
      <style:text-properties fo:font-weight="bold" officeooo:rsid="007a6a79" style:font-weight-asian="bold" style:font-weight-complex="bold"/>
    </style:style>
    <style:style style:name="T40" style:family="text">
      <style:text-properties fo:font-weight="bold" style:font-weight-asian="bold" style:font-size-complex="9pt" style:font-weight-complex="bold"/>
    </style:style>
    <style:style style:name="T41" style:family="text">
      <style:text-properties style:language-asian="en" style:country-asian="US"/>
    </style:style>
    <style:style style:name="T42" style:family="text">
      <style:text-properties officeooo:rsid="0016a6aa" style:language-asian="en" style:country-asian="US"/>
    </style:style>
    <style:style style:name="T43" style:family="text">
      <style:text-properties officeooo:rsid="0021dc10" style:language-asian="en" style:country-asian="US"/>
    </style:style>
    <style:style style:name="T44" style:family="text">
      <style:text-properties officeooo:rsid="00245382" style:language-asian="en" style:country-asian="US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16a6aa" style:font-size-asian="12pt" style:font-size-complex="12pt"/>
    </style:style>
    <style:style style:name="T47" style:family="text">
      <style:text-properties style:font-size-complex="12pt"/>
    </style:style>
    <style:style style:name="T48" style:family="text">
      <style:text-properties fo:color="#000000"/>
    </style:style>
    <style:style style:name="T49" style:family="text">
      <style:text-properties fo:color="#000000" fo:language="en" fo:country="US"/>
    </style:style>
    <style:style style:name="T50" style:family="text">
      <style:text-properties fo:color="#000000" fo:language="en" fo:country="US" officeooo:rsid="00b9ab8d"/>
    </style:style>
    <style:style style:name="T51" style:family="text">
      <style:text-properties fo:color="#000000" fo:language="en" fo:country="US" officeooo:rsid="00bf0af3"/>
    </style:style>
    <style:style style:name="T52" style:family="text">
      <style:text-properties fo:color="#000000" fo:language="en" fo:country="US" officeooo:rsid="00e55dd3"/>
    </style:style>
    <style:style style:name="T53" style:family="text">
      <style:text-properties fo:color="#000000" style:font-name="Times New Roman" fo:font-size="12pt" fo:language="ru" fo:country="RU" officeooo:rsid="001a43a0" style:font-name-asian="Times New Roman" style:font-size-asian="12pt" style:font-name-complex="Times New Roman" style:font-size-complex="12pt" style:language-complex="ar" style:country-complex="SA"/>
    </style:style>
    <style:style style:name="T54" style:family="text">
      <style:text-properties fo:color="#000000" style:font-name="Times New Roman" fo:font-size="14pt" fo:language="ru" fo:country="RU" officeooo:rsid="00bf0af3" style:font-name-asian="Times New Roman" style:font-size-asian="14pt" style:font-name-complex="Times New Roman" style:font-size-complex="12pt" style:language-complex="ar" style:country-complex="SA"/>
    </style:style>
    <style:style style:name="T55" style:family="text">
      <style:text-properties fo:color="#000000" style:font-name="Times New Roman" fo:font-size="14pt" fo:language="ru" fo:country="RU" officeooo:rsid="00e55dd3" style:font-name-asian="Times New Roman" style:font-size-asian="14pt" style:font-name-complex="Times New Roman" style:font-size-complex="12pt" style:language-complex="ar" style:country-complex="SA"/>
    </style:style>
    <style:style style:name="T56" style:family="text">
      <style:text-properties fo:color="#000000" style:font-name="Times New Roman" fo:font-size="14pt" fo:language="ru" fo:country="RU" officeooo:rsid="00e760bc" style:font-name-asian="Times New Roman" style:font-size-asian="14pt" style:font-name-complex="Times New Roman" style:font-size-complex="12pt" style:language-complex="ar" style:country-complex="SA"/>
    </style:style>
    <style:style style:name="T57" style:family="text">
      <style:text-properties fo:color="#000000" style:font-name="Times New Roman" fo:font-size="14pt" fo:language="en" fo:country="US" officeooo:rsid="00e3a2b1" style:font-name-asian="Times New Roman" style:font-size-asian="14pt" style:font-name-complex="Times New Roman" style:font-size-complex="12pt" style:language-complex="ar" style:country-complex="SA"/>
    </style:style>
    <style:style style:name="T58" style:family="text">
      <style:text-properties fo:color="#000000" style:font-name="Times New Roman" fo:font-size="14pt" fo:language="en" fo:country="US" officeooo:rsid="00e42512" style:font-name-asian="Times New Roman" style:font-size-asian="14pt" style:font-name-complex="Times New Roman" style:font-size-complex="12pt" style:language-complex="ar" style:country-complex="SA"/>
    </style:style>
    <style:style style:name="T59" style:family="text">
      <style:text-properties fo:color="#000000" officeooo:rsid="00baa1f7"/>
    </style:style>
    <style:style style:name="T60" style:family="text">
      <style:text-properties fo:color="#000000" officeooo:rsid="00bb9214"/>
    </style:style>
    <style:style style:name="T61" style:family="text">
      <style:text-properties fo:color="#000000" officeooo:rsid="00bf0af3"/>
    </style:style>
    <style:style style:name="T62" style:family="text">
      <style:text-properties fo:color="#000000" officeooo:rsid="00e3a2b1"/>
    </style:style>
    <style:style style:name="T63" style:family="text">
      <style:text-properties fo:color="#000000" officeooo:rsid="00e4efb7"/>
    </style:style>
    <style:style style:name="T64" style:family="text">
      <style:text-properties fo:color="#000000" officeooo:rsid="00dbba5c"/>
    </style:style>
    <style:style style:name="T65" style:family="text">
      <style:text-properties fo:color="#000000" officeooo:rsid="00e760bc"/>
    </style:style>
    <style:style style:name="T66" style:family="text">
      <style:text-properties style:font-name="Calibri" fo:font-size="11pt" style:font-size-asian="11pt" style:font-name-complex="Calibri" style:font-size-complex="11pt"/>
    </style:style>
    <style:style style:name="T67" style:family="text">
      <style:text-properties fo:background-color="#ffffff" loext:char-shading-value="0"/>
    </style:style>
    <style:style style:name="T68" style:family="text">
      <style:text-properties style:language-asian="ar" style:country-asian="SA"/>
    </style:style>
    <style:style style:name="T69" style:family="text">
      <style:text-properties style:font-name-asian="unifont"/>
    </style:style>
    <style:style style:name="T70" style:family="text">
      <style:text-properties fo:language="en" fo:country="US" style:font-size-complex="12pt"/>
    </style:style>
    <style:style style:name="T71" style:family="text">
      <style:text-properties style:font-name-asian="Calibri"/>
    </style:style>
    <style:style style:name="T72" style:family="text">
      <style:text-properties style:font-name-asian="Calibri" style:language-asian="en" style:country-asian="US"/>
    </style:style>
    <style:style style:name="T73" style:family="text">
      <style:text-properties officeooo:rsid="006586bd" style:font-name-asian="Calibri" style:language-asian="en" style:country-asian="US"/>
    </style:style>
    <style:style style:name="T74" style:family="text">
      <style:text-properties officeooo:rsid="00aac77b" style:font-name-asian="Calibri" style:language-asian="en" style:country-asian="US"/>
    </style:style>
    <style:style style:name="T75" style:family="text">
      <style:text-properties officeooo:rsid="00ac5d83" style:font-name-asian="Calibri" style:language-asian="en" style:country-asian="US"/>
    </style:style>
    <style:style style:name="T76" style:family="text">
      <style:text-properties officeooo:rsid="00b122b2" style:font-name-asian="Calibri"/>
    </style:style>
    <style:style style:name="T77" style:family="text">
      <style:text-properties officeooo:rsid="00c2868c" style:font-name-asian="Calibri"/>
    </style:style>
    <style:style style:name="T78" style:family="text">
      <style:text-properties officeooo:rsid="0016a6aa"/>
    </style:style>
    <style:style style:name="T79" style:family="text">
      <style:text-properties officeooo:rsid="001c6fd0"/>
    </style:style>
    <style:style style:name="T80" style:family="text">
      <style:text-properties officeooo:rsid="001db580"/>
    </style:style>
    <style:style style:name="T81" style:family="text">
      <style:text-properties officeooo:rsid="001f83da"/>
    </style:style>
    <style:style style:name="T82" style:family="text">
      <style:text-properties officeooo:rsid="00216a6c"/>
    </style:style>
    <style:style style:name="T83" style:family="text">
      <style:text-properties officeooo:rsid="0021dc10"/>
    </style:style>
    <style:style style:name="T84" style:family="text">
      <style:text-properties officeooo:rsid="00245382"/>
    </style:style>
    <style:style style:name="T85" style:family="text">
      <style:text-properties officeooo:rsid="0024a18a"/>
    </style:style>
    <style:style style:name="T86" style:family="text">
      <style:text-properties officeooo:rsid="0024cd94"/>
    </style:style>
    <style:style style:name="T87" style:family="text">
      <style:text-properties officeooo:rsid="0028d28b"/>
    </style:style>
    <style:style style:name="T88" style:family="text">
      <style:text-properties officeooo:rsid="002a5af8"/>
    </style:style>
    <style:style style:name="T89" style:family="text">
      <style:text-properties officeooo:rsid="002c72b5"/>
    </style:style>
    <style:style style:name="T90" style:family="text">
      <style:text-properties officeooo:rsid="002ef40e"/>
    </style:style>
    <style:style style:name="T91" style:family="text">
      <style:text-properties officeooo:rsid="002f9fac"/>
    </style:style>
    <style:style style:name="T92" style:family="text">
      <style:text-properties officeooo:rsid="002fbf16"/>
    </style:style>
    <style:style style:name="T93" style:family="text">
      <style:text-properties officeooo:rsid="0031be1a"/>
    </style:style>
    <style:style style:name="T94" style:family="text">
      <style:text-properties officeooo:rsid="0033242c"/>
    </style:style>
    <style:style style:name="T95" style:family="text">
      <style:text-properties officeooo:rsid="0038f4c5"/>
    </style:style>
    <style:style style:name="T96" style:family="text">
      <style:text-properties officeooo:rsid="003a264f"/>
    </style:style>
    <style:style style:name="T97" style:family="text">
      <style:text-properties officeooo:rsid="003dd417"/>
    </style:style>
    <style:style style:name="T98" style:family="text">
      <style:text-properties officeooo:rsid="003fb895"/>
    </style:style>
    <style:style style:name="T99" style:family="text">
      <style:text-properties officeooo:rsid="00487a0d"/>
    </style:style>
    <style:style style:name="T100" style:family="text">
      <style:text-properties officeooo:rsid="0048f8f4"/>
    </style:style>
    <style:style style:name="T101" style:family="text">
      <style:text-properties officeooo:rsid="004a9b23"/>
    </style:style>
    <style:style style:name="T102" style:family="text">
      <style:text-properties officeooo:rsid="004c8b91"/>
    </style:style>
    <style:style style:name="T103" style:family="text">
      <style:text-properties officeooo:rsid="0051d3cf"/>
    </style:style>
    <style:style style:name="T104" style:family="text">
      <style:text-properties officeooo:rsid="005ffae5"/>
    </style:style>
    <style:style style:name="T105" style:family="text">
      <style:text-properties officeooo:rsid="0061ac7b"/>
    </style:style>
    <style:style style:name="T106" style:family="text">
      <style:text-properties officeooo:rsid="006586bd"/>
    </style:style>
    <style:style style:name="T107" style:family="text">
      <style:text-properties officeooo:rsid="007a6a79"/>
    </style:style>
    <style:style style:name="T108" style:family="text">
      <style:text-properties officeooo:rsid="007ec5dd"/>
    </style:style>
    <style:style style:name="T109" style:family="text">
      <style:text-properties officeooo:rsid="007f3a22"/>
    </style:style>
    <style:style style:name="T110" style:family="text">
      <style:text-properties officeooo:rsid="0081aa2e"/>
    </style:style>
    <style:style style:name="T111" style:family="text">
      <style:text-properties officeooo:rsid="008515e7"/>
    </style:style>
    <style:style style:name="T112" style:family="text">
      <style:text-properties officeooo:rsid="008afada"/>
    </style:style>
    <style:style style:name="T113" style:family="text">
      <style:text-properties officeooo:rsid="008c2638"/>
    </style:style>
    <style:style style:name="T114" style:family="text">
      <style:text-properties officeooo:rsid="00912269"/>
    </style:style>
    <style:style style:name="T115" style:family="text">
      <style:text-properties style:font-size-complex="14pt"/>
    </style:style>
    <style:style style:name="T116" style:family="text">
      <style:text-properties officeooo:rsid="0015e169" style:font-size-complex="14pt"/>
    </style:style>
    <style:style style:name="T117" style:family="text">
      <style:text-properties officeooo:rsid="009c0a2d"/>
    </style:style>
    <style:style style:name="T118" style:family="text">
      <style:text-properties officeooo:rsid="00a76d16"/>
    </style:style>
    <style:style style:name="T119" style:family="text">
      <style:text-properties officeooo:rsid="00a785e6"/>
    </style:style>
    <style:style style:name="T120" style:family="text">
      <style:text-properties officeooo:rsid="00a8cac8"/>
    </style:style>
    <style:style style:name="T121" style:family="text">
      <style:text-properties officeooo:rsid="00b04b2a"/>
    </style:style>
    <style:style style:name="T122" style:family="text">
      <style:text-properties officeooo:rsid="00bf0af3"/>
    </style:style>
    <style:style style:name="T123" style:family="text">
      <style:text-properties fo:font-size="14pt" style:font-size-asian="14pt" style:font-size-complex="14pt"/>
    </style:style>
    <style:style style:name="T124" style:family="text">
      <style:text-properties officeooo:rsid="00d0f554"/>
    </style:style>
    <style:style style:name="T125" style:family="text">
      <style:text-properties officeooo:rsid="00d6a293"/>
    </style:style>
    <style:style style:name="T126" style:family="text">
      <style:text-properties officeooo:rsid="00dd3593"/>
    </style:style>
    <style:style style:name="T127" style:family="text">
      <style:text-properties officeooo:rsid="00e028a6"/>
    </style:style>
    <style:style style:name="T128" style:family="text">
      <style:text-properties officeooo:rsid="00e760bc"/>
    </style:style>
    <style:style style:name="T129" style:family="text"/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tab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9">СОГЛАСОВАНО</text:p>
          </table:table-cell>
          <table:table-cell table:style-name="Таблица1.B1" office:value-type="string">
            <text:p text:style-name="P38">УТВЕРЖДАЮ</text:p>
          </table:table-cell>
        </table:table-row>
        <table:table-row table:style-name="Таблица1.1">
          <table:table-cell table:style-name="Таблица1.B1" office:value-type="string">
            <text:p text:style-name="P45"><text:span text:style-name="T3">Заместитель директора Департамента </text:span><text:span text:style-name="T10">Системной и программной инженерии</text:span></text:p>
          </table:table-cell>
          <table:table-cell table:style-name="Таблица1.B1" office:value-type="string">
            <text:p text:style-name="P42">Генеральный директор</text:p>
            <text:p text:style-name="P44"><text:span text:style-name="T5">ООО «</text:span><text:span text:style-name="T30">Костыли-Велосипеды</text:span><text:span text:style-name="T5">»</text:span></text:p>
            <text:p text:style-name="P43"/>
          </table:table-cell>
        </table:table-row>
        <table:table-row table:style-name="Таблица1.1">
          <table:table-cell table:style-name="Таблица1.B1" office:value-type="string">
            <text:p text:style-name="P40"/>
            <text:p text:style-name="P37"><text:span text:style-name="T3">_____________ /</text:span><text:span text:style-name="T10">Е</text:span><text:span text:style-name="T3">.</text:span><text:span text:style-name="T10">К</text:span><text:span text:style-name="T3">. </text:span><text:span text:style-name="T4">Михайлова</text:span><text:span text:style-name="T3">/</text:span></text:p>
            <text:p text:style-name="P37"><text:span text:style-name="T3">«___»_______________ </text:span><text:span text:style-name="T10">2020</text:span><text:span text:style-name="T3"> г.</text:span></text:p>
          </table:table-cell>
          <table:table-cell table:style-name="Таблица1.B1" office:value-type="string">
            <text:p text:style-name="P41"/>
            <text:p text:style-name="P36"><text:span text:style-name="T5">_________________/</text:span><text:span text:style-name="T30">В</text:span><text:span text:style-name="T5">.</text:span><text:span text:style-name="T30">Я</text:span><text:span text:style-name="T5">. </text:span><text:span text:style-name="T30">Щербаков</text:span><text:span text:style-name="T5"> /</text:span></text:p>
            <text:p text:style-name="P36"><text:span text:style-name="T5">«___»__________________ </text:span><text:span text:style-name="T30">2020</text:span><text:span text:style-name="T5"> г.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30">Программа и методика испытаний</text:p>
      <text:p text:style-name="P20"/>
      <text:p text:style-name="P21">Листов <text:user-defined style:data-style-name="N0" text:name="Pages"/></text:p>
      <text:p text:style-name="P6"/>
      <text:p text:style-name="P6"/>
      <text:p text:style-name="P6"/>
      <text:p text:style-name="P6"/>
      <text:p text:style-name="P6"/>
      <text:p text:style-name="P20"/>
      <text:p text:style-name="P21"/>
      <text:p text:style-name="P7"><text:tab/></text:p>
      <text:p text:style-name="P56"/>
      <text:p text:style-name="P25">Аннотация</text:p>
      <text:p text:style-name="P33">Документ «Программа и методика испытаний» устанавливает порядок проведения предварительных испытаний <text:span text:style-name="T78">автоматизированной системы</text:span> <text:span text:style-name="T41">«</text:span><text:span text:style-name="T42">StudyHelper</text:span><text:span text:style-name="T41">»</text:span><text:span text:style-name="_30_1_20_Знак"><text:span text:style-name="T45"> (далее </text:span></text:span><text:span text:style-name="_30_1_20_Знак"><text:span text:style-name="T46">АС SH</text:span></text:span><text:span text:style-name="_30_1_20_Знак"><text:span text:style-name="T45">)</text:span></text:span>.</text:p>
      <text:p text:style-name="P31">Настоящий документ содержит описание набора проверок для проведения <text:s/>испытаний по итогам выполненных работ <text:span text:style-name="T48">по </text:span><text:span text:style-name="T53">разработке АС SH</text:span>. </text:p>
      <text:p text:style-name="Standard">Настоящий документ разработан в соответствии с требованиями РД 50-34.698-90 и ГОСТ 2.105-95.</text:p>
      <text:p text:style-name="Подзаголовок_20__28_без_20_уровня_29_">Содержание</text:p>
      <text:table-of-content text:style-name="Sect1" text:name="Оглавление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7.002cm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7.002cm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7.002cm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7.002cm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7.002cm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7.002cm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Subtitle_5f_5f_5f_20_5f_5f_5f__5f_5f_5f_28_5f_5f_5f_user_5f_5f_5f_29_5f_5f_5f_"/>
            <text:index-source-style text:style-name="Заголовок_20_части"/>
            <text:index-source-style text:style-name="Заголовок_20_приложения"/>
            <text:index-source-style text:style-name="_2a__2a_Заг1-номер"/>
          </text:index-source-styles>
          <text:index-source-styles text:outline-level="2">
            <text:index-source-style text:style-name="Заголовок_20_2_20__28_дополнительный_29_"/>
            <text:index-source-style text:style-name="ПрилА2"/>
            <text:index-source-style text:style-name="_2a__2a_Заг2-номер"/>
          </text:index-source-styles>
          <text:index-source-styles text:outline-level="3">
            <text:index-source-style text:style-name="Заголовок_20_3_20__28_дополнительный_29_"/>
            <text:index-source-style text:style-name="Пункт"/>
            <text:index-source-style text:style-name="_2a__2a_Заг3-номер"/>
          </text:index-source-styles>
        </text:table-of-content-source>
        <text:index-body>
          <text:p text:style-name="Contents_20_1"><text:a xlink:type="simple" xlink:href="#__RefHeading___Toc437885066" text:style-name="Index_20_Link_20__28_user_29_" text:visited-style-name="Index_20_Link_20__28_user_29_">Перечень сокращений<text:tab/>5</text:a></text:p>
          <text:p text:style-name="Contents_20_1"><text:a xlink:type="simple" xlink:href="#__RefHeading___Toc437885067" text:style-name="Index_20_Link_20__28_user_29_" text:visited-style-name="Index_20_Link_20__28_user_29_">1. Объект испытаний<text:tab/>7</text:a></text:p>
          <text:p text:style-name="P4"><text:a xlink:type="simple" xlink:href="#__RefHeading___Toc437885068" text:style-name="Index_20_Link_20__28_user_29_" text:visited-style-name="Index_20_Link_20__28_user_29_">1.1.</text:a><text:a xlink:type="simple" xlink:href="#__RefHeading___Toc437885068" text:style-name="Index_20_Link_20__28_user_29_" text:visited-style-name="Index_20_Link_20__28_user_29_"><text:span text:style-name="T66"><text:tab/></text:span></text:a><text:a xlink:type="simple" xlink:href="#__RefHeading___Toc437885068" text:style-name="Index_20_Link_20__28_user_29_" text:visited-style-name="Index_20_Link_20__28_user_29_">Полное наименование системы<text:tab/>7</text:a></text:p>
          <text:p text:style-name="P4"><text:a xlink:type="simple" xlink:href="#__RefHeading___Toc437885069" text:style-name="Index_20_Link_20__28_user_29_" text:visited-style-name="Index_20_Link_20__28_user_29_">1.2.</text:a><text:a xlink:type="simple" xlink:href="#__RefHeading___Toc437885069" text:style-name="Index_20_Link_20__28_user_29_" text:visited-style-name="Index_20_Link_20__28_user_29_"><text:span text:style-name="T66"><text:tab/></text:span></text:a><text:a xlink:type="simple" xlink:href="#__RefHeading___Toc437885069" text:style-name="Index_20_Link_20__28_user_29_" text:visited-style-name="Index_20_Link_20__28_user_29_">Комплектность испытательной системы<text:tab/>7</text:a></text:p>
          <text:p text:style-name="Contents_20_1"><text:a xlink:type="simple" xlink:href="#__RefHeading___Toc437885070" text:style-name="Index_20_Link_20__28_user_29_" text:visited-style-name="Index_20_Link_20__28_user_29_">2. Цель испытаний<text:tab/>8</text:a></text:p>
          <text:p text:style-name="Contents_20_1"><text:a xlink:type="simple" xlink:href="#__RefHeading___Toc437885071" text:style-name="Index_20_Link_20__28_user_29_" text:visited-style-name="Index_20_Link_20__28_user_29_">3. Общие положения<text:tab/>9</text:a></text:p>
          <text:p text:style-name="P4"><text:a xlink:type="simple" xlink:href="#__RefHeading___Toc437885072" text:style-name="Index_20_Link_20__28_user_29_" text:visited-style-name="Index_20_Link_20__28_user_29_">3.1.</text:a><text:a xlink:type="simple" xlink:href="#__RefHeading___Toc437885072" text:style-name="Index_20_Link_20__28_user_29_" text:visited-style-name="Index_20_Link_20__28_user_29_"><text:span text:style-name="T66"><text:tab/></text:span></text:a><text:a xlink:type="simple" xlink:href="#__RefHeading___Toc437885072" text:style-name="Index_20_Link_20__28_user_29_" text:visited-style-name="Index_20_Link_20__28_user_29_">Перечень руководящих документов, на основании которых проводятся испытания<text:tab/>9</text:a></text:p>
          <text:p text:style-name="P4"><text:a xlink:type="simple" xlink:href="#__RefHeading___Toc437885073" text:style-name="Index_20_Link_20__28_user_29_" text:visited-style-name="Index_20_Link_20__28_user_29_">3.2.</text:a><text:a xlink:type="simple" xlink:href="#__RefHeading___Toc437885073" text:style-name="Index_20_Link_20__28_user_29_" text:visited-style-name="Index_20_Link_20__28_user_29_"><text:span text:style-name="T66"><text:tab/></text:span></text:a><text:a xlink:type="simple" xlink:href="#__RefHeading___Toc437885073" text:style-name="Index_20_Link_20__28_user_29_" text:visited-style-name="Index_20_Link_20__28_user_29_">Место и продолжительность испытаний<text:tab/>9</text:a></text:p>
          <text:p text:style-name="P4"><text:a xlink:type="simple" xlink:href="#__RefHeading___Toc437885074" text:style-name="Index_20_Link_20__28_user_29_" text:visited-style-name="Index_20_Link_20__28_user_29_">3.3.</text:a><text:a xlink:type="simple" xlink:href="#__RefHeading___Toc437885074" text:style-name="Index_20_Link_20__28_user_29_" text:visited-style-name="Index_20_Link_20__28_user_29_"><text:span text:style-name="T66"><text:tab/></text:span></text:a><text:a xlink:type="simple" xlink:href="#__RefHeading___Toc437885074" text:style-name="Index_20_Link_20__28_user_29_" text:visited-style-name="Index_20_Link_20__28_user_29_">Организации, участвующие в испытаниях<text:tab/>10</text:a></text:p>
          <text:p text:style-name="P4"><text:a xlink:type="simple" xlink:href="#__RefHeading___Toc437885075" text:style-name="Index_20_Link_20__28_user_29_" text:visited-style-name="Index_20_Link_20__28_user_29_">3.4.</text:a><text:a xlink:type="simple" xlink:href="#__RefHeading___Toc437885075" text:style-name="Index_20_Link_20__28_user_29_" text:visited-style-name="Index_20_Link_20__28_user_29_"><text:span text:style-name="T66"><text:tab/></text:span></text:a><text:a xlink:type="simple" xlink:href="#__RefHeading___Toc437885075" text:style-name="Index_20_Link_20__28_user_29_" text:visited-style-name="Index_20_Link_20__28_user_29_">Перечень ранее проведенных испытаний<text:tab/>10</text:a></text:p>
          <text:p text:style-name="P4"><text:a xlink:type="simple" xlink:href="#__RefHeading___Toc437885076" text:style-name="Index_20_Link_20__28_user_29_" text:visited-style-name="Index_20_Link_20__28_user_29_">3.5.</text:a><text:a xlink:type="simple" xlink:href="#__RefHeading___Toc437885076" text:style-name="Index_20_Link_20__28_user_29_" text:visited-style-name="Index_20_Link_20__28_user_29_"><text:span text:style-name="T66"><text:tab/></text:span></text:a><text:a xlink:type="simple" xlink:href="#__RefHeading___Toc437885076" text:style-name="Index_20_Link_20__28_user_29_" text:visited-style-name="Index_20_Link_20__28_user_29_">Перечень предъявляемых на испытания документов, откорректированных по результатам ранее проведенных испытаний<text:tab/>10</text:a></text:p>
          <text:p text:style-name="Contents_20_1"><text:a xlink:type="simple" xlink:href="#__RefHeading___Toc437885077" text:style-name="Index_20_Link_20__28_user_29_" text:visited-style-name="Index_20_Link_20__28_user_29_">4. Объем испытаний<text:tab/>11</text:a></text:p>
          <text:p text:style-name="P4"><text:a xlink:type="simple" xlink:href="#__RefHeading___Toc437885078" text:style-name="Index_20_Link_20__28_user_29_" text:visited-style-name="Index_20_Link_20__28_user_29_">4.1.</text:a><text:a xlink:type="simple" xlink:href="#__RefHeading___Toc437885078" text:style-name="Index_20_Link_20__28_user_29_" text:visited-style-name="Index_20_Link_20__28_user_29_"><text:span text:style-name="T66"><text:tab/></text:span></text:a><text:a xlink:type="simple" xlink:href="#__RefHeading___Toc437885078" text:style-name="Index_20_Link_20__28_user_29_" text:visited-style-name="Index_20_Link_20__28_user_29_">Перечень этапов испытаний и проверок, а также количественные и качественные характеристики, подлежащие оценке<text:tab/>11</text:a></text:p>
          <text:p text:style-name="P4"><text:a xlink:type="simple" xlink:href="#__RefHeading___Toc437885079" text:style-name="Index_20_Link_20__28_user_29_" text:visited-style-name="Index_20_Link_20__28_user_29_">4.2.</text:a><text:a xlink:type="simple" xlink:href="#__RefHeading___Toc437885079" text:style-name="Index_20_Link_20__28_user_29_" text:visited-style-name="Index_20_Link_20__28_user_29_"><text:span text:style-name="T66"><text:tab/></text:span></text:a><text:a xlink:type="simple" xlink:href="#__RefHeading___Toc437885079" text:style-name="Index_20_Link_20__28_user_29_" text:visited-style-name="Index_20_Link_20__28_user_29_">Последовательность проведения и режима испытаний<text:tab/>12</text:a></text:p>
          <text:p text:style-name="P4"><text:a xlink:type="simple" xlink:href="#__RefHeading___Toc437885080" text:style-name="Index_20_Link_20__28_user_29_" text:visited-style-name="Index_20_Link_20__28_user_29_">4.3.</text:a><text:a xlink:type="simple" xlink:href="#__RefHeading___Toc437885080" text:style-name="Index_20_Link_20__28_user_29_" text:visited-style-name="Index_20_Link_20__28_user_29_"><text:span text:style-name="T66"><text:tab/></text:span></text:a><text:a xlink:type="simple" xlink:href="#__RefHeading___Toc437885080" text:style-name="Index_20_Link_20__28_user_29_" text:visited-style-name="Index_20_Link_20__28_user_29_">Требования по испытаниям программных средств<text:tab/>12</text:a></text:p>
          <text:p text:style-name="P4"><text:a xlink:type="simple" xlink:href="#__RefHeading___Toc437885081" text:style-name="Index_20_Link_20__28_user_29_" text:visited-style-name="Index_20_Link_20__28_user_29_">4.4.</text:a><text:a xlink:type="simple" xlink:href="#__RefHeading___Toc437885081" text:style-name="Index_20_Link_20__28_user_29_" text:visited-style-name="Index_20_Link_20__28_user_29_"><text:span text:style-name="T66"><text:tab/></text:span></text:a><text:a xlink:type="simple" xlink:href="#__RefHeading___Toc437885081" text:style-name="Index_20_Link_20__28_user_29_" text:visited-style-name="Index_20_Link_20__28_user_29_">Перечень работ, проводимых после завершения испытаний, требования к ним, объем и порядок проведения<text:tab/>13</text:a></text:p>
          <text:p text:style-name="Contents_20_1"><text:a xlink:type="simple" xlink:href="#__RefHeading___Toc437885082" text:style-name="Index_20_Link_20__28_user_29_" text:visited-style-name="Index_20_Link_20__28_user_29_">5. Условия и порядок проведения испытаний<text:tab/>14</text:a></text:p>
          <text:p text:style-name="P4"><text:a xlink:type="simple" xlink:href="#__RefHeading___Toc437885083" text:style-name="Index_20_Link_20__28_user_29_" text:visited-style-name="Index_20_Link_20__28_user_29_">5.1.</text:a><text:a xlink:type="simple" xlink:href="#__RefHeading___Toc437885083" text:style-name="Index_20_Link_20__28_user_29_" text:visited-style-name="Index_20_Link_20__28_user_29_"><text:span text:style-name="T66"><text:tab/></text:span></text:a><text:a xlink:type="simple" xlink:href="#__RefHeading___Toc437885083" text:style-name="Index_20_Link_20__28_user_29_" text:visited-style-name="Index_20_Link_20__28_user_29_">Условия проведения испытаний<text:tab/>14</text:a></text:p>
          <text:p text:style-name="P4"><text:a xlink:type="simple" xlink:href="#__RefHeading___Toc437885084" text:style-name="Index_20_Link_20__28_user_29_" text:visited-style-name="Index_20_Link_20__28_user_29_">5.2.</text:a><text:a xlink:type="simple" xlink:href="#__RefHeading___Toc437885084" text:style-name="Index_20_Link_20__28_user_29_" text:visited-style-name="Index_20_Link_20__28_user_29_"><text:span text:style-name="T66"><text:tab/></text:span></text:a><text:a xlink:type="simple" xlink:href="#__RefHeading___Toc437885084" text:style-name="Index_20_Link_20__28_user_29_" text:visited-style-name="Index_20_Link_20__28_user_29_"><text:span text:style-name="T67">Условия начала и завершения отдельных этапов испытаний</text:span></text:a><text:a xlink:type="simple" xlink:href="#__RefHeading___Toc437885084" text:style-name="Index_20_Link_20__28_user_29_" text:visited-style-name="Index_20_Link_20__28_user_29_"><text:tab/>15</text:a></text:p>
          <text:p text:style-name="P4"><text:a xlink:type="simple" xlink:href="#__RefHeading___Toc437885085" text:style-name="Index_20_Link_20__28_user_29_" text:visited-style-name="Index_20_Link_20__28_user_29_">5.3.</text:a><text:a xlink:type="simple" xlink:href="#__RefHeading___Toc437885085" text:style-name="Index_20_Link_20__28_user_29_" text:visited-style-name="Index_20_Link_20__28_user_29_"><text:span text:style-name="T66"><text:tab/></text:span></text:a><text:a xlink:type="simple" xlink:href="#__RefHeading___Toc437885085" text:style-name="Index_20_Link_20__28_user_29_" text:visited-style-name="Index_20_Link_20__28_user_29_">Требования к техническому обслуживанию системы<text:tab/>15</text:a></text:p>
          <text:p text:style-name="P4"><text:a xlink:type="simple" xlink:href="#__RefHeading___Toc437885086" text:style-name="Index_20_Link_20__28_user_29_" text:visited-style-name="Index_20_Link_20__28_user_29_">5.4.</text:a><text:a xlink:type="simple" xlink:href="#__RefHeading___Toc437885086" text:style-name="Index_20_Link_20__28_user_29_" text:visited-style-name="Index_20_Link_20__28_user_29_"><text:span text:style-name="T66"><text:tab/></text:span></text:a><text:a xlink:type="simple" xlink:href="#__RefHeading___Toc437885086" text:style-name="Index_20_Link_20__28_user_29_" text:visited-style-name="Index_20_Link_20__28_user_29_">Имеющиеся ограничения в условиях проведения испытаний<text:tab/>16</text:a></text:p>
          <text:p text:style-name="P4"><text:soft-page-break/><text:a xlink:type="simple" xlink:href="#__RefHeading___Toc437885087" text:style-name="Index_20_Link_20__28_user_29_" text:visited-style-name="Index_20_Link_20__28_user_29_">5.5.</text:a><text:a xlink:type="simple" xlink:href="#__RefHeading___Toc437885087" text:style-name="Index_20_Link_20__28_user_29_" text:visited-style-name="Index_20_Link_20__28_user_29_"><text:span text:style-name="T66"><text:tab/></text:span></text:a><text:a xlink:type="simple" xlink:href="#__RefHeading___Toc437885087" text:style-name="Index_20_Link_20__28_user_29_" text:visited-style-name="Index_20_Link_20__28_user_29_"><text:span text:style-name="T67">Меры, обеспечивающие безопасность и безаварийность проведения испытаний</text:span></text:a><text:a xlink:type="simple" xlink:href="#__RefHeading___Toc437885087" text:style-name="Index_20_Link_20__28_user_29_" text:visited-style-name="Index_20_Link_20__28_user_29_"><text:tab/>16</text:a></text:p>
          <text:p text:style-name="P4"><text:a xlink:type="simple" xlink:href="#__RefHeading___Toc437885088" text:style-name="Index_20_Link_20__28_user_29_" text:visited-style-name="Index_20_Link_20__28_user_29_">5.6.</text:a><text:a xlink:type="simple" xlink:href="#__RefHeading___Toc437885088" text:style-name="Index_20_Link_20__28_user_29_" text:visited-style-name="Index_20_Link_20__28_user_29_"><text:span text:style-name="T66"><text:tab/></text:span></text:a><text:a xlink:type="simple" xlink:href="#__RefHeading___Toc437885088" text:style-name="Index_20_Link_20__28_user_29_" text:visited-style-name="Index_20_Link_20__28_user_29_">Порядок взаимодействия организаций, участвующих в испытаниях<text:tab/>17</text:a></text:p>
          <text:p text:style-name="P4"><text:a xlink:type="simple" xlink:href="#__RefHeading___Toc437885089" text:style-name="Index_20_Link_20__28_user_29_" text:visited-style-name="Index_20_Link_20__28_user_29_">5.7.</text:a><text:a xlink:type="simple" xlink:href="#__RefHeading___Toc437885089" text:style-name="Index_20_Link_20__28_user_29_" text:visited-style-name="Index_20_Link_20__28_user_29_"><text:span text:style-name="T66"><text:tab/></text:span></text:a><text:a xlink:type="simple" xlink:href="#__RefHeading___Toc437885089" text:style-name="Index_20_Link_20__28_user_29_" text:visited-style-name="Index_20_Link_20__28_user_29_">Порядок привлечения экспертов для исследования возможных повреждений в процессе проведения испытаний<text:tab/>17</text:a></text:p>
          <text:p text:style-name="P4"><text:a xlink:type="simple" xlink:href="#__RefHeading___Toc437885090" text:style-name="Index_20_Link_20__28_user_29_" text:visited-style-name="Index_20_Link_20__28_user_29_">5.8.</text:a><text:a xlink:type="simple" xlink:href="#__RefHeading___Toc437885090" text:style-name="Index_20_Link_20__28_user_29_" text:visited-style-name="Index_20_Link_20__28_user_29_"><text:span text:style-name="T66"><text:tab/></text:span></text:a><text:a xlink:type="simple" xlink:href="#__RefHeading___Toc437885090" text:style-name="Index_20_Link_20__28_user_29_" text:visited-style-name="Index_20_Link_20__28_user_29_">Требования к персоналу, проводящему испытания, и порядок его допуска к испытаниям<text:tab/>17</text:a></text:p>
          <text:p text:style-name="Contents_20_1"><text:a xlink:type="simple" xlink:href="#__RefHeading___Toc437885091" text:style-name="Index_20_Link_20__28_user_29_" text:visited-style-name="Index_20_Link_20__28_user_29_">6. Методика проверки нефункциональных требований к Системе<text:tab/>18</text:a></text:p>
          <text:p text:style-name="P5"><text:a xlink:type="simple" xlink:href="#__RefHeading___Toc437885092" text:style-name="Index_20_Link_20__28_user_29_" text:visited-style-name="Index_20_Link_20__28_user_29_">6.1.</text:a><text:a xlink:type="simple" xlink:href="#__RefHeading___Toc437885092" text:style-name="Index_20_Link_20__28_user_29_" text:visited-style-name="Index_20_Link_20__28_user_29_"><text:span text:style-name="T66"><text:tab/></text:span></text:a><text:a xlink:type="simple" xlink:href="#__RefHeading___Toc437885092" text:style-name="Index_20_Link_20__28_user_29_" text:visited-style-name="Index_20_Link_20__28_user_29_">Проверка соответствия требованиям к интерфейсу<text:tab/>18</text:a></text:p>
          <text:p text:style-name="P5"><text:a xlink:type="simple" xlink:href="#__RefHeading___Toc437885093" text:style-name="Index_20_Link_20__28_user_29_" text:visited-style-name="Index_20_Link_20__28_user_29_">6.2.</text:a><text:a xlink:type="simple" xlink:href="#__RefHeading___Toc437885093" text:style-name="Index_20_Link_20__28_user_29_" text:visited-style-name="Index_20_Link_20__28_user_29_"><text:span text:style-name="T66"><text:tab/></text:span></text:a><text:a xlink:type="simple" xlink:href="#__RefHeading___Toc437885093" text:style-name="Index_20_Link_20__28_user_29_" text:visited-style-name="Index_20_Link_20__28_user_29_">Проверка соответствия требованиям к защите информации от несанкционированного доступа<text:tab/>18</text:a></text:p>
          <text:p text:style-name="Contents_20_1"><text:a xlink:type="simple" xlink:href="#__RefHeading___Toc437885094" text:style-name="Index_20_Link_20__28_user_29_" text:visited-style-name="Index_20_Link_20__28_user_29_">7. Материально-техническое обеспечение испытаний<text:tab/>19</text:a></text:p>
          <text:p text:style-name="Contents_20_1"><text:a xlink:type="simple" xlink:href="#__RefHeading___Toc437885095" text:style-name="Index_20_Link_20__28_user_29_" text:visited-style-name="Index_20_Link_20__28_user_29_">8. Метрологическое обеспечение испытаний<text:tab/>20</text:a></text:p>
          <text:p text:style-name="Contents_20_1"><text:a xlink:type="simple" xlink:href="#__RefHeading___Toc437885096" text:style-name="Index_20_Link_20__28_user_29_" text:visited-style-name="Index_20_Link_20__28_user_29_">9. Отчетность<text:tab/>21</text:a></text:p>
          <text:p text:style-name="Contents_20_1"><text:a xlink:type="simple" xlink:href="#__RefHeading___Toc437885097" text:style-name="Index_20_Link_20__28_user_29_" text:visited-style-name="Index_20_Link_20__28_user_29_">Приложение А<text:tab/>22</text:a></text:p>
          <text:p text:style-name="Contents_20_1"><text:a xlink:type="simple" xlink:href="#__RefHeading___Toc437885098" text:style-name="Index_20_Link_20__28_user_29_" text:visited-style-name="Index_20_Link_20__28_user_29_">Приложение Б<text:tab/>23</text:a></text:p>
          <text:p text:style-name="Contents_20_1"><text:a xlink:type="simple" xlink:href="#__RefHeading___Toc437885099" text:style-name="Index_20_Link_20__28_user_29_" text:visited-style-name="Index_20_Link_20__28_user_29_">Приложение В<text:tab/>26</text:a></text:p>
          <text:p text:style-name="Contents_20_1"><text:a xlink:type="simple" xlink:href="#__RefHeading___Toc437885100" text:style-name="Index_20_Link_20__28_user_29_" text:visited-style-name="Index_20_Link_20__28_user_29_">Лист регистрации изменений<text:tab/>41</text:a></text:p>
        </text:index-body>
      </text:table-of-content>
      <text:p text:style-name="P8"/>
      <text:h text:style-name="Subtitle" text:outline-level="1"><text:bookmark-start text:name="__RefHeading___Toc437885066"/>Перечень сокращений<text:bookmark-end text:name="__RefHeading___Toc437885066"/></text:h>
      <text:p text:style-name="Standard">В настоящий документ введены следующие термины и специальные сокращения <text:span text:style-name="T81">(Таблица 1).</text:span></text:p>
      <text:p text:style-name="P29">Таблица 1 — Перечень сокращений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50">Сокращение</text:p>
            </table:table-cell>
            <table:table-cell table:style-name="Таблица2.B1" office:value-type="string">
              <text:p text:style-name="P50">Полное наименование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51">ГОСТ</text:p>
          </table:table-cell>
          <table:table-cell table:style-name="Таблица2.B2" office:value-type="string">
            <text:p text:style-name="P51">Государственный стандарт</text:p>
          </table:table-cell>
        </table:table-row>
        <table:table-row table:style-name="Таблица2.1">
          <table:table-cell table:style-name="Таблица2.A3" office:value-type="string">
            <text:p text:style-name="P54">КТС</text:p>
          </table:table-cell>
          <table:table-cell table:style-name="Таблица2.B3" office:value-type="string">
            <text:p text:style-name="P54">Комплекс технических средств</text:p>
          </table:table-cell>
        </table:table-row>
        <table:table-row table:style-name="Таблица2.1">
          <table:table-cell table:style-name="Таблица2.A4" office:value-type="string">
            <text:p text:style-name="P51">ПК</text:p>
          </table:table-cell>
          <table:table-cell table:style-name="Таблица2.B4" office:value-type="string">
            <text:p text:style-name="P51">Персональный компьютер</text:p>
          </table:table-cell>
        </table:table-row>
        <table:table-row table:style-name="Таблица2.1">
          <table:table-cell table:style-name="Таблица2.A5" office:value-type="string">
            <text:p text:style-name="P52">РД</text:p>
          </table:table-cell>
          <table:table-cell table:style-name="Таблица2.B5" office:value-type="string">
            <text:p text:style-name="P51">Руководящий документ</text:p>
          </table:table-cell>
        </table:table-row>
        <table:table-row table:style-name="Таблица2.1">
          <table:table-cell table:style-name="Таблица2.A6" office:value-type="string">
            <text:p text:style-name="P51">ТЗ</text:p>
          </table:table-cell>
          <table:table-cell table:style-name="Таблица2.B6" office:value-type="string">
            <text:p text:style-name="P51">Техническое задание на <text:span text:style-name="T79">реализацию АС SH</text:span></text:p>
          </table:table-cell>
        </table:table-row>
        <table:table-row table:style-name="Таблица2.1">
          <table:table-cell table:style-name="Таблица2.A7" office:value-type="string">
            <text:p text:style-name="P53">ПМИ</text:p>
          </table:table-cell>
          <table:table-cell table:style-name="Таблица2.B7" office:value-type="string">
            <text:p text:style-name="P53">Программа и методика испытаний</text:p>
          </table:table-cell>
        </table:table-row>
      </table:table>
      <text:p text:style-name="Standard"/>
      <text:p text:style-name="P34"><text:bookmark-start text:name="__RefHeading___Toc437885067"/><text:span text:style-name="T80">1 </text:span>Объект испытаний<text:bookmark-end text:name="__RefHeading___Toc437885067"/></text:p>
      <text:p text:style-name="P11"><text:bookmark-start text:name="__RefHeading___Toc437885068"/><text:span text:style-name="T80">1.1 </text:span><text:bookmark-start text:name="_Ref59178978"/>Полное наименование системы<text:bookmark-end text:name="__RefHeading___Toc437885068"/><text:bookmark-end text:name="_Ref59178978"/></text:p>
      <text:p text:style-name="Standard">Объектом испытаний является <text:span text:style-name="T84">Автоматизированная система </text:span><text:span text:style-name="T41">«</text:span><text:span text:style-name="T44">StudyHelper</text:span><text:span text:style-name="T41">»</text:span>.</text:p>
      <text:p text:style-name="P9">Сокращенное наименование системы: <text:span text:style-name="T84">АС SH</text:span>.<text:span text:style-name="T82"> </text:span></text:p>
      <text:p text:style-name="P11"><text:span text:style-name="T81">1.2 </text:span><text:bookmark-start text:name="_Ref367700333"/><text:bookmark-start text:name="_Ref59178979"/>Комплектность испытательной системы<text:bookmark-end text:name="_Ref367700333"/><text:bookmark-end text:name="_Ref59178979"/></text:p>
      <text:p text:style-name="P32">В комплект испытательной системы входят:</text:p>
      <text:p text:style-name="P14"><text:span text:style-name="T82">— </text:span><text:span text:style-name="T83">ТЗ на АС SH;</text:span></text:p>
      <text:p text:style-name="P14"><text:span text:style-name="T13">— </text:span><text:span text:style-name="T12">и</text:span><text:span text:style-name="T82">сходный</text:span> код <text:span text:style-name="T82">АС SH</text:span><text:span text:style-name="T41">;</text:span></text:p>
      <text:p text:style-name="P13"><text:span text:style-name="T41">— </text:span><text:span text:style-name="T43">ПМИ на АС SH.</text:span></text:p>
      <text:p text:style-name="Standard"/>
      <text:p text:style-name="P34"><text:bookmark-start text:name="__RefHeading___Toc437885070"/><text:span text:style-name="T85">2 </text:span>Цель испытаний<text:bookmark-end text:name="__RefHeading___Toc437885070"/></text:p>
      <text:p text:style-name="Standard">Целью проведения предварительных испытаний является проверка соответствия <text:span text:style-name="T86">разработанного</text:span> функционала <text:span text:style-name="T86">АС SH</text:span> требованиям технического задания на <text:span text:style-name="T86">разработку системы.</text:span> </text:p>
      <text:p text:style-name="P33">Задачами испытаний является последовательное выполнение этапов проверки согласно настоящей Программе и методике предварительных испытаний (раздел 4.1).</text:p>
      <text:p text:style-name="Standard"/>
      <text:p text:style-name="P35"><text:span text:style-name="T36">3 </text:span><text:span text:style-name="T35">Общие положения</text:span></text:p>
      <text:p text:style-name="P10"><text:span text:style-name="T37">3.1 </text:span><text:bookmark-start text:name="_Ref59178980"/><text:span text:style-name="T35">Перечень руководящих документов, на основании которых проводятся испытания</text:span><text:bookmark-end text:name="_Ref59178980"/></text:p>
      <text:p text:style-name="P31">Основанием для проведения испытаний являются <text:span text:style-name="T14">т</text:span>ехническое задание на <text:span text:style-name="T88">разработку системы</text:span>.</text:p>
      <text:p text:style-name="P15">Содержание и оформление настоящей Программы и методики предварительных испытаний соответствует РД 50-34.698-90 п. 2.14.</text:p>
      <text:p text:style-name="P12"><text:span text:style-name="T87">3.2 </text:span><text:bookmark-start text:name="_Ref59178981"/>Место и продолжительность испытаний<text:bookmark-end text:name="_Ref59178981"/></text:p>
      <text:p text:style-name="P10">Испытания проводятся на технических средствах Исполнителя. Срок проведения испытаний — один день. В случае если пройдены не все проверки, Заказчик совместно с Исполнителем назначают дополнительное время для проведения испытаний.</text:p>
      <text:p text:style-name="P11"><text:span text:style-name="T87">3.3 </text:span><text:bookmark-start text:name="_Ref59178982"/>Организации, участвующие в испытаниях<text:bookmark-end text:name="_Ref59178982"/></text:p>
      <text:p text:style-name="Standard">В проведении испытаний <text:span text:style-name="T89">АС SH</text:span> участвуют следующие подразделения и организации:</text:p>
      <text:p text:style-name="Standard"><text:span text:style-name="Strong_20_Emphasis">Заказчик</text:span>: <text:span text:style-name="T89">Департамент Системной и программной инженерии</text:span>.</text:p>
      <text:p text:style-name="Standard"><text:span text:style-name="Strong_20_Emphasis">Исполнитель:</text:span> <text:span text:style-name="T95">ООО</text:span> «<text:span text:style-name="T89">Костыли-Велосипеды</text:span>».</text:p>
      <text:p text:style-name="P11"><text:span text:style-name="T87">3.4 </text:span><text:bookmark-start text:name="_Ref59178983"/>Перечень ранее проведенных испытаний<text:bookmark-end text:name="_Ref59178983"/></text:p>
      <text:p text:style-name="P108">Ранее испытания <text:span text:style-name="T106">АС SH</text:span> не проводились.</text:p>
      <text:p text:style-name="P16"/>
      <text:p text:style-name="Standard"/>
      <text:p text:style-name="P34"><text:bookmark-start text:name="__RefHeading___Toc437885077"/><text:span text:style-name="T90">4 </text:span>Объем испытаний<text:bookmark-end text:name="__RefHeading___Toc437885077"/></text:p>
      <text:p text:style-name="P11"><text:bookmark-start text:name="__RefHeading___Toc437885078"/><text:span text:style-name="T90">4.1 </text:span><text:bookmark-start text:name="_Ref59178985"/>Перечень этапов испытаний и проверок, а также количественные и качественные характеристики, подлежащие оценке<text:bookmark-end text:name="__RefHeading___Toc437885078"/><text:bookmark-end text:name="_Ref59178985"/></text:p>
      <text:p text:style-name="P107">Перечень этапов испытаний <text:span text:style-name="T106">АС SH</text:span> включает:</text:p>
      <text:p text:style-name="Standard"><text:span text:style-name="T97">1) </text:span>проверку комплектности и качества отчетной документации (Приложение А);</text:p>
      <text:p text:style-name="Standard"><text:span text:style-name="T97">2) </text:span>проверку комплектности Системы (Приложение Б);</text:p>
      <text:p text:style-name="Standard"><text:span text:style-name="T97">3) </text:span>проверку требований к функциям Системы, указанных в ТЗ (Приложение В);</text:p>
      <text:p text:style-name="Standard"><text:span text:style-name="T97">4) </text:span>проверку сборки дистрибутива из исходных кодов, инсталляции и деинсталляции Системы (Приложение В);</text:p>
      <text:p text:style-name="Standard"><text:span text:style-name="T97">5) </text:span>проверку выполнения нефункциональных требований ЧТЗ, в том числе требований к интерфейсу, производительности, защите от сбоев и т.д. (раздел 6).</text:p>
      <text:p text:style-name="Standard">В ходе проведения предварительных испытаний проверке и оценке подлежат количественные и качественные характеристики <text:span text:style-name="T98">АС SH</text:span>. Количественными и качественными характеристиками, подлежащие оценке являются выполнение заложенных функций, перечисленных в разделах 5 и 9.1 ТЗ. Проверка реализации требований к функциям <text:span text:style-name="T18">АС SH</text:span> осуществляется в соответствии с методикой, приведенной в <text:span text:style-name="Перекрестная_20_ссылка"><text:span text:style-name="T32">Приложении В</text:span></text:span>.</text:p>
      <text:p text:style-name="Standard">Проверка реализации требований к надежности <text:span text:style-name="T17">АС SH</text:span> на испытаниях не проводится.</text:p>
      <text:p text:style-name="P11"><text:bookmark-start text:name="__RefHeading___Toc437885079"/><text:span text:style-name="T91">4.2 </text:span><text:bookmark-start text:name="_Ref59178986"/>Последовательность проведения и режима испытаний<text:bookmark-end text:name="__RefHeading___Toc437885079"/><text:bookmark-end text:name="_Ref59178986"/></text:p>
      <text:p text:style-name="Standard">Перед проведением испытаний необходимо провести подготовительные мероприятия, включая:</text:p>
      <text:p text:style-name="P17"><text:span text:style-name="T96">1) </text:span>создание приемочной комиссии (далее по тексту — <text:span text:style-name="Emphasis">Комиссия</text:span>) для проведения испытаний, в состав которой должны входить уполномоченные представители организаций, участвующих в испытаниях <text:span text:style-name="T18">АС SH</text:span>;</text:p>
      <text:p text:style-name="P18"><text:span text:style-name="T96">2) </text:span>проверку наличия и готовности аппаратно-программных средств <text:s/><text:span text:style-name="T18">АС SH</text:span>, а также наличия комплекта проектной и рабочей документации;</text:p>
      <text:p text:style-name="Standard"><text:soft-page-break/><text:span text:style-name="T96">3) </text:span>готовность рабочих мест пользователей для проведения испытаний.</text:p>
      <text:p text:style-name="Standard">Испытания производятся в следующей последовательности:</text:p>
      <text:p text:style-name="Standard"><text:span text:style-name="T96">1) </text:span>проверка комплектности и качества отчетной документации (Приложение А);</text:p>
      <text:p text:style-name="Standard"><text:span text:style-name="T96">2) </text:span>проверка комплектности Системы (Приложение Б);</text:p>
      <text:p text:style-name="Standard"><text:span text:style-name="T96">3) </text:span>проверка требований к функциям Системы, указанных в ТЗ (Приложение В);</text:p>
      <text:p text:style-name="P19"><text:span text:style-name="T96">4) </text:span>проверка сборки дистрибутива из исходных кодов, инсталляции и деинсталляции <text:span text:style-name="T18">АС SH</text:span> (Приложение В);</text:p>
      <text:p text:style-name="Standard"><text:span text:style-name="T96">5) </text:span>проверка выполнения нефункциональных требований ЧТЗ, в том числе требований к интерфейсу, производительности, защите от сбоев и т.д. (раздел 6).</text:p>
      <text:p text:style-name="Standard">Проверка комплектности Системы осуществляется на основании проверки соответствия технических средств и установленного программного обеспечения требованиям ТЗ к техническому обеспечению <text:span text:style-name="T16">АС SH</text:span>.</text:p>
      <text:p text:style-name="P11"><text:bookmark-start text:name="__RefHeading___Toc437885080"/><text:span text:style-name="T92">4.3 </text:span><text:bookmark-start text:name="_Ref59178994"/><text:bookmark-start text:name="_Ref370462817"/>Требования по испытаниям программных средств<text:bookmark-end text:name="__RefHeading___Toc437885080"/><text:bookmark-end text:name="_Ref59178994"/><text:bookmark-end text:name="_Ref370462817"/></text:p>
      <text:p text:style-name="Standard">Испытания программных средств проводятся в процессе функционального тестирования Системы. Проверке подлежит возможность выполнения Системой функций, перечисленных в разделе 5 ТЗ.</text:p>
      <text:p text:style-name="Standard">Проверки осуществляются путем проведения функционального тестирования компонент и контроля выполнения требований к каждой компоненте методом визуального просмотра результатов отработки пользовательских запросов.</text:p>
      <text:p text:style-name="Standard">Объем и методика проверок функциональных требований приведены в <text:span text:style-name="Перекрестная_20_ссылка"><text:span text:style-name="T31">Приложении В</text:span></text:span> к настоящей Программе и методике предварительных испытаний.</text:p>
      <text:p text:style-name="Standard">Объем и методика проверок нефункциональных требований системы приведены в разделе к настоящей Программе и методике предварительных испытаний. </text:p>
      <text:p text:style-name="Standard"><text:soft-page-break/>Других требований по испытаниям программных средств не предъявляется.</text:p>
      <text:p text:style-name="P11"><text:bookmark-start text:name="__RefHeading___Toc437885081"/><text:span text:style-name="T93">4.4 </text:span><text:bookmark-start text:name="_Ref59178995"/>Перечень работ, проводимых после завершения испытаний, требования к ним, объем и порядок проведения<text:bookmark-end text:name="__RefHeading___Toc437885081"/><text:bookmark-end text:name="_Ref59178995"/></text:p>
      <text:p text:style-name="Standard">После завершения испытаний должны быть проведены следующие мероприятия:</text:p>
      <text:p text:style-name="Standard"><text:span text:style-name="T94">1) </text:span>Оформлен протокол проведения предварительных испытаний;</text:p>
      <text:p text:style-name="Standard"><text:span text:style-name="T94">2) </text:span>Исполнитель передает <text:span text:style-name="T15">З</text:span>аказчику программные средства и эксплуатационную документацию.</text:p>
      <text:p text:style-name="Standard"/>
      <text:p text:style-name="P116"><text:bookmark-start text:name="__RefHeading___Toc437885082"/><text:span text:style-name="T99">5 </text:span>Условия и порядок проведения испытаний<text:bookmark-end text:name="__RefHeading___Toc437885082"/></text:p>
      <text:p text:style-name="Standard"><text:bookmark-start text:name="__RefHeading___Toc437885083"/><text:bookmark-start text:name="_Ref59178987"/><text:span text:style-name="T38">5.1 </text:span><text:span text:style-name="T35">Условия проведения испытаний</text:span><text:bookmark-end text:name="__RefHeading___Toc437885083"/><text:bookmark-end text:name="_Ref59178987"/></text:p>
      <text:p text:style-name="Standard">Испытания должны проводиться в нормальных климатических условиях (ГОСТ 22261-94), характеризующихся следующими параметрами:</text:p>
      <text:p text:style-name="Standard">температура окружающего воздуха, °С — 20 ± 5;</text:p>
      <text:p text:style-name="Standard">относительная влажность, % — 30...80;</text:p>
      <text:p text:style-name="Standard">атмосферное давление, кПа — 84...106;</text:p>
      <text:p text:style-name="Standard">частота питающей электросети, Гц — 50 ± 0,5;</text:p>
      <text:p text:style-name="Standard">напряжение питающей сети переменного тока, В — 220 ± 4.</text:p>
      <text:p text:style-name="P106">При проведении испытаний <text:span text:style-name="T21">АС SH</text:span> допустимо использование наборов данных, не содержащих информацию ограниченного доступа. Выполнение задач по категорированию информации, содержащейся в используемых данных, а также оформлению соответствующего экспертного заключение об отсутствии в них информации ограниченного доступа возлагается на Заказчика <text:span text:style-name="T106">АС SH</text:span>.</text:p>
      <text:p text:style-name="Standard">При проведении испытаний результаты каждой проверки записываются в протокол испытаний. Испытания проводятся в соответствии с настоящей «Программой и методикой испытаний». Отклонения от методики испытаний допускается только после внесения в её текст соответствующих изменений и дополнений в установленном порядке.</text:p>
      <text:p text:style-name="Standard">В случае установленного факта невозможности объективной оценки какого-либо проверяемого параметра, в рамках данной программы и методики испытаний, Комиссия принимает обоснованное решение о проведении дополнительных проверок этого параметра или заключение о причинах невозможности проведения проверки.</text:p>
      <text:p text:style-name="Standard">В случае невозможности проведения (продолжения) испытаний по причине неработоспособности программных и/или аппаратных компонентов <text:span text:style-name="T22">АС SH</text:span>, отсутствия (некомплектности) документации, испытания приостанавливаются, и Исполнителю предоставляется время для выяснения <text:soft-page-break/>и устранения причин, если это возможно, в установленные сроки проведения испытаний.</text:p>
      <text:p text:style-name="Standard">После выяснения и устранения причин, вызвавших приостановку испытаний, повторные проверки осуществляются в полном объеме в соответствии с настоящей «Программой и методикой испытаний».</text:p>
      <text:p text:style-name="Standard">Внесение изменений в программное обеспечение <text:span text:style-name="T103">АС </text:span><text:span text:style-name="T23">SH</text:span> в период проведения испытаний (проверок) не допускается.</text:p>
      <text:p text:style-name="P11"><text:bookmark-start text:name="__RefHeading___Toc437885084"/><text:span text:style-name="T99">5.2 </text:span><text:bookmark-start text:name="_Ref59178989"/>Условия начала и завершения отдельных этапов испытаний<text:bookmark-end text:name="__RefHeading___Toc437885084"/><text:bookmark-end text:name="_Ref59178989"/></text:p>
      <text:p text:style-name="Standard">К началу проведения испытаний должны быть полностью завершены мероприятия по их подготовке.</text:p>
      <text:p text:style-name="P99">До начала проведения испытаний настройку и проверку работоспособности программных и аппаратных средств <text:span text:style-name="T103">АС </text:span><text:span text:style-name="T23">SH</text:span> осуществляют специалисты Исполнителя. Если к началу проведения испытаний необходимые подготовительные мероприятия выполнены не полностью, то начало проведений испытаний переносятся на более поздний срок с соответствующим оформлением протокола испытаний.</text:p>
      <text:p text:style-name="Standard">Для завершения испытаний необходимо выполнение всех проверок, предусмотренных настоящей «Программой и методикой испытаний». Очередной этап испытаний считается завершенным независимо от успешности выполнения проверок.</text:p>
      <text:p text:style-name="P100">Предварительные испытания начинаются при условии полного завершения работ по установке программного обеспечения и при наличии полного комплекта документации на <text:span text:style-name="T103">АС </text:span><text:span text:style-name="T23">SH</text:span> по соответствующему этапу.</text:p>
      <text:p text:style-name="P11"><text:bookmark-start text:name="__RefHeading___Toc437885085"/><text:span text:style-name="T100">5.3 </text:span><text:bookmark-start text:name="_Ref59178988"/><text:bookmark-start text:name="_Ref59178996"/>Требования к техническому обслуживанию системы<text:bookmark-end text:name="__RefHeading___Toc437885085"/><text:bookmark-end text:name="_Ref59178996"/></text:p>
      <text:p text:style-name="P101">На этапе технического проектирования разработана и обоснована архитектура технических средств обеспечения функционирования <text:span text:style-name="T103">АС </text:span><text:span text:style-name="T23">SH</text:span>. Обоснованность технической архитектуры подтверждается документами, предоставляемыми Исполнителем. <text:span text:style-name="T103">АС </text:span><text:span text:style-name="T23">SH</text:span> размещен на технических средствах Исполнителя.</text:p>
      <text:p text:style-name="Standard"><text:soft-page-break/>В процессе испытаний обслуживание технических и программных средств производится уполномоченными специалистами Исполнителя.</text:p>
      <text:p text:style-name="Standard"><text:span text:style-name="T69">Регламент технического обслуживания </text:span>КТС системы определяется требованиями по эксплуатации, техническому обслуживанию, ремонту и хранению, изложенным в документации изготовителей технических средств.</text:p>
      <text:p text:style-name="Standard">Численность и состав эксплуатационного персонала определяет Исполнитель.</text:p>
      <text:p text:style-name="P11"><text:bookmark-start text:name="__RefHeading___Toc437885086"/><text:span text:style-name="T100">5.4 </text:span><text:bookmark-start text:name="_Ref59178997"/>Имеющиеся ограничения в условиях проведения испытаний<text:bookmark-end text:name="__RefHeading___Toc437885086"/><text:bookmark-end text:name="_Ref59178997"/><text:bookmark-end text:name="_Ref59178988"/></text:p>
      <text:p text:style-name="P102">На момент проведения испытаний компоненты <text:span text:style-name="T103">АС </text:span><text:span text:style-name="T23">SH</text:span> должны быть в рабочем состоянии.</text:p>
      <text:p text:style-name="Standard">Имеющиеся ограничения в условиях проведения испытаний заранее оговариваются организациями, участвующими в испытаниях, до начала испытаний и соблюдаются в течение всего времени, необходимого для проведения испытаний.</text:p>
      <text:p text:style-name="P11"><text:bookmark-start text:name="__RefHeading___Toc437885087"/><text:span text:style-name="T100">5.5 </text:span><text:bookmark-start text:name="_Ref59178990"/>Меры, обеспечивающие безопасность и безаварийность проведения испытаний<text:bookmark-end text:name="__RefHeading___Toc437885087"/><text:bookmark-end text:name="_Ref59178990"/></text:p>
      <text:p text:style-name="Standard">При проведении испытаний Заказчик должен обеспечить соблюдение требований безопасности, установленных ГОСТ 12.2.007.0–75, ГОСТ 12.2.007.3 – 75, «Правилами техники безопасности при эксплуатации электроустановок потребителей» и «Правилами технической эксплуатации электроустановок потребителей».</text:p>
      <text:p text:style-name="Standard">В целях обеспечения мер безопасности при использовании технических средств следует соблюдать правила техники безопасности, предусмотренные при работе с электрооборудованием.</text:p>
      <text:p text:style-name="P103">Конструктивное и схемное исполнение, организационно-технические мероприятия должны обеспечивать безаварийность и безопасность работы <text:span text:style-name="T103">АС </text:span><text:span text:style-name="T23">SH</text:span>, безопасность обслуживающего персонала при монтаже, настройке, испытаниях и эксплуатации <text:span text:style-name="T103">АС </text:span><text:span text:style-name="T23">SH</text:span>.</text:p>
      <text:p text:style-name="P11"><text:bookmark-start text:name="__RefHeading___Toc437885088"/><text:span text:style-name="T100">5.6 </text:span><text:bookmark-start text:name="_Ref59178991"/>Порядок взаимодействия организаций, участвующих в испытаниях<text:bookmark-end text:name="__RefHeading___Toc437885088"/><text:bookmark-end text:name="_Ref59178991"/></text:p>
      <text:p text:style-name="Standard"><text:soft-page-break/>Для проведения испытаний Заказчик в установленном порядке формирует Комиссию. Комиссия вправе привлекать к испытаниям технических специалистов и представителей организаций, участвующих в разработке.</text:p>
      <text:p text:style-name="Standard">Заказчик письменно извещает сторонние организации, которые должны принять участие в испытаниях.</text:p>
      <text:p text:style-name="Standard">Заказчик совместно с Исполнителем проводит все подготовительные мероприятия для проведения испытаний на объекте Исполнителя, а также проводит испытания в соответствии с настоящей «Программой и методикой <text:s/>испытаний».</text:p>
      <text:p text:style-name="Standard">Заказчик осуществляет контроль проведения испытаний.</text:p>
      <text:p text:style-name="Standard">Исполнитель документирует ход проведения проверок в «Протоколе проведения предварительных испытаний».</text:p>
      <text:p text:style-name="Standard">Порядок взаимодействия организаций, участвующих в испытаниях, заранее оговаривается до начала испытаний и соблюдается в течение всего времени, необходимого для проведения испытаний.</text:p>
      <text:p text:style-name="P11"><text:bookmark-start text:name="__RefHeading___Toc437885089"/><text:span text:style-name="T101">5.7 </text:span><text:bookmark-start text:name="_Ref59178993"/>Порядок привлечения экспертов для исследования возможных повреждений в процессе проведения испытаний<text:bookmark-end text:name="__RefHeading___Toc437885089"/><text:bookmark-end text:name="_Ref59178993"/></text:p>
      <text:p text:style-name="Standard">Привлечение экспертов при испытаниях не предусматривается.</text:p>
      <text:p text:style-name="P11"><text:bookmark-start text:name="__RefHeading___Toc437885090"/><text:span text:style-name="T101">5.8 </text:span><text:bookmark-start text:name="_Ref59178992"/>Требования к персоналу, проводящему испытания, и порядок его допуска к испытаниям<text:bookmark-end text:name="__RefHeading___Toc437885090"/><text:bookmark-end text:name="_Ref59178992"/></text:p>
      <text:p text:style-name="Standard">Рабочая группа, проводящая испытания, состоит из персонала Исполнителя и персонала Заказчика. Персонал Исполнителя должен обладать высоким уровнем квалификации и практическим опытом выполнения работ по установке и настройке <text:span text:style-name="T19">АС SH</text:span>. Персонал Заказчика должен ознакомиться с настоящей «Программой и методикой испытаний».</text:p>
      <text:p text:style-name="Standard">Персонал, участвующий в испытаниях, должен отвечать следующим требованиям:</text:p>
      <text:p text:style-name="P98"><text:span text:style-name="T102">— </text:span>умение пользоваться персональным компьютером;</text:p>
      <text:p text:style-name="P98"><text:span text:style-name="T102">— </text:span>знание MS Windows на уровне пользователя;</text:p>
      <text:p text:style-name="P98"><text:soft-page-break/><text:span text:style-name="T102">— </text:span>умение работать в веб-браузере;</text:p>
      <text:p text:style-name="P104"><text:span text:style-name="T102">— </text:span><text:span text:style-name="T104">умение </text:span><text:span text:style-name="T105">работать со смартфоном</text:span><text:span text:style-name="T102">;</text:span></text:p>
      <text:p text:style-name="P105"><text:span text:style-name="T102">— </text:span>знание интерфейса <text:span text:style-name="T20">АС SH</text:span> и технологических процессов обработки информации в рамках своих функциональных обязанностей.</text:p>
      <text:p text:style-name="Standard"/>
      <text:p text:style-name="P117"><text:bookmark-start text:name="__RefHeading___Toc437885091"/><text:span text:style-name="T39">6 </text:span><text:bookmark-start text:name="_Ref367703604"/><text:bookmark-start text:name="_Ref59179002"/><text:bookmark-start text:name="_Ref59179004"/><text:span text:style-name="T35">Методика проверки </text:span><text:span text:style-name="Page_20_Number"><text:span text:style-name="T35">нефункциональных требований к Систем</text:span></text:span><text:bookmark-end text:name="_Ref59179004"/><text:span text:style-name="Page_20_Number"><text:span text:style-name="T35">е</text:span></text:span><text:bookmark-end text:name="__RefHeading___Toc437885091"/><text:bookmark-end text:name="_Ref59179002"/></text:p>
      <text:p text:style-name="P11"><text:bookmark-start text:name="__RefHeading___Toc437885092"/><text:span text:style-name="T107">6.1 </text:span>Проверка соответствия требованиям к интерфейсу<text:bookmark-end text:name="__RefHeading___Toc437885092"/></text:p>
      <text:p text:style-name="Standard">Соответствие требований к интерфейсу, определенном Техническим заданием, является успешной, если проверки по тестам, приведенным в Приложении В, являются успешными.</text:p>
      <text:p text:style-name="Standard">Результаты проверки считать положительными, если требования к интерфейсу соответствует требованиям «<text:span text:style-name="T124">Программы и методике испытаний»</text:span>.</text:p>
      <text:p text:style-name="P11"><text:bookmark-start text:name="__RefHeading___Toc437885093"/><text:span text:style-name="T107">6.2 </text:span>Проверка соответствия требованиям к защите информации от несанкционированного доступа<text:bookmark-end text:name="__RefHeading___Toc437885093"/></text:p>
      <text:p text:style-name="Standard">Соответствие требований к защите информации от несанкционированного доступа проводится путем проверки возможности доступа к системе используя логин и пароль зарегистрированного пользователя. Результаты проверки считаются положительными, если зарегистрированный пользователь успешно прошел авторизацию и получил доступ к функционалу системы в соответствии со своими правами доступа.</text:p>
      <text:p text:style-name="Standard"/>
      <text:p text:style-name="P34"><text:bookmark-start text:name="__RefHeading___Toc437885094"/><text:span text:style-name="T108">7 </text:span><text:bookmark-start text:name="_Ref436661693"/>Материально-техническое обеспечение испытаний<text:bookmark-end text:name="__RefHeading___Toc437885094"/><text:bookmark-end text:name="_Ref436661693"/><text:bookmark-end text:name="_Ref367703604"/></text:p>
      <text:p text:style-name="P109"><text:span text:style-name="T106">АС SH</text:span> реализован<text:span text:style-name="T111">а </text:span>на базе свободно распространяемого программного обеспечения.</text:p>
      <text:p text:style-name="P109">RESTful API, веб-портал и бота размешены на трёх контейнерах с конфигурацией предлагаемой Heroku Dynos Hobby. Heroku Dynos Hobby предоставляется:</text:p>
      <text:p text:style-name="P109">1) СУБД MySQL 8.0;</text:p>
      <text:p text:style-name="P109">2) Apache Tomcat (9.x.x).</text:p>
      <text:p text:style-name="Standard">Основное требование для смартфонов – операционная система Android версии 8 и выше.</text:p>
      <text:p text:style-name="Standard">Основные требования к компьютеру:</text:p>
      <text:p text:style-name="Standard">1) операционная система Windows (начиная с Windows 10) или Linux</text:p>
      <text:p text:style-name="Standard">(Ubuntu или Mint, версия ядра 5.x.x и выше),</text:p>
      <text:p text:style-name="Standard">2) один из интернет-браузеров:</text:p>
      <text:p text:style-name="P112"><text:span text:style-name="T109">— </text:span>Chrome версии 72 и выше;</text:p>
      <text:p text:style-name="P112"><text:span text:style-name="T109">— </text:span>Mozilla Firefox версии 73 и выше;</text:p>
      <text:p text:style-name="P112"><text:span text:style-name="T109">— </text:span>Opera версии 66 и выше;</text:p>
      <text:p text:style-name="P112"><text:span text:style-name="T109">— </text:span>Internet Explorer версии 11 и выше.</text:p>
      <text:p text:style-name="Standard"><text:span text:style-name="T110">Техническое обеспечение предоставляется платформой облачной PaaS платформой Herouku и имеет следующие характеристики</text:span>:</text:p>
      <text:p text:style-name="P111"><text:span text:style-name="T109">— </text:span>CPU 1;</text:p>
      <text:p text:style-name="P110"><text:span text:style-name="T109">— </text:span>RAM 512 Mb;</text:p>
      <text:p text:style-name="P110"><text:span text:style-name="T109">— </text:span>Storage 500 Mb.</text:p>
      <text:p text:style-name="Standard"/>
      <text:p text:style-name="Standard"/>
      <text:p text:style-name="Standard"/>
      <text:p text:style-name="P34"><text:bookmark-start text:name="__RefHeading___Toc437885095"/><text:span text:style-name="T112">8 </text:span>Метрологическое обеспечение испытаний<text:bookmark-end text:name="__RefHeading___Toc437885095"/></text:p>
      <text:p text:style-name="Standard">Метрологическое обеспечение испытаний для проведения проверок не требуется.</text:p>
      <text:p text:style-name="Standard"/>
      <text:p text:style-name="P34"><text:bookmark-start text:name="__RefHeading___Toc437885096"/><text:span text:style-name="T113">9 </text:span>Отчетность<text:bookmark-end text:name="__RefHeading___Toc437885096"/></text:p>
      <text:p text:style-name="Standard">В процессе испытаний ведется Протокол, включающий в себя отчеты о результатах проверок по пунктам «Программы и методики испытаний», а также все отметки о недоработках и замечания.</text:p>
      <text:p text:style-name="Standard">По окончанию испытаний оформляется Акт проведения предварительных испытаний с протоколом, в котором Комиссия делает заключение о соответствии <text:span text:style-name="T106">АС SH</text:span> требованиям ТЗ. Если Комиссия принимает решение о невозможности приемки <text:span text:style-name="T106">АС SH</text:span>, то составляется заключение с обоснованиями неготовности <text:span text:style-name="T106">АС SH</text:span> и рекомендуемыми мерами по её доработке. Разрабатывается план мероприятий по их устранению и прилагается к Акту.</text:p>
      <text:p text:style-name="Standard">Срок оформления документов устанавливается Заказчиком совместно с Исполнителем непосредственно на испытаниях, о чем вносится пометка в Протокол, который является неотъемлемой частью Акта проведения предварительных испытаний.</text:p>
      <text:p text:style-name="Standard">Все отчетные документы составляются в 2 (двух) экземплярах на электронных носителях для перечисленных ниже подразделений и организаций:</text:p>
      <text:p text:style-name="P113"><text:span text:style-name="T11">— </text:span><text:span text:style-name="T115">Департамента </text:span><text:span text:style-name="T116">Системной и программной инженерии;</text:span></text:p>
      <text:p text:style-name="P113"><text:span text:style-name="T11">— </text:span><text:span text:style-name="T114">ООО </text:span>«<text:span text:style-name="T114">Костыли-велосипеды</text:span>».</text:p>
      <text:p text:style-name="P122"/>
      <text:h text:style-name="P119" text:outline-level="1"><text:bookmark-start text:name="__RefHeading___Toc437885097"/><text:span text:style-name="T29">ПРИЛОЖЕНИЕ</text:span><text:span text:style-name="T123"> А</text:span><text:bookmark-end text:name="__RefHeading___Toc437885097"/></text:h>
      <text:p text:style-name="P58">Методика проведения проверки комплектности и качества отчетной документации</text:p>
      <text:p text:style-name="Standard">Проверка предъявленной на испытания отчетной документации осуществляется путем последовательного выполнения в указанном порядке следующих действий:</text:p>
      <text:p text:style-name="Standard"><text:span text:style-name="T117">1) </text:span>контроль комплектности представленных на испытания документов;</text:p>
      <text:p text:style-name="Standard"><text:span text:style-name="T117">2) </text:span>контроль содержания и оформления представленных на испытания документов.</text:p>
      <text:p text:style-name="Standard">Контроль комплектности документов выполняется визуально путем сверки их состава, фактически представленного на испытания, с их составом, определенным ТЗ.</text:p>
      <text:p text:style-name="Standard">Контроль содержания и оформления, представленных на испытания отчетных документов, выполняется визуально путем контроля соблюдения в этих документах требований ГОСТов 34 серии.</text:p>
      <text:p text:style-name="Standard"><text:span text:style-name="T71">Проверка считается завершенной в случае соответствия состава и комплектности документации.</text:span></text:p>
      <text:p text:style-name="Standard"><text:span text:style-name="T71">По результатам проведения проверки представитель </text:span><text:span text:style-name="T26">З</text:span><text:span text:style-name="T71">аказчика вносит запись в Протокол предварительных испытаний, </text:span>который является неотъемлемой частью Акта проведения предварительных испытаний<text:span text:style-name="T71">.</text:span></text:p>
      <text:h text:style-name="P120" text:outline-level="1"><text:bookmark-start text:name="__RefHeading___Toc437885098"/><text:span text:style-name="T29">ПРИЛОЖЕНИЕ</text:span><text:span text:style-name="T123"> Б</text:span><text:bookmark-end text:name="__RefHeading___Toc437885098"/></text:h>
      <text:p text:style-name="P59">Методика проведения проверки комплектности <text:span text:style-name="T71">Системы</text:span></text:p>
      <text:p text:style-name="Standard">Проверка комплектности и состава технических и программных средств производится визуально <text:span text:style-name="T24">З</text:span>аказчик<text:span text:style-name="T118">ом</text:span>.</text:p>
      <text:p text:style-name="Standard">В ходе проверки сопоставляется состав и комплектность технических средств, с перечнем, который приведен в разделе <text:span text:style-name="T119">6 и 7</text:span> настоящего документа. </text:p>
      <text:p text:style-name="Standard">Комплектность технических средств обеспечивается Исполнителем.</text:p>
      <text:p text:style-name="Standard">Состав и комплектность программных средств сопоставляется с перечнем, который приведен в разделе <text:span text:style-name="T120">6</text:span> настоящего документа.</text:p>
      <text:p text:style-name="P114">На данном этапе проверяется комплектность программных средств Системы. Проверка комплектности включает следующие процедуры: </text:p>
      <text:p text:style-name="P114"><text:span text:style-name="T74">1) </text:span><text:span text:style-name="T27">п</text:span><text:span text:style-name="T72">роверка наличия дистрибутивов </text:span><text:span text:style-name="T73">АС SH</text:span><text:span text:style-name="T72">.</text:span></text:p>
      <text:p text:style-name="P114"><text:span text:style-name="T75">2) </text:span><text:span text:style-name="T25">п</text:span>роверка установки соответствующего программного обеспечения на оборудовании.</text:p>
      <text:p text:style-name="P115">Проверка считается завершенной в случае соответствия состава и комплектности технических и программных средств, обеспеченных Исполнителем, с перечнем технических и программных средств.</text:p>
      <text:p text:style-name="P115">По результатам проведения проверки <text:span text:style-name="T121">З</text:span>аказчик вносит запись в Протокол предварительных испытаний.</text:p>
      <text:p text:style-name="Standard"/>
      <text:h text:style-name="P121" text:outline-level="1"><text:bookmark-start text:name="__RefHeading___Toc437885099"/><text:span text:style-name="T9">ПРИЛОЖЕНИЕ</text:span> В<text:bookmark-end text:name="__RefHeading___Toc437885099"/></text:h>
      <text:p text:style-name="Подзаголовок_20_приложения">Методика проведения испытаний требований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Шапка_20_таблицы">№ </text:p>
            </table:table-cell>
            <table:table-cell table:style-name="Таблица3.B1" office:value-type="string">
              <text:p text:style-name="P23">Действия пользователей Системы</text:p>
            </table:table-cell>
            <table:table-cell table:style-name="Таблица3.B1" office:value-type="string">
              <text:p text:style-name="P23">Входные данные</text:p>
            </table:table-cell>
            <table:table-cell table:style-name="Таблица3.D1" office:value-type="string">
              <text:p text:style-name="P66"><text:span text:style-name="T40"><text:s/></text:span><text:span text:style-name="T28">Результат</text:span></text:p>
            </table:table-cell>
          </table:table-row>
        </table:table-header-rows>
        <table:table-row table:style-name="Таблица3.1">
          <table:table-cell table:style-name="Таблица3.A2" table:number-columns-spanned="4" office:value-type="string">
            <text:p text:style-name="P123">Тестирование веб-портала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125">1</text:p>
          </table:table-cell>
          <table:table-cell table:style-name="Таблица3.B3" office:value-type="string">
            <text:p text:style-name="P76">Нажимает на кнопку «Регистрация»</text:p>
          </table:table-cell>
          <table:table-cell table:style-name="Таблица3.C3" office:value-type="string">
            <text:p text:style-name="P90"/>
          </table:table-cell>
          <table:table-cell table:style-name="Таблица3.D3" office:value-type="string">
            <text:p text:style-name="P91">Открывается страница с формой регистрацией</text:p>
          </table:table-cell>
        </table:table-row>
        <table:table-row table:style-name="Таблица3.1">
          <table:table-cell table:style-name="Таблица3.A4" office:value-type="string">
            <text:p text:style-name="P125">2</text:p>
          </table:table-cell>
          <table:table-cell table:style-name="Таблица3.B4" office:value-type="string">
            <text:p text:style-name="P95"><text:span text:style-name="T49">Регистрируется в системе</text:span></text:p>
          </table:table-cell>
          <table:table-cell table:style-name="Таблица3.C4" office:value-type="string">
            <text:p text:style-name="P65"><text:span text:style-name="T64">ФИО, </text:span><text:span text:style-name="T56">почта</text:span><text:span text:style-name="T64"> и пароль</text:span></text:p>
          </table:table-cell>
          <table:table-cell table:style-name="Таблица3.D4" office:value-type="string">
            <text:p text:style-name="P77">Если пользователя с указанной почтой не существует, то <text:span text:style-name="T126">он регистрируется в системе</text:span></text:p>
          </table:table-cell>
        </table:table-row>
        <table:table-row table:style-name="Таблица3.1">
          <table:table-cell table:style-name="Таблица3.A5" office:value-type="string">
            <text:p text:style-name="P125">3</text:p>
          </table:table-cell>
          <table:table-cell table:style-name="Таблица3.B5" office:value-type="string">
            <text:p text:style-name="P87"><text:span text:style-name="T49">Нажимает на кнопку </text:span><text:span text:style-name="T50">«Войти»</text:span></text:p>
          </table:table-cell>
          <table:table-cell table:style-name="Таблица3.C5" office:value-type="string">
            <text:p text:style-name="P28"/>
          </table:table-cell>
          <table:table-cell table:style-name="Таблица3.D5" office:value-type="string">
            <text:p text:style-name="P75">Открывается страница <text:span text:style-name="T125">со входом</text:span></text:p>
          </table:table-cell>
        </table:table-row>
        <table:table-row table:style-name="Таблица3.1">
          <table:table-cell table:style-name="Таблица3.A6" office:value-type="string">
            <text:p text:style-name="P130"><text:span text:style-name="T70">4</text:span></text:p>
          </table:table-cell>
          <table:table-cell table:style-name="Таблица3.B6" office:value-type="string">
            <text:p text:style-name="P81">Входит в систему</text:p>
          </table:table-cell>
          <table:table-cell table:style-name="Таблица3.C6" office:value-type="string">
            <text:p text:style-name="P88"><text:span text:style-name="T128">Почта</text:span> и пароль</text:p>
          </table:table-cell>
          <table:table-cell table:style-name="Таблица3.D6" office:value-type="string">
            <text:p text:style-name="P89">Если пользователь зарегистрирован, то он авторизуется <text:span text:style-name="T127">и перенаправляется на страницу группы</text:span></text:p>
          </table:table-cell>
        </table:table-row>
        <table:table-row table:style-name="Таблица3.1">
          <table:table-cell table:style-name="Таблица3.A7" office:value-type="string">
            <text:p text:style-name="P130"><text:span text:style-name="T70">5</text:span></text:p>
          </table:table-cell>
          <table:table-cell table:style-name="Таблица3.B7" office:value-type="string">
            <text:p text:style-name="P92"><text:span text:style-name="T49">Нажимает на кнопку </text:span><text:span text:style-name="T50">«</text:span><text:span text:style-name="T49">Профиль</text:span><text:span text:style-name="T50">»</text:span></text:p>
          </table:table-cell>
          <table:table-cell table:style-name="Таблица3.C7" office:value-type="string">
            <text:p text:style-name="P78"/>
          </table:table-cell>
          <table:table-cell table:style-name="Таблица3.D7" office:value-type="string">
            <text:p text:style-name="P78">Открывается страница с профилем пользователя</text:p>
          </table:table-cell>
        </table:table-row>
        <table:table-row table:style-name="Таблица3.1">
          <table:table-cell table:style-name="Таблица3.A8" office:value-type="string">
            <text:p text:style-name="P130">6</text:p>
          </table:table-cell>
          <table:table-cell table:style-name="Таблица3.B8" office:value-type="string">
            <text:p text:style-name="P82">Нажимает на кнопку «Главная»</text:p>
          </table:table-cell>
          <table:table-cell table:style-name="Таблица3.C8" office:value-type="string">
            <text:p text:style-name="P88"/>
          </table:table-cell>
          <table:table-cell table:style-name="Таблица3.D8" office:value-type="string">
            <text:p text:style-name="P96">Открывается страница группы</text:p>
          </table:table-cell>
        </table:table-row>
        <table:table-row table:style-name="Таблица3.1">
          <table:table-cell table:style-name="Таблица3.A10" office:value-type="string">
            <text:p text:style-name="P130">7</text:p>
          </table:table-cell>
          <table:table-cell table:style-name="Таблица3.B10" office:value-type="string">
            <text:p text:style-name="P83">Нажимает на кнопку «Мои файлы»</text:p>
          </table:table-cell>
          <table:table-cell table:style-name="Таблица3.C10" office:value-type="string">
            <text:p text:style-name="P28"/>
          </table:table-cell>
          <table:table-cell table:style-name="Таблица3.D10" office:value-type="string">
            <text:p text:style-name="P83">Открывается страница с личными файлами студента</text:p>
          </table:table-cell>
        </table:table-row>
        <table:table-row table:style-name="Таблица3.1">
          <table:table-cell table:style-name="Таблица3.A10" office:value-type="string">
            <text:p text:style-name="P130">8</text:p>
          </table:table-cell>
          <table:table-cell table:style-name="Таблица3.B10" office:value-type="string">
            <text:p text:style-name="P28"/>
          </table:table-cell>
          <table:table-cell table:style-name="Таблица3.C10" office:value-type="string">
            <text:p text:style-name="P28"/>
          </table:table-cell>
          <table:table-cell table:style-name="Таблица3.D10" office:value-type="string">
            <text:p text:style-name="P28"/>
          </table:table-cell>
        </table:table-row>
        <text:soft-page-break/>
        <table:table-row table:style-name="Таблица3.1">
          <table:table-cell table:style-name="Таблица3.A11" office:value-type="string">
            <text:p text:style-name="P130"><text:span text:style-name="T70">9</text:span></text:p>
          </table:table-cell>
          <table:table-cell table:style-name="Таблица3.B11" office:value-type="string">
            <text:p text:style-name="P28"/>
          </table:table-cell>
          <table:table-cell table:style-name="Таблица3.C11" office:value-type="string">
            <text:p text:style-name="P28"/>
          </table:table-cell>
          <table:table-cell table:style-name="Таблица3.D11" office:value-type="string">
            <text:p text:style-name="P28"/>
          </table:table-cell>
        </table:table-row>
        <table:table-row table:style-name="Таблица3.1">
          <table:table-cell table:style-name="Таблица3.A12" office:value-type="string">
            <text:p text:style-name="P130">10</text:p>
          </table:table-cell>
          <table:table-cell table:style-name="Таблица3.B12" office:value-type="string">
            <text:p text:style-name="P28"/>
          </table:table-cell>
          <table:table-cell table:style-name="Таблица3.C12" office:value-type="string">
            <text:p text:style-name="P28"/>
          </table:table-cell>
          <table:table-cell table:style-name="Таблица3.D12" office:value-type="string">
            <text:p text:style-name="P28"/>
          </table:table-cell>
        </table:table-row>
        <table:table-row table:style-name="Таблица3.1">
          <table:table-cell table:style-name="Таблица3.A14" office:value-type="string">
            <text:p text:style-name="P130">11</text:p>
          </table:table-cell>
          <table:table-cell table:style-name="Таблица3.B14" office:value-type="string">
            <text:p text:style-name="P28"/>
          </table:table-cell>
          <table:table-cell table:style-name="Таблица3.C14" office:value-type="string">
            <text:p text:style-name="P28"/>
          </table:table-cell>
          <table:table-cell table:style-name="Таблица3.D14" office:value-type="string">
            <text:p text:style-name="P28"/>
          </table:table-cell>
        </table:table-row>
        <table:table-row table:style-name="Таблица3.1">
          <table:table-cell table:style-name="Таблица3.A14" office:value-type="string">
            <text:p text:style-name="P130">12</text:p>
          </table:table-cell>
          <table:table-cell table:style-name="Таблица3.B14" office:value-type="string">
            <text:p text:style-name="P28"/>
          </table:table-cell>
          <table:table-cell table:style-name="Таблица3.C14" office:value-type="string">
            <text:p text:style-name="P28"/>
          </table:table-cell>
          <table:table-cell table:style-name="Таблица3.D14" office:value-type="string">
            <text:p text:style-name="P28"/>
          </table:table-cell>
        </table:table-row>
        <table:table-row table:style-name="Таблица3.1">
          <table:table-cell table:style-name="Таблица3.A15" table:number-columns-spanned="4" office:value-type="string">
            <text:p text:style-name="P61"><text:span text:style-name="Strong_20_Emphasis"><text:span text:style-name="T76">Тестирование бота Вконтакте</text:span></text:span>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6" office:value-type="string">
            <text:p text:style-name="P131"><text:span text:style-name="T70">1</text:span></text:p>
          </table:table-cell>
          <table:table-cell table:style-name="Таблица3.B16" office:value-type="string">
            <text:p text:style-name="P85">Нажимает на кнопку «Войти»</text:p>
          </table:table-cell>
          <table:table-cell table:style-name="Таблица3.C16" office:value-type="string">
            <text:p text:style-name="P70">Вводит логин <text:span text:style-name="T125">и </text:span>пароль</text:p>
          </table:table-cell>
          <table:table-cell table:style-name="Таблица3.D16" office:value-type="string">
            <text:p text:style-name="P85"><text:span text:style-name="T48">Если </text:span><text:span text:style-name="T59">пользователь зарегистрирован, то </text:span><text:span text:style-name="T60">он авторизуется</text:span></text:p>
          </table:table-cell>
        </table:table-row>
        <table:table-row table:style-name="Таблица3.1">
          <table:table-cell table:style-name="Таблица3.A17" office:value-type="string">
            <text:p text:style-name="P131"><text:span text:style-name="T70">2</text:span></text:p>
          </table:table-cell>
          <table:table-cell table:style-name="Таблица3.B17" office:value-type="string">
            <text:p text:style-name="P71">Нажимает на кнопку «Расписание»</text:p>
          </table:table-cell>
          <table:table-cell table:style-name="Таблица3.C22" table:number-rows-spanned="6" office:value-type="string">
            <text:p text:style-name="P69"><text:span text:style-name="T122">—</text:span></text:p>
          </table:table-cell>
          <table:table-cell table:style-name="Таблица3.D17" office:value-type="string">
            <text:p text:style-name="P71">Получает расписание на текущую неделю</text:p>
          </table:table-cell>
        </table:table-row>
        <table:table-row table:style-name="Таблица3.18">
          <table:table-cell table:style-name="Таблица3.A18" office:value-type="string">
            <text:p text:style-name="P131"><text:span text:style-name="T70">3</text:span></text:p>
          </table:table-cell>
          <table:table-cell table:style-name="Таблица3.B18" office:value-type="string">
            <text:p text:style-name="P86">Нажимает на кнопку «Группа»</text:p>
          </table:table-cell>
          <table:covered-table-cell/>
          <table:table-cell table:style-name="Таблица3.D18" office:value-type="string">
            <text:p text:style-name="P62"><text:span text:style-name="T61">Получает </text:span><text:span text:style-name="T54">информацию о группе</text:span></text:p>
          </table:table-cell>
        </table:table-row>
        <table:table-row table:style-name="Таблица3.1">
          <table:table-cell table:style-name="Таблица3.A19" office:value-type="string">
            <text:p text:style-name="P131"><text:span text:style-name="T70">4</text:span></text:p>
          </table:table-cell>
          <table:table-cell table:style-name="Таблица3.B19" office:value-type="string">
            <text:p text:style-name="P72">Нажимает на кнопку «Дисциплины»</text:p>
          </table:table-cell>
          <table:covered-table-cell/>
          <table:table-cell table:style-name="Таблица3.D19" office:value-type="string">
            <text:p text:style-name="P73">Получает список дисциплин</text:p>
          </table:table-cell>
        </table:table-row>
        <table:table-row table:style-name="Таблица3.1">
          <table:table-cell table:style-name="Таблица3.A20" office:value-type="string">
            <text:p text:style-name="P131"><text:span text:style-name="T70">5</text:span></text:p>
          </table:table-cell>
          <table:table-cell table:style-name="Таблица3.B20" office:value-type="string">
            <text:p text:style-name="P72">Нажимает на кнопку «Одногруппники»</text:p>
          </table:table-cell>
          <table:covered-table-cell/>
          <table:table-cell table:style-name="Таблица3.D20" office:value-type="string">
            <text:p text:style-name="P73">Получает список одногруппников</text:p>
          </table:table-cell>
        </table:table-row>
        <table:table-row table:style-name="Таблица3.1">
          <table:table-cell table:style-name="Таблица3.A21" office:value-type="string">
            <text:p text:style-name="P127">6</text:p>
          </table:table-cell>
          <table:table-cell table:style-name="Таблица3.B21" office:value-type="string">
            <text:p text:style-name="P72">Нажимает на кнопку «Посещаемость»</text:p>
          </table:table-cell>
          <table:covered-table-cell/>
          <table:table-cell table:style-name="Таблица3.D21" office:value-type="string">
            <text:p text:style-name="P73">Получает информацию о посещаемости за неделю</text:p>
          </table:table-cell>
        </table:table-row>
        <table:table-row table:style-name="Таблица3.1">
          <table:table-cell table:style-name="Таблица3.A22" office:value-type="string">
            <text:p text:style-name="P128">7</text:p>
          </table:table-cell>
          <table:table-cell table:style-name="Таблица3.B22" office:value-type="string">
            <text:p text:style-name="P72">Нажимает на кнопку «Выйти»</text:p>
          </table:table-cell>
          <table:covered-table-cell/>
          <table:table-cell table:style-name="Таблица3.D22" office:value-type="string">
            <text:p text:style-name="P74">Удаляется сессия пользователя</text:p>
          </table:table-cell>
        </table:table-row>
        <table:table-row table:style-name="Таблица3.1">
          <table:table-cell table:style-name="Таблица3.A23" table:number-columns-spanned="4" office:value-type="string">
            <text:p text:style-name="P67"><text:span text:style-name="Strong_20_Emphasis"><text:span text:style-name="T77">Тестирование мобильного приложения</text:span></text:span>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24" office:value-type="string">
            <text:p text:style-name="P129">1</text:p>
          </table:table-cell>
          <table:table-cell table:style-name="Таблица3.B24" office:value-type="string">
            <text:p text:style-name="P64"><text:span text:style-name="T51">Нажимает на кнопку «</text:span><text:span text:style-name="T58">Регистрация</text:span><text:span text:style-name="T51">»</text:span></text:p>
          </table:table-cell>
          <table:table-cell table:style-name="Таблица3.C24" office:value-type="string">
            <text:p text:style-name="P79"/>
          </table:table-cell>
          <table:table-cell table:style-name="Таблица3.D24" office:value-type="string">
            <text:p text:style-name="P93"><text:span text:style-name="T60">О</text:span><text:span text:style-name="T48">ткрывается форма </text:span><text:span text:style-name="T63">регистрации</text:span></text:p>
          </table:table-cell>
        </table:table-row>
        <table:table-row table:style-name="Таблица3.1">
          <table:table-cell table:style-name="Таблица3.A25" office:value-type="string">
            <text:p text:style-name="P129">2</text:p>
          </table:table-cell>
          <table:table-cell table:style-name="Таблица3.B25" office:value-type="string">
            <text:p text:style-name="P94"><text:span text:style-name="T51">Р</text:span><text:span text:style-name="T49">егистрируется </text:span><text:span text:style-name="T52">в системе</text:span></text:p>
          </table:table-cell>
          <table:table-cell table:style-name="Таблица3.C25" office:value-type="string">
            <text:p text:style-name="P80">ФИО, почта пароль</text:p>
          </table:table-cell>
          <table:table-cell table:style-name="Таблица3.D25" office:value-type="string">
            <text:p text:style-name="P28"><text:span text:style-name="T48"/></text:p>
          </table:table-cell>
        </table:table-row>
        <table:table-row table:style-name="Таблица3.1">
          <table:table-cell table:style-name="Таблица3.A26" office:value-type="string">
            <text:p text:style-name="P129">3</text:p>
          </table:table-cell>
          <table:table-cell table:style-name="Таблица3.B26" office:value-type="string">
            <text:p text:style-name="P64"><text:span text:style-name="T51">Нажимает на кнопку «</text:span><text:span text:style-name="T57">Войти</text:span><text:span text:style-name="T51">»</text:span></text:p>
          </table:table-cell>
          <table:table-cell table:style-name="Таблица3.C26" office:value-type="string">
            <text:p text:style-name="P79"/>
          </table:table-cell>
          <table:table-cell table:style-name="Таблица3.D26" office:value-type="string">
            <text:p text:style-name="P93"><text:span text:style-name="T60">О</text:span><text:span text:style-name="T48">ткрывается форма входа</text:span></text:p>
          </table:table-cell>
        </table:table-row>
        <table:table-row table:style-name="Таблица3.1">
          <table:table-cell table:style-name="Таблица3.A27" office:value-type="string">
            <text:p text:style-name="P129">4</text:p>
          </table:table-cell>
          <table:table-cell table:style-name="Таблица3.B27" office:value-type="string">
            <text:p text:style-name="P94"><text:span text:style-name="T49">Входит в систему по логину и паролю</text:span></text:p>
          </table:table-cell>
          <table:table-cell table:style-name="Таблица3.C27" office:value-type="string">
            <text:p text:style-name="P63"><text:span text:style-name="T55">Почта</text:span><text:span text:style-name="T62"> и пароль</text:span></text:p>
          </table:table-cell>
          <table:table-cell table:style-name="Таблица3.D27" office:value-type="string">
            <text:p text:style-name="P85"><text:span text:style-name="T48">Если </text:span><text:span text:style-name="T59">пользователь зарегистрирован, то </text:span><text:span text:style-name="T60">он </text:span><text:soft-page-break/><text:span text:style-name="T60">авторизуется</text:span></text:p>
          </table:table-cell>
        </table:table-row>
        <table:table-row table:style-name="Таблица3.1">
          <table:table-cell table:style-name="Таблица3.A28" office:value-type="string">
            <text:p text:style-name="P129">5</text:p>
          </table:table-cell>
          <table:table-cell table:style-name="Таблица3.B28" office:value-type="string">
            <text:p text:style-name="P27"><text:span text:style-name="T49"/></text:p>
          </table:table-cell>
          <table:table-cell table:style-name="Таблица3.C28" office:value-type="string">
            <text:p text:style-name="P28"/>
          </table:table-cell>
          <table:table-cell table:style-name="Таблица3.D28" office:value-type="string">
            <text:p text:style-name="P28"/>
          </table:table-cell>
        </table:table-row>
        <table:table-row table:style-name="Таблица3.1">
          <table:table-cell table:style-name="Таблица3.A29" office:value-type="string">
            <text:p text:style-name="P129">6</text:p>
          </table:table-cell>
          <table:table-cell table:style-name="Таблица3.B29" office:value-type="string">
            <text:p text:style-name="P27"/>
          </table:table-cell>
          <table:table-cell table:style-name="Таблица3.C29" office:value-type="string">
            <text:p text:style-name="P28"/>
          </table:table-cell>
          <table:table-cell table:style-name="Таблица3.D29" office:value-type="string">
            <text:p text:style-name="P27"/>
          </table:table-cell>
        </table:table-row>
        <table:table-row table:style-name="Таблица3.1">
          <table:table-cell table:style-name="Таблица3.A30" office:value-type="string">
            <text:p text:style-name="P129">7</text:p>
          </table:table-cell>
          <table:table-cell table:style-name="Таблица3.B30" office:value-type="string">
            <text:p text:style-name="P28"/>
          </table:table-cell>
          <table:table-cell table:style-name="Таблица3.C30" office:value-type="string">
            <text:p text:style-name="P28"/>
          </table:table-cell>
          <table:table-cell table:style-name="Таблица3.D30" office:value-type="string">
            <text:p text:style-name="P27"><text:span text:style-name="T48"/></text:p>
          </table:table-cell>
        </table:table-row>
        <table:table-row table:style-name="Таблица3.1">
          <table:table-cell table:style-name="Таблица3.A31" office:value-type="string">
            <text:p text:style-name="P129">8</text:p>
          </table:table-cell>
          <table:table-cell table:style-name="Таблица3.B3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3.1">
          <table:table-cell table:style-name="Таблица3.A32" office:value-type="string">
            <text:p text:style-name="P124"/>
          </table:table-cell>
          <table:table-cell table:style-name="Таблица3.B32" office:value-type="string">
            <text:p text:style-name="P28"><text:span text:style-name="T48"/></text:p>
          </table:table-cell>
          <table:table-cell table:style-name="Таблица3.C32" office:value-type="string">
            <text:p text:style-name="P28"/>
          </table:table-cell>
          <table:table-cell table:style-name="Таблица3.D32" office:value-type="string">
            <text:p text:style-name="P28"/>
          </table:table-cell>
        </table:table-row>
        <table:table-row table:style-name="Таблица3.1">
          <table:table-cell table:style-name="Таблица3.A33" office:value-type="string">
            <text:p text:style-name="P124"/>
          </table:table-cell>
          <table:table-cell table:style-name="Таблица3.B33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3.1">
          <table:table-cell table:style-name="Таблица3.A34" office:value-type="string">
            <text:p text:style-name="P124"/>
          </table:table-cell>
          <table:table-cell table:style-name="Таблица3.B34" office:value-type="string">
            <text:p text:style-name="P27"><text:span text:style-name="T49"/></text:p>
          </table:table-cell>
          <table:table-cell table:style-name="Таблица3.C34" office:value-type="string">
            <text:p text:style-name="P28"/>
          </table:table-cell>
          <table:table-cell table:style-name="Таблица3.D34" office:value-type="string">
            <text:p text:style-name="P28"/>
          </table:table-cell>
        </table:table-row>
        <table:table-row table:style-name="Таблица3.1">
          <table:table-cell table:style-name="Таблица3.A35" office:value-type="string">
            <text:p text:style-name="P124"/>
          </table:table-cell>
          <table:table-cell table:style-name="Таблица3.B35" office:value-type="string">
            <text:p text:style-name="P28"/>
          </table:table-cell>
          <table:table-cell table:style-name="Таблица3.C35" office:value-type="string">
            <text:p text:style-name="P27"/>
          </table:table-cell>
          <table:table-cell table:style-name="Таблица3.D35" office:value-type="string">
            <text:p text:style-name="P27"/>
          </table:table-cell>
        </table:table-row>
        <table:table-row table:style-name="Таблица3.1">
          <table:table-cell table:style-name="Таблица3.A36" office:value-type="string">
            <text:p text:style-name="P124"/>
          </table:table-cell>
          <table:table-cell table:style-name="Таблица3.B36" office:value-type="string">
            <text:p text:style-name="P28"/>
          </table:table-cell>
          <table:table-cell table:style-name="Таблица3.C36" office:value-type="string">
            <text:p text:style-name="P27"/>
          </table:table-cell>
          <table:table-cell table:style-name="Таблица3.D36" office:value-type="string">
            <text:p text:style-name="P27"><text:span text:style-name="T49"/></text:p>
          </table:table-cell>
        </table:table-row>
        <table:table-row table:style-name="Таблица3.1">
          <table:table-cell table:style-name="Таблица3.A37" office:value-type="string">
            <text:p text:style-name="P124"/>
          </table:table-cell>
          <table:table-cell table:style-name="Таблица3.B37" office:value-type="string">
            <text:p text:style-name="P27"><text:span text:style-name="T49"/></text:p>
          </table:table-cell>
          <table:table-cell table:style-name="Таблица3.C37" office:value-type="string">
            <text:p text:style-name="P28"/>
          </table:table-cell>
          <table:table-cell table:style-name="Таблица3.D37" office:value-type="string">
            <text:p text:style-name="P28"/>
          </table:table-cell>
        </table:table-row>
        <table:table-row table:style-name="Таблица3.1">
          <table:table-cell table:style-name="Таблица3.A38" office:value-type="string">
            <text:p text:style-name="P124"/>
          </table:table-cell>
          <table:table-cell table:style-name="Таблица3.B38" office:value-type="string">
            <text:p text:style-name="P28"/>
          </table:table-cell>
          <table:table-cell table:style-name="Таблица3.C38" office:value-type="string">
            <text:p text:style-name="P28"/>
          </table:table-cell>
          <table:table-cell table:style-name="Таблица3.D38" office:value-type="string">
            <text:p text:style-name="P27"/>
          </table:table-cell>
        </table:table-row>
        <table:table-row table:style-name="Таблица3.1">
          <table:table-cell table:style-name="Таблица3.A39" office:value-type="string">
            <text:p text:style-name="P124"/>
          </table:table-cell>
          <table:table-cell table:style-name="Таблица3.B39" office:value-type="string">
            <text:p text:style-name="P27"><text:span text:style-name="T49"/></text:p>
          </table:table-cell>
          <table:table-cell table:style-name="Таблица3.C39" office:value-type="string">
            <text:p text:style-name="P28"/>
          </table:table-cell>
          <table:table-cell table:style-name="Таблица3.D39" office:value-type="string">
            <text:p text:style-name="P28"/>
          </table:table-cell>
        </table:table-row>
        <table:table-row table:style-name="Таблица3.1">
          <table:table-cell table:style-name="Таблица3.A40" office:value-type="string">
            <text:p text:style-name="P124"/>
          </table:table-cell>
          <table:table-cell table:style-name="Таблица3.B40" office:value-type="string">
            <text:p text:style-name="P27"/>
          </table:table-cell>
          <table:table-cell table:style-name="Таблица3.C40" office:value-type="string">
            <text:p text:style-name="P28"/>
          </table:table-cell>
          <table:table-cell table:style-name="Таблица3.D40" office:value-type="string">
            <text:p text:style-name="P27"/>
          </table:table-cell>
        </table:table-row>
        <table:table-row table:style-name="Таблица3.1">
          <table:table-cell table:style-name="Таблица3.A41" office:value-type="string">
            <text:p text:style-name="P124"/>
          </table:table-cell>
          <table:table-cell table:style-name="Таблица3.B4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3.1">
          <table:table-cell table:style-name="Таблица3.A42" office:value-type="string">
            <text:p text:style-name="P124"/>
          </table:table-cell>
          <table:table-cell table:style-name="Таблица3.B42" office:value-type="string">
            <text:p text:style-name="P28"><text:span text:style-name="T48"/></text:p>
          </table:table-cell>
          <table:table-cell table:style-name="Таблица3.C42" office:value-type="string">
            <text:p text:style-name="P28"/>
          </table:table-cell>
          <table:table-cell table:style-name="Таблица3.D42" office:value-type="string">
            <text:p text:style-name="P28"/>
          </table:table-cell>
        </table:table-row>
        <table:table-row table:style-name="Таблица3.1">
          <table:table-cell table:style-name="Таблица3.A43" table:number-columns-spanned="4" office:value-type="string">
            <text:p text:style-name="P26"><text:span text:style-name="T35"/>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44" office:value-type="string">
            <text:p text:style-name="P124"/>
          </table:table-cell>
          <table:table-cell table:style-name="Таблица3.B44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3.1">
          <table:table-cell table:style-name="Таблица3.A45" office:value-type="string">
            <text:p text:style-name="P124"/>
          </table:table-cell>
          <table:table-cell table:style-name="Таблица3.B45" office:value-type="string">
            <text:p text:style-name="P27"><text:span text:style-name="T49"/></text:p>
          </table:table-cell>
          <table:table-cell table:style-name="Таблица3.C45" office:value-type="string">
            <text:p text:style-name="P28"/>
          </table:table-cell>
          <table:table-cell table:style-name="Таблица3.D45" office:value-type="string">
            <text:p text:style-name="P28"/>
          </table:table-cell>
        </table:table-row>
        <table:table-row table:style-name="Таблица3.1">
          <table:table-cell table:style-name="Таблица3.A46" office:value-type="string">
            <text:p text:style-name="P124"/>
          </table:table-cell>
          <table:table-cell table:style-name="Таблица3.B46" office:value-type="string">
            <text:p text:style-name="P28"/>
          </table:table-cell>
          <table:table-cell table:style-name="Таблица3.C46" office:value-type="string">
            <text:p text:style-name="P27"/>
          </table:table-cell>
          <table:table-cell table:style-name="Таблица3.D46" office:value-type="string">
            <text:p text:style-name="P27"/>
          </table:table-cell>
        </table:table-row>
        <table:table-row table:style-name="Таблица3.1">
          <table:table-cell table:style-name="Таблица3.A47" office:value-type="string">
            <text:p text:style-name="P124"/>
          </table:table-cell>
          <table:table-cell table:style-name="Таблица3.B47" office:value-type="string">
            <text:p text:style-name="P28"/>
          </table:table-cell>
          <table:table-cell table:style-name="Таблица3.C47" office:value-type="string">
            <text:p text:style-name="P27"/>
          </table:table-cell>
          <table:table-cell table:style-name="Таблица3.D47" office:value-type="string">
            <text:p text:style-name="P27"/>
          </table:table-cell>
        </table:table-row>
        <table:table-row table:style-name="Таблица3.1">
          <table:table-cell table:style-name="Таблица3.A48" office:value-type="string">
            <text:p text:style-name="P126"><text:span text:style-name="T47"/></text:p>
          </table:table-cell>
          <table:table-cell table:style-name="Таблица3.B48" office:value-type="string">
            <text:p text:style-name="P28"/>
          </table:table-cell>
          <table:table-cell table:style-name="Таблица3.C48" office:value-type="string">
            <text:p text:style-name="P28"/>
          </table:table-cell>
          <table:table-cell table:style-name="Таблица3.D48" office:value-type="string">
            <text:p text:style-name="P28"/>
          </table:table-cell>
        </table:table-row>
        <table:table-row table:style-name="Таблица3.1">
          <table:table-cell table:style-name="Таблица3.A49" office:value-type="string">
            <text:p text:style-name="P124"/>
          </table:table-cell>
          <table:table-cell table:style-name="Таблица3.B49" office:value-type="string">
            <text:p text:style-name="P28"/>
          </table:table-cell>
          <table:table-cell table:style-name="Таблица3.C49" office:value-type="string">
            <text:p text:style-name="P28"/>
          </table:table-cell>
          <table:table-cell table:style-name="Таблица3.D49" office:value-type="string">
            <text:p text:style-name="P28"/>
          </table:table-cell>
        </table:table-row>
        <table:table-row table:style-name="Таблица3.1">
          <table:table-cell table:style-name="Таблица3.A50" office:value-type="string">
            <text:p text:style-name="P124"/>
          </table:table-cell>
          <table:table-cell table:style-name="Таблица3.B50" office:value-type="string">
            <text:p text:style-name="P28"/>
          </table:table-cell>
          <table:table-cell table:style-name="Таблица3.C50" office:value-type="string">
            <text:p text:style-name="P28"/>
          </table:table-cell>
          <table:table-cell table:style-name="Таблица3.D50" office:value-type="string">
            <text:p text:style-name="P28"/>
          </table:table-cell>
        </table:table-row>
        <table:table-row table:style-name="Таблица3.1">
          <table:table-cell table:style-name="Таблица3.A51" office:value-type="string">
            <text:p text:style-name="P124"/>
          </table:table-cell>
          <table:table-cell table:style-name="Таблица3.B51" office:value-type="string">
            <text:p text:style-name="P28"/>
          </table:table-cell>
          <table:table-cell table:style-name="Таблица3.C51" office:value-type="string">
            <text:p text:style-name="P28"/>
          </table:table-cell>
          <table:table-cell table:style-name="Таблица3.D51" office:value-type="string">
            <text:p text:style-name="P28"/>
          </table:table-cell>
        </table:table-row>
        <text:soft-page-break/>
        <table:table-row table:style-name="Таблица3.1">
          <table:table-cell table:style-name="Таблица3.A52" office:value-type="string">
            <text:p text:style-name="P124"/>
          </table:table-cell>
          <table:table-cell table:style-name="Таблица3.B52" office:value-type="string">
            <text:p text:style-name="P28"/>
          </table:table-cell>
          <table:table-cell table:style-name="Таблица3.C52" office:value-type="string">
            <text:p text:style-name="P28"/>
          </table:table-cell>
          <table:table-cell table:style-name="Таблица3.D52" office:value-type="string">
            <text:p text:style-name="P28"/>
          </table:table-cell>
        </table:table-row>
        <table:table-row table:style-name="Таблица3.1">
          <table:table-cell table:style-name="Таблица3.A53" office:value-type="string">
            <text:p text:style-name="P124"/>
          </table:table-cell>
          <table:table-cell table:style-name="Таблица3.B53" office:value-type="string">
            <text:p text:style-name="P28"/>
          </table:table-cell>
          <table:table-cell table:style-name="Таблица3.C53" office:value-type="string">
            <text:p text:style-name="P28"/>
          </table:table-cell>
          <table:table-cell table:style-name="Таблица3.D53" office:value-type="string">
            <text:p text:style-name="P28"/>
          </table:table-cell>
        </table:table-row>
        <table:table-row table:style-name="Таблица3.1">
          <table:table-cell table:style-name="Таблица3.A54" office:value-type="string">
            <text:p text:style-name="P124"/>
          </table:table-cell>
          <table:table-cell table:style-name="Таблица3.B54" office:value-type="string">
            <text:p text:style-name="P28"/>
          </table:table-cell>
          <table:table-cell table:style-name="Таблица3.C54" office:value-type="string">
            <text:p text:style-name="P28"/>
          </table:table-cell>
          <table:table-cell table:style-name="Таблица3.D54" office:value-type="string">
            <text:p text:style-name="P28"/>
          </table:table-cell>
        </table:table-row>
        <table:table-row table:style-name="Таблица3.1">
          <table:table-cell table:style-name="Таблица3.A55" office:value-type="string">
            <text:p text:style-name="P124"/>
          </table:table-cell>
          <table:table-cell table:style-name="Таблица3.B55" office:value-type="string">
            <text:p text:style-name="P28"/>
          </table:table-cell>
          <table:table-cell table:style-name="Таблица3.C55" office:value-type="string">
            <text:p text:style-name="P28"/>
          </table:table-cell>
          <table:table-cell table:style-name="Таблица3.D55" office:value-type="string">
            <text:p text:style-name="P28"/>
          </table:table-cell>
        </table:table-row>
        <table:table-row table:style-name="Таблица3.1">
          <table:table-cell table:style-name="Таблица3.A56" office:value-type="string">
            <text:p text:style-name="P124"/>
          </table:table-cell>
          <table:table-cell table:style-name="Таблица3.B56" office:value-type="string">
            <text:p text:style-name="P28"/>
          </table:table-cell>
          <table:table-cell table:style-name="Таблица3.C56" office:value-type="string">
            <text:p text:style-name="P28"/>
          </table:table-cell>
          <table:table-cell table:style-name="Таблица3.D56" office:value-type="string">
            <text:p text:style-name="P28"/>
          </table:table-cell>
        </table:table-row>
        <table:table-row table:style-name="Таблица3.1">
          <table:table-cell table:style-name="Таблица3.A57" office:value-type="string">
            <text:p text:style-name="P124"/>
          </table:table-cell>
          <table:table-cell table:style-name="Таблица3.B57" office:value-type="string">
            <text:p text:style-name="P28"/>
          </table:table-cell>
          <table:table-cell table:style-name="Таблица3.C57" office:value-type="string">
            <text:p text:style-name="P28"/>
          </table:table-cell>
          <table:table-cell table:style-name="Таблица3.D57" office:value-type="string">
            <text:p text:style-name="P28"/>
          </table:table-cell>
        </table:table-row>
        <table:table-row table:style-name="Таблица3.1">
          <table:table-cell table:style-name="Таблица3.A58" office:value-type="string">
            <text:p text:style-name="P124"/>
          </table:table-cell>
          <table:table-cell table:style-name="Таблица3.B58" office:value-type="string">
            <text:p text:style-name="P28"/>
          </table:table-cell>
          <table:table-cell table:style-name="Таблица3.C58" office:value-type="string">
            <text:p text:style-name="P28"/>
          </table:table-cell>
          <table:table-cell table:style-name="Таблица3.D58" office:value-type="string">
            <text:p text:style-name="P28"/>
          </table:table-cell>
        </table:table-row>
        <table:table-row table:style-name="Таблица3.1">
          <table:table-cell table:style-name="Таблица3.A59" office:value-type="string">
            <text:p text:style-name="P124"/>
          </table:table-cell>
          <table:table-cell table:style-name="Таблица3.B59" office:value-type="string">
            <text:p text:style-name="P28"><text:span text:style-name="T48"/></text:p>
          </table:table-cell>
          <table:table-cell table:style-name="Таблица3.C59" office:value-type="string">
            <text:p text:style-name="P27"><text:span text:style-name="T48"/></text:p>
          </table:table-cell>
          <table:table-cell table:style-name="Таблица3.D59" office:value-type="string">
            <text:p text:style-name="P28"/>
          </table:table-cell>
        </table:table-row>
        <table:table-row table:style-name="Таблица3.1">
          <table:table-cell table:style-name="Таблица3.A60" office:value-type="string">
            <text:p text:style-name="P124"/>
          </table:table-cell>
          <table:table-cell table:style-name="Таблица3.B60" office:value-type="string">
            <text:p text:style-name="P28"/>
          </table:table-cell>
          <table:table-cell table:style-name="Таблица3.C60" office:value-type="string">
            <text:p text:style-name="P28"/>
          </table:table-cell>
          <table:table-cell table:style-name="Таблица3.D60" office:value-type="string">
            <text:p text:style-name="P28"/>
          </table:table-cell>
        </table:table-row>
        <table:table-row table:style-name="Таблица3.1">
          <table:table-cell table:style-name="Таблица3.A61" office:value-type="string">
            <text:p text:style-name="P124"/>
          </table:table-cell>
          <table:table-cell table:style-name="Таблица3.B61" office:value-type="string">
            <text:p text:style-name="P27"><text:span text:style-name="T49"/></text:p>
          </table:table-cell>
          <table:table-cell table:style-name="Таблица3.C61" office:value-type="string">
            <text:p text:style-name="P28"/>
          </table:table-cell>
          <table:table-cell table:style-name="Таблица3.D61" office:value-type="string">
            <text:p text:style-name="P28"/>
          </table:table-cell>
        </table:table-row>
        <table:table-row table:style-name="Таблица3.1">
          <table:table-cell table:style-name="Таблица3.A62" office:value-type="string">
            <text:p text:style-name="P124"/>
          </table:table-cell>
          <table:table-cell table:style-name="Таблица3.B62" office:value-type="string">
            <text:p text:style-name="P27"/>
          </table:table-cell>
          <table:table-cell table:style-name="Таблица3.C62" office:value-type="string">
            <text:p text:style-name="P28"/>
          </table:table-cell>
          <table:table-cell table:style-name="Таблица3.D62" office:value-type="string">
            <text:p text:style-name="P28"/>
          </table:table-cell>
        </table:table-row>
        <table:table-row table:style-name="Таблица3.1">
          <table:table-cell table:style-name="Таблица3.A6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64" office:value-type="string">
            <text:p text:style-name="P124"/>
          </table:table-cell>
          <table:table-cell table:style-name="Таблица3.B64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3.1">
          <table:table-cell table:style-name="Таблица3.A65" office:value-type="string">
            <text:p text:style-name="P124"/>
          </table:table-cell>
          <table:table-cell table:style-name="Таблица3.B65" office:value-type="string">
            <text:p text:style-name="P27"/>
          </table:table-cell>
          <table:table-cell table:style-name="Таблица3.C65" office:value-type="string">
            <text:p text:style-name="P27"/>
          </table:table-cell>
          <table:table-cell table:style-name="Таблица3.D65" office:value-type="string">
            <text:p text:style-name="P27"/>
          </table:table-cell>
        </table:table-row>
        <table:table-row table:style-name="Таблица3.1">
          <table:table-cell table:style-name="Таблица3.A66" office:value-type="string">
            <text:p text:style-name="P124"/>
          </table:table-cell>
          <table:table-cell table:style-name="Таблица3.B66" office:value-type="string">
            <text:p text:style-name="P27"/>
          </table:table-cell>
          <table:table-cell table:style-name="Таблица3.C66" office:value-type="string">
            <text:p text:style-name="P27"/>
          </table:table-cell>
          <table:table-cell table:style-name="Таблица3.D66" office:value-type="string">
            <text:p text:style-name="P27"/>
          </table:table-cell>
        </table:table-row>
        <table:table-row table:style-name="Таблица3.1">
          <table:table-cell table:style-name="Таблица3.A67" office:value-type="string">
            <text:p text:style-name="P124"/>
          </table:table-cell>
          <table:table-cell table:style-name="Таблица3.B67" office:value-type="string">
            <text:p text:style-name="P27"/>
          </table:table-cell>
          <table:table-cell table:style-name="Таблица3.C67" office:value-type="string">
            <text:p text:style-name="P27"/>
          </table:table-cell>
          <table:table-cell table:style-name="Таблица3.D67" office:value-type="string">
            <text:p text:style-name="P27"/>
          </table:table-cell>
        </table:table-row>
        <table:table-row table:style-name="Таблица3.1">
          <table:table-cell table:style-name="Таблица3.A68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69" office:value-type="string">
            <text:p text:style-name="P124"/>
          </table:table-cell>
          <table:table-cell table:style-name="Таблица3.B69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Таблица3.1">
          <table:table-cell table:style-name="Таблица3.A70" office:value-type="string">
            <text:p text:style-name="P124"/>
          </table:table-cell>
          <table:table-cell table:style-name="Таблица3.B70" office:value-type="string">
            <text:p text:style-name="P27"/>
          </table:table-cell>
          <table:table-cell table:style-name="Таблица3.C70" office:value-type="string">
            <text:p text:style-name="P27"/>
          </table:table-cell>
          <table:table-cell table:style-name="Таблица3.D70" office:value-type="string">
            <text:p text:style-name="P27"/>
          </table:table-cell>
        </table:table-row>
        <table:table-row table:style-name="Таблица3.1">
          <table:table-cell table:style-name="Таблица3.A71" office:value-type="string">
            <text:p text:style-name="P124"/>
          </table:table-cell>
          <table:table-cell table:style-name="Таблица3.B71" office:value-type="string">
            <text:p text:style-name="P27"><text:span text:style-name="T68"/></text:p>
          </table:table-cell>
          <table:table-cell table:style-name="Таблица3.C71" office:value-type="string">
            <text:p text:style-name="P27"/>
          </table:table-cell>
          <table:table-cell table:style-name="Таблица3.D71" office:value-type="string">
            <text:p text:style-name="P84"><text:span text:style-name="T68"/></text:p>
          </table:table-cell>
        </table:table-row>
        <table:table-row table:style-name="Таблица3.1">
          <table:table-cell table:style-name="Таблица3.A72" office:value-type="string">
            <text:p text:style-name="P124"/>
          </table:table-cell>
          <table:table-cell table:style-name="Таблица3.B72" office:value-type="string">
            <text:p text:style-name="P27"/>
          </table:table-cell>
          <table:table-cell table:style-name="Таблица3.C72" office:value-type="string">
            <text:p text:style-name="P27"/>
          </table:table-cell>
          <table:table-cell table:style-name="Таблица3.D72" office:value-type="string">
            <text:p text:style-name="P27"/>
          </table:table-cell>
        </table:table-row>
        <table:table-row table:style-name="Таблица3.1">
          <table:table-cell table:style-name="Таблица3.A73" office:value-type="string">
            <text:p text:style-name="P124"/>
          </table:table-cell>
          <table:table-cell table:style-name="Таблица3.B73" office:value-type="string">
            <text:p text:style-name="P27"/>
          </table:table-cell>
          <table:table-cell table:style-name="Таблица3.C73" office:value-type="string">
            <text:p text:style-name="P27"/>
          </table:table-cell>
          <table:table-cell table:style-name="Таблица3.D73" office:value-type="string">
            <text:p text:style-name="P27"/>
          </table:table-cell>
        </table:table-row>
      </table:table>
      <text:h text:style-name="P49" text:outline-level="1"><text:bookmark-start text:name="__RefHeading___Toc437885100"/>Лист регистрации изменений<text:bookmark-end text:name="__RefHeading___Toc437885100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48">Изм.</text:p>
          </table:table-cell>
          <table:table-cell table:style-name="Таблица4.B1" table:number-columns-spanned="4" office:value-type="string">
            <text:p text:style-name="P47">Номера листов (страниц)</text:p>
          </table:table-cell>
          <table:covered-table-cell/>
          <table:covered-table-cell/>
          <table:covered-table-cell/>
          <table:table-cell table:style-name="Таблица4.A1" table:number-rows-spanned="2" office:value-type="string">
            <text:p text:style-name="P48">Всего<text:line-break/>листов<text:line-break/>(страниц)<text:line-break/>в докум.</text:p>
          </table:table-cell>
          <table:table-cell table:style-name="Таблица4.A1" table:number-rows-spanned="2" office:value-type="string">
            <text:p text:style-name="P48">№ докум.</text:p>
          </table:table-cell>
          <table:table-cell table:style-name="Таблица4.A1" table:number-rows-spanned="2" office:value-type="string">
            <text:p text:style-name="P48">Входящий №<text:line-break/>сопроводи-<text:line-break/>тельного<text:line-break/>докум. и дата</text:p>
          </table:table-cell>
          <table:table-cell table:style-name="Таблица4.A1" table:number-rows-spanned="2" office:value-type="string">
            <text:p text:style-name="P48">Подп.</text:p>
          </table:table-cell>
          <table:table-cell table:style-name="Таблица4.J1" table:number-rows-spanned="2" office:value-type="string">
            <text:p text:style-name="P48">Дата</text:p>
          </table:table-cell>
        </table:table-row>
        <table:table-row table:style-name="Таблица4.2">
          <table:covered-table-cell/>
          <table:table-cell table:style-name="Таблица4.B2" office:value-type="string">
            <text:p text:style-name="P48">изменен-<text:line-break/>ных</text:p>
          </table:table-cell>
          <table:table-cell table:style-name="Таблица4.B2" office:value-type="string">
            <text:p text:style-name="Финальный_20_3"><text:span text:style-name="T6">заменен-</text:span><text:span text:style-name="T7"><text:line-break/></text:span><text:span text:style-name="T6">ных</text:span></text:p>
          </table:table-cell>
          <table:table-cell table:style-name="Таблица4.B2" office:value-type="string">
            <text:p text:style-name="P48">новых</text:p>
          </table:table-cell>
          <table:table-cell table:style-name="Таблица4.B2" office:value-type="string">
            <text:p text:style-name="Финальный_20_3"><text:span text:style-name="T6">аннулиро-</text:span><text:span text:style-name="T7"><text:line-break/></text:span><text:span text:style-name="T6">ванны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  <table:table-row table:style-name="Таблица4.4"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A3" office:value-type="string">
            <text:p text:style-name="P46"/>
          </table:table-cell>
          <table:table-cell table:style-name="Таблица4.J3" office:value-type="string">
            <text:p text:style-name="P4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roid Sans Fallback" svg:font-family="'Droid Sans Fallback'" style:font-family-generic="roman"/>
    <style:font-face style:name="Times New Roman1" svg:font-family="'Times New Roman'" style:font-family-generic="roman"/>
    <style:font-face style:name="FreeSans" svg:font-family="FreeSans, Arial" style:font-family-generic="swiss"/>
    <style:font-face style:name="OpenSymbol" svg:font-family="OpenSymbol" style:font-pitch="variable"/>
    <style:font-face style:name="unifont" svg:font-family="unifont, 'Arial Unicode MS'" style:font-pitch="variable"/>
    <style:font-face style:name="Book Antiqua" svg:font-family="'Book Antiqua'" style:font-family-generic="roman" style:font-pitch="variable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, 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49cm" style:auto-text-indent="false" style:page-number="auto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Базовый_20_дополнительный_20_список" style:class="list">
      <style:paragraph-properties fo:margin-left="1cm" fo:margin-right="0cm" fo:text-indent="0.801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_20__28_без_20_отступа_29_" style:display-name="Обычный (без отступа)" style:family="paragraph" style:parent-style-name="Standard">
      <style:paragraph-properties fo:margin-left="0cm" fo:margin-right="0cm" fo:text-indent="0cm" style:auto-text-indent="false"/>
    </style:style>
    <style:style style:name="Базовый_20_заголовок" style:display-name="Базовый заголовок" style:family="paragraph" style:parent-style-name="Обычный_20__28_без_20_отступа_29_" style:next-style-name="Standard">
      <style:paragraph-properties fo:hyphenation-ladder-count="no-limit" fo:keep-with-next="always">
        <style:tab-stops>
          <style:tab-stop style:position="0.002cm"/>
          <style:tab-stop style:position="0.501cm"/>
          <style:tab-stop style:position="1.002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fo:font-weight="bold" style:font-weight-asian="bold" style:font-size-complex="11pt" fo:hyphenate="false" fo:hyphenation-remain-char-count="2" fo:hyphenation-push-char-count="2" loext:hyphenation-no-caps="false"/>
    </style:style>
    <style:style style:name="Heading_20_1" style:display-name="Heading 1" style:family="paragraph" style:parent-style-name="Базовый_20_заголовок" style:next-style-name="Standard" style:default-outline-level="1" style:class="text">
      <style:paragraph-properties fo:margin-top="0.423cm" fo:margin-bottom="0.106cm" loext:contextual-spacing="false" fo:keep-together="always" fo:break-before="page">
        <style:tab-stops>
          <style:tab-stop style:position="0.002cm"/>
          <style:tab-stop style:position="0.501cm"/>
          <style:tab-stop style:position="1.002cm"/>
          <style:tab-stop style:position="1.501cm"/>
          <style:tab-stop style:position="2.501cm"/>
          <style:tab-stop style:position="3cm"/>
          <style:tab-stop style:position="3.501cm"/>
        </style:tab-stops>
      </style:paragraph-properties>
      <style:text-properties fo:font-size="16pt" style:font-size-asian="16pt" style:font-size-complex="22pt"/>
    </style:style>
    <style:style style:name="Heading_20_2" style:display-name="Heading 2" style:family="paragraph" style:parent-style-name="Базовый_20_заголовок" style:next-style-name="Standard" style:default-outline-level="2" style:list-style-name="WW8Num27" style:class="text">
      <style:paragraph-properties fo:margin-top="0.423cm" fo:margin-bottom="0cm" loext:contextual-spacing="false" fo:keep-together="always">
        <style:tab-stops>
          <style:tab-stop style:position="0.501cm"/>
          <style:tab-stop style:position="1.002cm"/>
          <style:tab-stop style:position="1.501cm"/>
          <style:tab-stop style:position="2.501cm"/>
          <style:tab-stop style:position="3cm"/>
          <style:tab-stop style:position="3.501cm"/>
        </style:tab-stops>
      </style:paragraph-properties>
      <style:text-properties fo:font-size="14pt" style:font-name-asian="Arial Unicode MS" style:font-family-asian="'Arial Unicode MS'" style:font-family-generic-asian="swiss" style:font-pitch-asian="variable" style:font-size-asian="14pt" style:font-size-complex="22pt"/>
    </style:style>
    <style:style style:name="Heading_20_3" style:display-name="Heading 3" style:family="paragraph" style:parent-style-name="Базовый_20_заголовок" style:next-style-name="Standard" style:default-outline-level="3" style:list-style-name="WW8Num53" style:class="text">
      <style:paragraph-properties fo:margin-top="0.423cm" fo:margin-bottom="0.212cm" loext:contextual-spacing="false" fo:line-height="100%" fo:hyphenation-ladder-count="no-limit">
        <style:tab-stops/>
      </style:paragraph-properties>
      <style:text-properties fo:font-size="14pt" style:font-size-asian="14pt" style:font-size-complex="19pt" fo:hyphenate="true" fo:hyphenation-remain-char-count="2" fo:hyphenation-push-char-count="2" loext:hyphenation-no-caps="false"/>
    </style:style>
    <style:style style:name="Heading_20_4" style:display-name="Heading 4" style:family="paragraph" style:parent-style-name="Базовый_20_заголовок" style:next-style-name="Standard" style:default-outline-level="4" style:class="text">
      <style:paragraph-properties fo:margin-top="0.423cm" fo:margin-bottom="0cm" loext:contextual-spacing="false" fo:text-align="start" style:justify-single-word="false" fo:keep-together="always">
        <style:tab-stops>
          <style:tab-stop style:position="0.002cm"/>
          <style:tab-stop style:position="0.501cm"/>
          <style:tab-stop style:position="1.002cm"/>
          <style:tab-stop style:position="1.501cm"/>
          <style:tab-stop style:position="2.501cm"/>
          <style:tab-stop style:position="3cm"/>
          <style:tab-stop style:position="3.501cm"/>
        </style:tab-stops>
      </style:paragraph-properties>
      <style:text-properties style:font-size-complex="14pt"/>
    </style:style>
    <style:style style:name="Heading_20_5" style:display-name="Heading 5" style:family="paragraph" style:parent-style-name="Базовый_20_заголовок" style:next-style-name="Standard" style:default-outline-level="5" style:class="text">
      <style:paragraph-properties fo:margin-top="0.423cm" fo:margin-bottom="0cm" loext:contextual-spacing="false" fo:text-align="start" style:justify-single-word="false" fo:keep-together="always">
        <style:tab-stops>
          <style:tab-stop style:position="0.002cm"/>
          <style:tab-stop style:position="0.501cm"/>
          <style:tab-stop style:position="1.002cm"/>
          <style:tab-stop style:position="1.501cm"/>
          <style:tab-stop style:position="2.501cm"/>
          <style:tab-stop style:position="3cm"/>
          <style:tab-stop style:position="3.501cm"/>
        </style:tab-stops>
      </style:paragraph-properties>
      <style:text-properties style:font-size-complex="14pt"/>
    </style:style>
    <style:style style:name="Heading_20_6" style:display-name="Heading 6" style:family="paragraph" style:parent-style-name="Базовый_20_заголовок" style:next-style-name="Standard" style:default-outline-level="6" style:class="text">
      <style:paragraph-properties fo:margin-top="0.423cm" fo:margin-bottom="0cm" loext:contextual-spacing="false" fo:text-align="start" style:justify-single-word="false" fo:keep-together="always"/>
    </style:style>
    <style:style style:name="Heading_20_7" style:display-name="Heading 7" style:family="paragraph" style:parent-style-name="Базовый_20_заголовок" style:next-style-name="Standard" style:default-outline-level="7" style:class="text">
      <style:paragraph-properties fo:margin-top="0.212cm" fo:margin-bottom="0cm" loext:contextual-spacing="false" fo:text-align="start" style:justify-single-word="false" fo:keep-together="always"/>
    </style:style>
    <style:style style:name="Heading_20_8" style:display-name="Heading 8" style:family="paragraph" style:parent-style-name="Базовый_20_заголовок" style:next-style-name="Standard" style:default-outline-level="8" style:class="text">
      <style:paragraph-properties fo:margin-top="0.212cm" fo:margin-bottom="0cm" loext:contextual-spacing="false" fo:text-align="start" style:justify-single-word="false" fo:keep-together="always"/>
    </style:style>
    <style:style style:name="Heading_20_9" style:display-name="Heading 9" style:family="paragraph" style:parent-style-name="Базовый_20_заголовок" style:next-style-name="Standard" style:default-outline-level="9" style:class="text">
      <style:paragraph-properties fo:margin-top="0.212cm" fo:margin-bottom="0cm" loext:contextual-spacing="false" fo:text-align="start" style:justify-single-word="false" fo:keep-together="always"/>
      <style:text-properties fo:font-weight="normal" style:font-weight-asian="norm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family-generic-asian="roman" style:font-size-asian="14pt" style:font-name-complex="FreeSans" style:font-family-complex="FreeSans, Arial" style:font-family-generic-complex="swiss" style:font-size-complex="14pt"/>
    </style:style>
    <style:style style:name="Базовый_20_список" style:display-name="Базовый список" style:family="paragraph" style:parent-style-name="Обычный_20__28_без_20_отступа_29_"/>
    <style:style style:name="Базовый_20_дополнительный_20_список" style:display-name="Базовый дополнительный список" style:family="paragraph" style:parent-style-name="Базовый_20_список"/>
    <style:style style:name="Название_20_объекта" style:display-name="Название объекта" style:family="paragraph" style:parent-style-name="Обычный_20__28_без_20_отступа_29_" style:next-style-name="Standard">
      <style:paragraph-properties fo:margin-top="0.071cm" fo:margin-bottom="0.141cm" loext:contextual-spacing="false" fo:text-align="center" style:justify-single-word="false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, Arial" style:font-family-generic-complex="swiss"/>
    </style:style>
    <style:style style:name="Текст_20_примечания1" style:display-name="Текст примечания1" style:family="paragraph" style:parent-style-name="Standard">
      <style:paragraph-properties fo:margin-left="1.501cm" fo:margin-right="0cm" fo:text-indent="1.251cm" style:auto-text-indent="false"/>
      <style:text-properties style:font-size-complex="10pt"/>
    </style:style>
    <style:style style:name="Схема_20_документа1" style:display-name="Схема документа1" style:family="paragraph" style:parent-style-name="Обычный_20__28_без_20_отступа_29_">
      <loext:graphic-properties draw:fill="solid" draw:fill-color="#b3b3b3"/>
      <style:paragraph-properties fo:background-color="#b3b3b3"/>
      <style:text-properties style:font-name="Tahoma" fo:font-family="Tahoma, 'Times New Roman'" style:font-family-generic="swiss" style:font-pitch="variable" fo:font-size="10pt" style:font-size-asian="10pt" style:font-name-complex="Tahoma" style:font-family-complex="Tahoma, 'Times New Roman'" style:font-family-generic-complex="swiss" style:font-pitch-complex="variable"/>
    </style:style>
    <style:style style:name="z-Конец_20_формы" style:display-name="z-Конец формы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Базовый_20_нумерованный_20_список" style:display-name="Базовый нумерованный список" style:family="paragraph" style:parent-style-name="Базовый_20_список"/>
    <style:style style:name="Нумерованный_20_список_20_21" style:display-name="Нумерованный список 21" style:family="paragraph" style:parent-style-name="Базовый_20_нумерованный_20_список" style:list-style-name="WW8Num12">
      <style:paragraph-properties>
        <style:tab-stops>
          <style:tab-stop style:position="3.501cm"/>
        </style:tab-stops>
      </style:paragraph-properties>
    </style:style>
    <style:style style:name="Нумерованный_20_список1" style:display-name="Нумерованный список1" style:family="paragraph" style:parent-style-name="Базовый_20_нумерованный_20_список" style:list-style-name="WW8Num34">
      <style:paragraph-properties>
        <style:tab-stops>
          <style:tab-stop style:position="2.501cm"/>
        </style:tab-stops>
      </style:paragraph-properties>
    </style:style>
    <style:style style:name="Нумерованный_20_список_20_31" style:display-name="Нумерованный список 31" style:family="paragraph" style:parent-style-name="Базовый_20_нумерованный_20_список" style:list-style-name="WW8Num11">
      <style:paragraph-properties>
        <style:tab-stops>
          <style:tab-stop style:position="4.501cm"/>
        </style:tab-stops>
      </style:paragraph-properties>
    </style:style>
    <style:style style:name="Базовый_20_стиль_20_Продолжение_20_списка" style:display-name="Базовый стиль Продолжение списка" style:family="paragraph" style:parent-style-name="Базовый_20_список"/>
    <style:style style:name="Продолжение_20_списка_20_21" style:display-name="Продолжение списка 21" style:family="paragraph" style:parent-style-name="Базовый_20_стиль_20_Продолжение_20_списка">
      <style:paragraph-properties fo:margin-left="2cm" fo:margin-right="0cm" fo:text-indent="1.501cm" style:auto-text-indent="false"/>
    </style:style>
    <style:style style:name="z-Начало_20_формы" style:display-name="z-Начало формы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Нумерованный_20_список_20_41" style:display-name="Нумерованный список 41" style:family="paragraph" style:parent-style-name="Базовый_20_нумерованный_20_список" style:list-style-name="WW8Num10">
      <style:paragraph-properties>
        <style:tab-stops>
          <style:tab-stop style:position="5.502cm"/>
        </style:tab-stops>
      </style:paragraph-properties>
    </style:style>
    <style:style style:name="Продолжение_20_списка_20_31" style:display-name="Продолжение списка 31" style:family="paragraph" style:parent-style-name="Базовый_20_стиль_20_Продолжение_20_списка">
      <style:paragraph-properties fo:margin-left="3cm" fo:margin-right="0cm" fo:text-indent="1.501cm" style:auto-text-indent="false"/>
    </style:style>
    <style:style style:name="Продолжение_20_списка_20_41" style:display-name="Продолжение списка 41" style:family="paragraph" style:parent-style-name="Базовый_20_стиль_20_Продолжение_20_списка">
      <style:paragraph-properties fo:margin-left="4.001cm" fo:margin-right="0cm" fo:text-indent="1.501cm" style:auto-text-indent="false"/>
    </style:style>
    <style:style style:name="Продолжение_20_списка_20_51" style:display-name="Продолжение списка 51" style:family="paragraph" style:parent-style-name="Базовый_20_стиль_20_Продолжение_20_списка">
      <style:paragraph-properties fo:margin-left="5.001cm" fo:margin-right="0cm" fo:text-indent="1.501cm" style:auto-text-indent="false"/>
    </style:style>
    <style:style style:name="Базовый_20_маркированный_20_список" style:display-name="Базовый маркированный список" style:family="paragraph" style:parent-style-name="Базовый_20_список"/>
    <style:style style:name="Маркированный_20_список1" style:display-name="Маркированный список1" style:family="paragraph" style:parent-style-name="Базовый_20_маркированный_20_список" style:list-style-name="WW8Num49">
      <style:paragraph-properties>
        <style:tab-stops>
          <style:tab-stop style:position="2.501cm"/>
        </style:tab-stops>
      </style:paragraph-properties>
    </style:style>
    <style:style style:name="Маркированный_20_список_20_21" style:display-name="Маркированный список 21" style:family="paragraph" style:parent-style-name="Базовый_20_маркированный_20_список" style:list-style-name="WW8Num43">
      <style:paragraph-properties>
        <style:tab-stops>
          <style:tab-stop style:position="3.501cm"/>
        </style:tab-stops>
      </style:paragraph-properties>
    </style:style>
    <style:style style:name="Нумерованный_20_список_20_51" style:display-name="Нумерованный список 51" style:family="paragraph" style:parent-style-name="Базовый_20_нумерованный_20_список" style:list-style-name="WW8Num9">
      <style:paragraph-properties>
        <style:tab-stops>
          <style:tab-stop style:position="6.502cm"/>
        </style:tab-stops>
      </style:paragraph-properties>
    </style:style>
    <style:style style:name="Продолжение_20_списка1" style:display-name="Продолжение списка1" style:family="paragraph" style:parent-style-name="Базовый_20_стиль_20_Продолжение_20_списка">
      <style:paragraph-properties fo:margin-left="1cm" fo:margin-right="0cm" fo:text-indent="1.501cm" style:auto-text-indent="false"/>
    </style:style>
    <style:style style:name="Маркированный_20_список_20_31" style:display-name="Маркированный список 31" style:family="paragraph" style:parent-style-name="Базовый_20_маркированный_20_список" style:list-style-name="WW8Num50">
      <style:paragraph-properties>
        <style:tab-stops>
          <style:tab-stop style:position="4.501cm"/>
        </style:tab-stops>
      </style:paragraph-properties>
    </style:style>
    <style:style style:name="Маркированный_20_список_20_41" style:display-name="Маркированный список 41" style:family="paragraph" style:parent-style-name="Базовый_20_маркированный_20_список" style:list-style-name="WW8Num14">
      <style:paragraph-properties>
        <style:tab-stops>
          <style:tab-stop style:position="5.502cm"/>
        </style:tab-stops>
      </style:paragraph-properties>
    </style:style>
    <style:style style:name="Список_20_21" style:display-name="Список 21" style:family="paragraph" style:parent-style-name="Базовый_20_дополнительный_20_список">
      <style:paragraph-properties fo:margin-left="2cm" fo:margin-right="0cm" fo:text-indent="0.801cm" style:auto-text-indent="false"/>
    </style:style>
    <style:style style:name="Список_20_31" style:display-name="Список 31" style:family="paragraph" style:parent-style-name="Базовый_20_дополнительный_20_список">
      <style:paragraph-properties fo:margin-left="3cm" fo:margin-right="0cm" fo:text-indent="0.801cm" style:auto-text-indent="false"/>
    </style:style>
    <style:style style:name="Список_20_41" style:display-name="Список 41" style:family="paragraph" style:parent-style-name="Базовый_20_дополнительный_20_список">
      <style:paragraph-properties fo:margin-left="4.001cm" fo:margin-right="0cm" fo:text-indent="0.801cm" style:auto-text-indent="false"/>
    </style:style>
    <style:style style:name="Список_20_51" style:display-name="Список 51" style:family="paragraph" style:parent-style-name="Базовый_20_дополнительный_20_список">
      <style:paragraph-properties fo:margin-left="5.001cm" fo:margin-right="0cm" fo:text-indent="0.801cm" style:auto-text-indent="false"/>
    </style:style>
    <style:style style:name="Обычный_20__28_тбл_29_" style:display-name="Обычный (тбл)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9pt" style:font-weight-complex="bold"/>
    </style:style>
    <style:style style:name="Шапка_20_таблицы" style:display-name="Шапка таблицы" style:family="paragraph" style:parent-style-name="Обычный_20__28_тбл_29_">
      <style:paragraph-properties fo:margin-top="0.106cm" fo:margin-bottom="0cm" loext:contextual-spacing="false" fo:text-align="center" style:justify-single-word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_20__28_без_20_отступа_29_" style:class="extra">
      <style:paragraph-properties fo:text-align="center" style:justify-single-word="false"/>
    </style:style>
    <style:style style:name="Footer" style:family="paragraph" style:parent-style-name="Обычный_20__28_без_20_отступа_29_" style:class="extra">
      <style:paragraph-properties fo:text-align="start" style:justify-single-word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Название_20_объекта1" style:display-name="Название объекта1" style:family="paragraph" style:parent-style-name="Обычный_20__28_без_20_отступа_29_" style:next-style-name="Standard">
      <style:paragraph-properties fo:margin-top="0.071cm" fo:margin-bottom="0.141cm" loext:contextual-spacing="false" fo:text-align="center" style:justify-single-word="false"/>
    </style:style>
    <style:style style:name="Базовый_20_список_20__28_тбл_29_" style:display-name="Базовый список (тбл)" style:family="paragraph" style:parent-style-name="Обычный_20__28_тбл_29_"/>
    <style:style style:name="Базовый_20_нумерованный_20_список_20__28_тбл_29_" style:display-name="Базовый нумерованный список (тбл)" style:family="paragraph" style:parent-style-name="Базовый_20_список_20__28_тбл_29_"/>
    <style:style style:name="Нумерованный_20_список_20__28_тбл_29_" style:display-name="Нумерованный список (тбл)" style:family="paragraph" style:parent-style-name="Базовый_20_нумерованный_20_список_20__28_тбл_29_" style:list-style-name="WW8Num59"/>
    <style:style style:name="Нумерованный_20_список_20_2_20__28_тбл_29_" style:display-name="Нумерованный список 2 (тбл)" style:family="paragraph" style:parent-style-name="Базовый_20_нумерованный_20_список_20__28_тбл_29_" style:list-style-name="WW8Num69">
      <style:text-properties style:font-size-complex="12pt" style:font-weight-complex="normal"/>
    </style:style>
    <style:style style:name="Нумерованный_20_список_20_3_20__28_тбл_29_" style:display-name="Нумерованный список 3 (тбл)" style:family="paragraph" style:parent-style-name="Нумерованный_20_список_20__28_тбл_29_" style:list-style-name="WW8Num77">
      <style:paragraph-properties fo:margin-left="3.011cm" fo:margin-right="0cm" fo:text-indent="0cm" style:auto-text-indent="false"/>
    </style:style>
    <style:style style:name="Базовый_20_маркированный_20_список_20__28_тбл_29_" style:display-name="Базовый маркированный список (тбл)" style:family="paragraph" style:parent-style-name="Базовый_20_список_20__28_тбл_29_"/>
    <style:style style:name="Маркированный_20_список_20__28_тбл_29_" style:display-name="Маркированный список (тбл)" style:family="paragraph" style:parent-style-name="Базовый_20_маркированный_20_список_20__28_тбл_29_" style:list-style-name="WW8Num65"/>
    <style:style style:name="Маркированный_20_список_20_2_20__28_тбл_29_" style:display-name="Маркированный список 2 (тбл)" style:family="paragraph" style:parent-style-name="Базовый_20_маркированный_20_список_20__28_тбл_29_" style:list-style-name="WW8Num56"/>
    <style:style style:name="Маркированный_20_список_20_3_20__28_тбл_29_" style:display-name="Маркированный список 3 (тбл)" style:family="paragraph" style:parent-style-name="Базовый_20_маркированный_20_список_20__28_тбл_29_" style:list-style-name="WW8Num72"/>
    <style:style style:name="Базовый_20_стиль_20_Продолжение_20_списка_20__28_тбл_29_" style:display-name="Базовый стиль Продолжение списка (тбл)" style:family="paragraph" style:parent-style-name="Базовый_20_список_20__28_тбл_29_"/>
    <style:style style:name="Продолжение_20_списка_20__28_тбл_29_" style:display-name="Продолжение списка (тбл)" style:family="paragraph" style:parent-style-name="Базовый_20_стиль_20_Продолжение_20_списка_20__28_тбл_29_">
      <style:paragraph-properties fo:margin-left="1cm" fo:margin-right="0cm" fo:text-indent="0cm" style:auto-text-indent="false"/>
    </style:style>
    <style:style style:name="Продолжение_20_списка_20_2_20__28_тбл_29_" style:display-name="Продолжение списка 2 (тбл)" style:family="paragraph" style:parent-style-name="Базовый_20_стиль_20_Продолжение_20_списка_20__28_тбл_29_">
      <style:paragraph-properties fo:margin-left="2cm" fo:margin-right="0cm" fo:text-indent="0cm" style:auto-text-indent="false"/>
    </style:style>
    <style:style style:name="Продолжение_20_списка_20_3_20__28_тбл_29_" style:display-name="Продолжение списка 3 (тбл)" style:family="paragraph" style:parent-style-name="Базовый_20_стиль_20_Продолжение_20_списка_20__28_тбл_29_">
      <style:paragraph-properties fo:margin-left="3cm" fo:margin-right="0cm" fo:text-indent="0cm" style:auto-text-indent="false"/>
    </style:style>
    <style:style style:name="Базовый_20_дополнительный_20_элемент" style:display-name="Базовый дополнительный элемент" style:family="paragraph" style:parent-style-name="Обычный_20__28_без_20_отступа_29_">
      <style:paragraph-properties fo:margin-top="0.106cm" fo:margin-bottom="0cm" loext:contextual-spacing="false" fo:keep-with-next="always"/>
      <style:text-properties style:font-size-complex="11pt"/>
    </style:style>
    <style:style style:name="Внимание_21_" style:display-name="Внимание!" style:family="paragraph" style:parent-style-name="Базовый_20_дополнительный_20_элемент" style:next-style-name="Standard">
      <style:text-properties fo:font-style="italic" fo:font-weight="bold" style:font-style-asian="italic" style:font-weight-asian="bold" style:font-style-complex="italic"/>
    </style:style>
    <style:style style:name="Примечание" style:family="paragraph" style:parent-style-name="Базовый_20_дополнительный_20_элемент" style:next-style-name="Standard"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Объект" style:family="paragraph" style:parent-style-name="Обычный_20__28_без_20_отступа_29_" style:next-style-name="Standard">
      <style:paragraph-properties fo:margin-top="0.353cm" fo:margin-bottom="0.423cm" loext:contextual-spacing="false" fo:text-align="center" style:justify-single-word="false" fo:keep-with-next="always"/>
    </style:style>
    <style:style style:name="Название_20_таблицы" style:display-name="Название таблицы" style:family="paragraph" style:parent-style-name="Обычный_20__28_без_20_отступа_29_" style:next-style-name="Standard">
      <style:paragraph-properties fo:margin-top="0.212cm" fo:margin-bottom="0.212cm" loext:contextual-spacing="false" fo:keep-together="always" fo:keep-with-next="always"/>
    </style:style>
    <style:style style:name="Базовый_20_стиль_20_оглавлений" style:display-name="Базовый стиль оглавлений" style:family="paragraph" style:parent-style-name="Обычный_20__28_без_20_отступа_29_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Базовый_20_стиль_20_оглавлений" style:next-style-name="Standard" style:class="index">
      <style:paragraph-properties fo:margin-left="0.7cm" fo:margin-right="0cm" fo:text-align="start" style:justify-single-word="false" fo:keep-together="always" fo:text-indent="-0.7cm" style:auto-text-indent="false" fo:keep-with-next="always">
        <style:tab-stops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26pt"/>
    </style:style>
    <style:style style:name="Contents_20_2" style:display-name="Contents 2" style:family="paragraph" style:parent-style-name="Базовый_20_стиль_20_оглавлений" style:next-style-name="Standard" style:class="index">
      <style:paragraph-properties fo:margin-left="1.501cm" fo:margin-right="0cm" fo:margin-top="0.212cm" fo:margin-bottom="0cm" loext:contextual-spacing="false" fo:text-align="start" style:justify-single-word="false" fo:keep-together="always" fo:text-indent="-0.801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22pt"/>
    </style:style>
    <style:style style:name="Contents_20_3" style:display-name="Contents 3" style:family="paragraph" style:parent-style-name="Базовый_20_стиль_20_оглавлений" style:next-style-name="Standard" style:class="index">
      <style:paragraph-properties fo:margin-left="2.501cm" fo:margin-right="0cm" fo:margin-top="0.071cm" fo:margin-bottom="0cm" loext:contextual-spacing="false" fo:text-align="start" style:justify-single-word="false" fo:keep-together="always" fo:text-indent="-1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9pt"/>
    </style:style>
    <style:style style:name="Contents_20_4" style:display-name="Contents 4" style:family="paragraph" style:parent-style-name="Базовый_20_стиль_20_оглавлений" style:next-style-name="Standard" style:class="index">
      <style:paragraph-properties fo:margin-left="3.701cm" fo:margin-right="0cm" fo:text-align="start" style:justify-single-word="false" fo:keep-together="always" fo:text-indent="-1.199cm" style:auto-text-indent="false">
        <style:tab-stops>
          <style:tab-stop style:position="17.002cm" style:type="right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5" style:display-name="Contents 5" style:family="paragraph" style:parent-style-name="Базовый_20_стиль_20_оглавлений" style:next-style-name="Standard" style:class="index">
      <style:paragraph-properties fo:margin-left="3.801cm" fo:margin-right="0cm" fo:text-align="start" style:justify-single-word="false" fo:keep-together="always" fo:text-indent="0cm" style:auto-text-indent="false">
        <style:tab-stops>
          <style:tab-stop style:position="17.002cm" style:type="right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6" style:display-name="Contents 6" style:family="paragraph" style:parent-style-name="Базовый_20_стиль_20_оглавлений" style:next-style-name="Standard" style:class="index">
      <style:paragraph-properties fo:margin-left="4.2cm" fo:margin-right="0cm" fo:text-align="start" style:justify-single-word="false" fo:keep-together="always" fo:text-indent="0cm" style:auto-text-indent="false">
        <style:tab-stops>
          <style:tab-stop style:position="17.002cm" style:type="right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7" style:display-name="Contents 7" style:family="paragraph" style:parent-style-name="Базовый_20_стиль_20_оглавлений" style:next-style-name="Standard" style:class="index">
      <style:paragraph-properties fo:margin-left="4.6cm" fo:margin-right="0cm" fo:text-align="start" style:justify-single-word="false" fo:keep-together="always" fo:text-indent="0cm" style:auto-text-indent="false">
        <style:tab-stops>
          <style:tab-stop style:position="17.002cm" style:type="right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8" style:display-name="Contents 8" style:family="paragraph" style:parent-style-name="Базовый_20_стиль_20_оглавлений" style:next-style-name="Standard" style:class="index">
      <style:paragraph-properties fo:margin-left="5.001cm" fo:margin-right="0cm" fo:text-align="start" style:justify-single-word="false" fo:keep-together="always" fo:text-indent="0cm" style:auto-text-indent="false">
        <style:tab-stops>
          <style:tab-stop style:position="17.002cm" style:type="right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9" style:display-name="Contents 9" style:family="paragraph" style:parent-style-name="Базовый_20_стиль_20_оглавлений" style:next-style-name="Standard" style:class="index">
      <style:paragraph-properties fo:margin-left="5.401cm" fo:margin-right="0cm" fo:text-align="start" style:justify-single-word="false" fo:keep-together="always" fo:text-indent="0cm" style:auto-text-indent="false">
        <style:tab-stops>
          <style:tab-stop style:position="17.002cm" style:type="right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Пример" style:family="paragraph" style:parent-style-name="Базовый_20_дополнительный_20_элемент" style:next-style-name="Standard">
      <style:text-properties fo:font-weight="bold" style:font-weight-asian="bold"/>
    </style:style>
    <style:style style:name="Объект_20__28_с_20_отрывом_29_" style:display-name="Объект (с отрывом)" style:family="paragraph" style:parent-style-name="Объект" style:next-style-name="Standard">
      <style:paragraph-properties fo:margin-top="0.353cm" fo:margin-bottom="0cm" loext:contextual-spacing="false" fo:keep-with-next="auto"/>
    </style:style>
    <style:style style:name="Номер_20_части" style:display-name="Номер части" style:family="paragraph" style:next-style-name="Standard">
      <style:paragraph-properties fo:margin-left="7.001cm" fo:margin-right="0cm" fo:margin-top="2.117cm" fo:margin-bottom="0cm" loext:contextual-spacing="false" fo:text-align="end" style:justify-single-word="false" fo:keep-together="always" fo:orphans="2" fo:widows="2" fo:hyphenation-ladder-count="no-limit" fo:text-indent="0cm" style:auto-text-indent="false" fo:break-before="page" fo:keep-with-next="always"/>
      <style:text-properties fo:text-transform="uppercase" style:use-window-font-color="true" style:font-name="Arial" fo:font-family="Arial" style:font-family-generic="swiss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font-weight-asian="bold" style:font-name-complex="Arial" style:font-family-complex="Arial" style:font-family-generic-complex="swiss" style:font-pitch-complex="variable" style:font-size-complex="40pt" style:language-complex="ar" style:country-complex="SA" fo:hyphenate="false" fo:hyphenation-remain-char-count="2" fo:hyphenation-push-char-count="2" loext:hyphenation-no-caps="false"/>
    </style:style>
    <style:style style:name="Маркированный_20_список_20_51" style:display-name="Маркированный список 51" style:family="paragraph" style:parent-style-name="Базовый_20_маркированный_20_список" style:list-style-name="WW8Num13">
      <style:paragraph-properties>
        <style:tab-stops>
          <style:tab-stop style:position="6.502cm"/>
        </style:tab-stops>
      </style:paragraph-properties>
    </style:style>
    <style:style style:name="Шапка1" style:family="paragraph" style:parent-style-name="Standard" style:next-style-name="Standard">
      <loext:graphic-properties draw:fill="solid" draw:fill-color="#cccccc"/>
      <style:paragraph-properties fo:margin-top="0.423cm" fo:margin-bottom="0cm" loext:contextual-spacing="false" fo:background-color="#cccccc" fo:padding="0.035cm" fo:border="0.74pt solid #00000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Заголовок_20_5_20__28_дополнительный_29_" style:display-name="Заголовок 5 (дополнительный)" style:family="paragraph" style:parent-style-name="Heading_20_5" style:next-style-name="Standard" style:default-outline-level="" style:list-style-name="">
      <style:paragraph-properties fo:margin-left="0cm" fo:margin-right="0cm" fo:margin-top="0.212cm" fo:margin-bottom="0cm" loext:contextual-spacing="false" fo:text-indent="0cm" style:auto-text-indent="false"/>
    </style:style>
    <style:style style:name="Заголовок_20__28_без_20_уровня_29_" style:display-name="Заголовок (без уровня)" style:family="paragraph" style:parent-style-name="Заголовок_20_5_20__28_дополнительный_29_" style:next-style-name="Standard" style:default-outline-level="">
      <style:paragraph-properties fo:text-align="center" style:justify-single-word="false"/>
      <style:text-properties fo:font-size="20pt" fo:font-style="italic" style:font-size-asian="20pt" style:font-style-asian="italic"/>
    </style:style>
    <style:style style:name="Заголовок_20_2_20__28_дополнительный_29_" style:display-name="Заголовок 2 (дополнительный)" style:family="paragraph" style:parent-style-name="Heading_20_2" style:next-style-name="Standard" style:list-style-name="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cm"/>
          <style:tab-stop style:position="0.501cm"/>
          <style:tab-stop style:position="1.002cm"/>
          <style:tab-stop style:position="1.501cm"/>
          <style:tab-stop style:position="2.501cm"/>
          <style:tab-stop style:position="3cm"/>
          <style:tab-stop style:position="3.501cm"/>
        </style:tab-stops>
      </style:paragraph-properties>
      <style:text-properties fo:font-size="16pt" style:font-size-asian="16pt"/>
    </style:style>
    <style:style style:name="Заголовок_20_3_20__28_дополнительный_29_" style:display-name="Заголовок 3 (дополнительный)" style:family="paragraph" style:parent-style-name="Heading_20_3" style:next-style-name="Standard" style:list-style-name="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cm"/>
        </style:tab-stops>
      </style:paragraph-properties>
      <style:text-properties fo:font-size="12pt" style:font-size-asian="12pt"/>
    </style:style>
    <style:style style:name="Заголовок_20_4_20__28_дополнительный_29_" style:display-name="Заголовок 4 (дополнительный)" style:family="paragraph" style:parent-style-name="Heading_20_4" style:next-style-name="Standard" style:default-outline-level="" style:list-style-name="">
      <style:paragraph-properties fo:margin-left="0cm" fo:margin-right="0cm" fo:text-indent="0cm" style:auto-text-indent="false"/>
    </style:style>
    <style:style style:name="Заголовок_20_6_20__28_дополнительный_29_" style:display-name="Заголовок 6 (дополнительный)" style:family="paragraph" style:parent-style-name="Heading_20_6" style:next-style-name="Standard" style:default-outline-level="" style:list-style-name="">
      <style:paragraph-properties fo:margin-left="0cm" fo:margin-right="0cm" fo:text-indent="0cm" style:auto-text-indent="false"/>
      <style:text-properties style:font-size-complex="12pt"/>
    </style:style>
    <style:style style:name="Заголовок_20_7_20__28_дополнительный_29_" style:display-name="Заголовок 7 (дополнительный)" style:family="paragraph" style:parent-style-name="Heading_20_7" style:next-style-name="Standard" style:default-outline-level="" style:list-style-name="">
      <style:paragraph-properties fo:margin-left="0cm" fo:margin-right="0cm" fo:text-indent="0cm" style:auto-text-indent="false"/>
      <style:text-properties style:font-size-complex="12pt"/>
    </style:style>
    <style:style style:name="Заголовок_20_8_20__28_дополнительный_29_" style:display-name="Заголовок 8 (дополнительный)" style:family="paragraph" style:parent-style-name="Heading_20_8" style:next-style-name="Standard" style:default-outline-level="" style:list-style-name="">
      <style:paragraph-properties fo:margin-left="0cm" fo:margin-right="0cm" fo:text-indent="0cm" style:auto-text-indent="false"/>
      <style:text-properties style:font-size-complex="12pt"/>
    </style:style>
    <style:style style:name="Заголовок_20_9_20__28_дополнительный_29_" style:display-name="Заголовок 9 (дополнительный)" style:family="paragraph" style:parent-style-name="Heading_20_9" style:next-style-name="Standard" style:default-outline-level="" style:list-style-name="">
      <style:paragraph-properties fo:margin-left="0cm" fo:margin-right="0cm" fo:text-indent="0cm" style:auto-text-indent="false"/>
      <style:text-properties style:font-size-complex="12pt"/>
    </style:style>
    <style:style style:name="Subtitle" style:family="paragraph" style:parent-style-name="Базовый_20_заголовок" style:next-style-name="Standard" style:default-outline-level="1" style:list-style-name="" style:class="chapter">
      <style:paragraph-properties fo:margin-top="0cm" fo:margin-bottom="0.212cm" loext:contextual-spacing="false" fo:text-align="center" style:justify-single-word="false" fo:hyphenation-ladder-count="no-limit" fo:break-before="page">
        <style:tab-stops/>
      </style:paragraph-properties>
      <style:text-properties fo:font-size="20pt" style:font-size-asian="20pt" style:font-size-complex="20pt" fo:hyphenate="true" fo:hyphenation-remain-char-count="2" fo:hyphenation-push-char-count="2" loext:hyphenation-no-caps="false"/>
    </style:style>
    <style:style style:name="Подзаголовок_20__28_без_20_уровня_29_" style:display-name="Подзаголовок (без уровня)" style:family="paragraph" style:parent-style-name="Subtitle" style:next-style-name="Standard" style:default-outline-level=""/>
    <style:style style:name="Обычный_20__28_по_20_центру_29_" style:display-name="Обычный (по центру)" style:family="paragraph" style:parent-style-name="Standard">
      <style:paragraph-properties fo:margin-left="0.002cm" fo:margin-right="0cm" fo:text-align="center" style:justify-single-word="false" fo:text-indent="1.501cm" style:auto-text-indent="false"/>
    </style:style>
    <style:style style:name="Обычный_20__28_по_20_правому_20_краю_29_" style:display-name="Обычный (по правому краю)" style:family="paragraph" style:parent-style-name="Standard">
      <style:paragraph-properties fo:margin-left="0.002cm" fo:margin-right="0cm" fo:text-align="end" style:justify-single-word="false" fo:text-indent="1.501cm" style:auto-text-indent="false"/>
    </style:style>
    <style:style style:name="Обычный_20__28_по_20_левому_20_краю_29_" style:display-name="Обычный (по левому краю)" style:family="paragraph" style:parent-style-name="Standard">
      <style:paragraph-properties fo:margin-left="0.002cm" fo:margin-right="0cm" fo:text-align="start" style:justify-single-word="false" fo:text-indent="1.501cm" style:auto-text-indent="false"/>
    </style:style>
    <style:style style:name="Базовый_20_стиль_20_надписей" style:display-name="Базовый стиль надписей" style:family="paragraph" style:parent-style-name="Обычный_20__28_без_20_отступа_29_">
      <style:paragraph-properties fo:text-align="center" style:justify-single-word="false"/>
    </style:style>
    <style:style style:name="Надпись_20_1" style:display-name="Надпись 1" style:family="paragraph" style:parent-style-name="Базовый_20_стиль_20_надписей" style:next-style-name="Standard">
      <style:text-properties fo:font-size="40pt" style:font-size-asian="40pt"/>
    </style:style>
    <style:style style:name="Надпись_20_1_20__28_прописные_29_" style:display-name="Надпись 1 (прописные)" style:family="paragraph" style:parent-style-name="Надпись_20_1" style:next-style-name="Standard">
      <style:text-properties fo:text-transform="uppercase"/>
    </style:style>
    <style:style style:name="Надпись_20_2" style:display-name="Надпись 2" style:family="paragraph" style:parent-style-name="Базовый_20_стиль_20_надписей" style:next-style-name="Standard">
      <style:text-properties fo:font-size="32pt" style:font-size-asian="32pt"/>
    </style:style>
    <style:style style:name="Надпись_20_2_20__28_прописные_29_" style:display-name="Надпись 2 (прописные)" style:family="paragraph" style:parent-style-name="Надпись_20_2" style:next-style-name="Standard">
      <style:text-properties fo:text-transform="uppercase"/>
    </style:style>
    <style:style style:name="Надпись_20_3" style:display-name="Надпись 3" style:family="paragraph" style:parent-style-name="Базовый_20_стиль_20_надписей" style:next-style-name="Standard">
      <style:text-properties fo:font-size="26pt" style:font-size-asian="26pt"/>
    </style:style>
    <style:style style:name="Надпись_20_3_20__28_прописные_29_" style:display-name="Надпись 3 (прописные)" style:family="paragraph" style:parent-style-name="Надпись_20_3" style:next-style-name="Standard">
      <style:text-properties fo:text-transform="uppercase"/>
    </style:style>
    <style:style style:name="Надпись_20_4" style:display-name="Надпись 4" style:family="paragraph" style:parent-style-name="Базовый_20_стиль_20_надписей" style:next-style-name="Standard">
      <style:text-properties fo:font-size="22pt" fo:font-weight="bold" style:font-size-asian="22pt" style:font-weight-asian="bold"/>
    </style:style>
    <style:style style:name="Надпись_20_4_20__28_прописные_29_" style:display-name="Надпись 4 (прописные)" style:family="paragraph" style:parent-style-name="Надпись_20_4" style:next-style-name="Standard">
      <style:text-properties fo:text-transform="uppercase"/>
    </style:style>
    <style:style style:name="Надпись_20_5" style:display-name="Надпись 5" style:family="paragraph" style:parent-style-name="Базовый_20_стиль_20_надписей" style:next-style-name="Standard">
      <style:text-properties fo:font-size="20pt" fo:font-weight="bold" style:font-size-asian="20pt" style:font-weight-asian="bold"/>
    </style:style>
    <style:style style:name="Надпись_20_5_20__28_прописные_29_" style:display-name="Надпись 5 (прописные)" style:family="paragraph" style:parent-style-name="Надпись_20_5" style:next-style-name="Standard">
      <style:text-properties fo:text-transform="uppercase"/>
    </style:style>
    <style:style style:name="Надпись_20_6" style:display-name="Надпись 6" style:family="paragraph" style:parent-style-name="Базовый_20_стиль_20_надписей" style:next-style-name="Standard">
      <style:text-properties fo:font-size="18pt" fo:font-weight="bold" style:font-size-asian="18pt" style:font-weight-asian="bold"/>
    </style:style>
    <style:style style:name="Надпись_20_6_20__28_прописные_29_" style:display-name="Надпись 6 (прописные)" style:family="paragraph" style:parent-style-name="Надпись_20_6" style:next-style-name="Standard">
      <style:text-properties fo:text-transform="uppercase"/>
    </style:style>
    <style:style style:name="Надпись_20_7" style:display-name="Надпись 7" style:family="paragraph" style:parent-style-name="Базовый_20_стиль_20_надписей" style:next-style-name="Standard">
      <style:text-properties fo:font-size="16pt" fo:font-weight="bold" style:font-size-asian="16pt" style:font-weight-asian="bold"/>
    </style:style>
    <style:style style:name="Надпись_20_7_20__28_прописные_29_" style:display-name="Надпись 7 (прописные)" style:family="paragraph" style:parent-style-name="Надпись_20_7" style:next-style-name="Standard">
      <style:text-properties fo:text-transform="uppercase"/>
    </style:style>
    <style:style style:name="Надпись_20_8" style:display-name="Надпись 8" style:family="paragraph" style:parent-style-name="Базовый_20_стиль_20_надписей" style:next-style-name="Standard">
      <style:text-properties fo:font-size="14pt" fo:font-weight="bold" style:font-size-asian="14pt" style:font-weight-asian="bold"/>
    </style:style>
    <style:style style:name="Надпись_20_8_20__28_прописные_29_" style:display-name="Надпись 8 (прописные)" style:family="paragraph" style:parent-style-name="Надпись_20_8" style:next-style-name="Standard">
      <style:text-properties fo:text-transform="uppercase"/>
    </style:style>
    <style:style style:name="Надпись_20_9" style:display-name="Надпись 9" style:family="paragraph" style:parent-style-name="Базовый_20_стиль_20_надписей" style:next-style-name="Standard"/>
    <style:style style:name="Надпись_20_9_20__28_прописные_29_" style:display-name="Надпись 9 (прописные)" style:family="paragraph" style:parent-style-name="Надпись_20_9" style:next-style-name="Standard">
      <style:text-properties fo:text-transform="uppercase"/>
    </style:style>
    <style:style style:name="Заголовок_20_части" style:display-name="Заголовок части" style:family="paragraph" style:parent-style-name="Базовый_20_заголовок" style:next-style-name="Standard" style:default-outline-level="1" style:list-style-name="">
      <style:paragraph-properties fo:margin-top="2.117cm" fo:margin-bottom="4.586cm" loext:contextual-spacing="false" fo:text-align="center" style:justify-single-word="false"/>
      <style:text-properties fo:text-transform="uppercase" fo:font-size="24pt" style:font-size-asian="24pt" style:font-size-complex="30pt"/>
    </style:style>
    <style:style style:name="Обычный_20_отступ1" style:display-name="Обычный отступ1" style:family="paragraph" style:parent-style-name="Standard">
      <style:paragraph-properties fo:margin-left="1cm" fo:margin-right="0cm" fo:text-indent="1.501cm" style:auto-text-indent="false"/>
    </style:style>
    <style:style style:name="Название_20_таблицы_20__28_по_20_правому_20_краю_29_" style:display-name="Название таблицы (по правому краю)" style:family="paragraph" style:parent-style-name="Название_20_таблицы" style:next-style-name="Standard">
      <style:paragraph-properties fo:text-align="end" style:justify-single-word="false"/>
    </style:style>
    <style:style style:name="Подзаголовок_20_приложения" style:display-name="Подзаголовок приложения" style:family="paragraph" style:parent-style-name="Базовый_20_заголовок" style:next-style-name="Standard">
      <style:paragraph-properties fo:margin-top="0cm" fo:margin-bottom="0.353cm" loext:contextual-spacing="false" fo:text-align="center" style:justify-single-word="false"/>
      <style:text-properties fo:font-size="16pt" style:font-size-asian="16pt"/>
    </style:style>
    <style:style style:name="Заголовок_20_приложения" style:display-name="Заголовок приложения" style:family="paragraph" style:parent-style-name="Subtitle">
      <style:paragraph-properties fo:text-align="end" style:justify-single-word="false"/>
    </style:style>
    <style:style style:name="Тип_20_приложения" style:display-name="Тип приложения" style:family="paragraph" style:parent-style-name="Заголовок_20_приложения" style:next-style-name="Подзаголовок_20_приложения" style:default-outline-level="">
      <style:paragraph-properties fo:break-before="auto" fo:break-after="auto"/>
      <style:text-properties fo:text-transform="uppercase" fo:font-size="12pt" fo:font-weight="normal" style:font-size-asian="12pt" style:font-weight-asian="normal"/>
    </style:style>
    <style:style style:name="_2d__20_СТРАНИЦА_20_-" style:display-name="- СТРАНИЦА -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Л_5f_Название_5f_программы" style:display-name="ТЛ_Название_программы" style:family="paragraph" style:parent-style-name="Обычный_20__28_без_20_отступа_29_">
      <style:paragraph-properties fo:text-align="center" style:justify-single-word="false"/>
      <style:text-properties fo:text-transform="uppercase"/>
    </style:style>
    <style:style style:name="ТЛ_5f_Название_5f_документа" style:display-name="ТЛ_Название_документа" style:family="paragraph" style:parent-style-name="Обычный_20__28_без_20_отступа_29_">
      <style:paragraph-properties fo:text-align="center" style:justify-single-word="false"/>
    </style:style>
    <style:style style:name="Лист_5f_утверждения" style:display-name="Лист_утверждения" style:family="paragraph" style:parent-style-name="Обычный_20__28_без_20_отступа_29_">
      <style:paragraph-properties fo:text-align="center" style:justify-single-word="false"/>
      <style:text-properties fo:text-transform="uppercase" fo:font-size="16pt" style:font-size-asian="16pt"/>
    </style:style>
    <style:style style:name="ТЛ_5f_Название_5f_учреждения" style:display-name="ТЛ_Название_учреждения" style:family="paragraph" style:parent-style-name="Обычный_20__28_без_20_отступа_29_">
      <style:paragraph-properties fo:line-height="100%" fo:text-align="center" style:justify-single-word="false"/>
      <style:text-properties fo:text-transform="uppercase" fo:font-size="14pt" style:font-size-asian="14pt"/>
    </style:style>
    <style:style style:name="Титул_5f_абзац_5f_ГОСТ_5f_Утверждено_5f_Согласовано" style:display-name="Титул_абзац_ГОСТ_Утверждено_Согласовано" style:family="paragraph" style:parent-style-name="Standard">
      <style:paragraph-properties fo:margin-left="-1.501cm" fo:margin-right="0cm" fo:line-height="100%" fo:text-align="end" style:justify-single-word="false" fo:text-indent="0cm" style:auto-text-indent="false"/>
      <style:text-properties fo:text-transform="uppercase" style:font-size-complex="14pt"/>
    </style:style>
    <style:style style:name="Титул_5f_абзац_5f_ГОСТ_5f_Текст_5f_Утверждено_5f_Согласовано" style:display-name="Титул_абзац_ГОСТ_Текст_Утверждено_Согласовано" style:family="paragraph" style:parent-style-name="Standard">
      <style:paragraph-properties fo:margin-left="-1.501cm" fo:margin-right="0cm" fo:margin-top="0cm" fo:margin-bottom="0.282cm" loext:contextual-spacing="false" fo:line-height="100%" fo:text-align="end" style:justify-single-word="false" fo:text-indent="0cm" style:auto-text-indent="false"/>
    </style:style>
    <style:style style:name="Титул_5f_абзац_5f_ГОСТ_5f_ЛУ_5f_Наименование_5f_программы" style:display-name="Титул_абзац_ГОСТ_ЛУ_Наименование_программы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text-transform="uppercase" fo:font-size="16pt" style:font-size-asian="16pt" style:font-size-complex="16pt"/>
    </style:style>
    <style:style style:name="Титул_5f_абзац_5f_ГОСТ_5f_ЛУ_5f_Наименование_5f_документа" style:display-name="Титул_абзац_ГОСТ_ЛУ_Наименование_документ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Титул_5f_абзац_5f_ГОСТ_5f_ЛУ_5f_Вид_5f_документа" style:display-name="Титул_абзац_ГОСТ_ЛУ_Вид_документ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Титул_5f_абзац_5f_ГОСТ_5f_Лист_5f_утверждения" style:display-name="Титул_абзац_ГОСТ_Лист_утверждения" style:family="paragraph" style:parent-style-name="Standard">
      <style:paragraph-properties fo:margin-left="-1.501cm" fo:margin-right="0cm" fo:line-height="100%" fo:text-align="center" style:justify-single-word="false" fo:text-indent="0cm" style:auto-text-indent="false"/>
      <style:text-properties fo:font-size="26pt" fo:font-weight="bold" style:font-size-asian="26pt" style:font-weight-asian="bold" style:font-size-complex="24pt"/>
    </style:style>
    <style:style style:name="Титул_5f_абзац_5f_ГОСТ_5f_ЛУ_5f_Обозначение_5f_документа" style:display-name="Титул_абзац_ГОСТ_ЛУ_Обозначение_документ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Титул_5f_абзац_5f_ГОСТ_5f_Объем_5f_документа" style:display-name="Титул_абзац_ГОСТ_Объем_документа" style:family="paragraph" style:parent-style-name="Standard">
      <style:paragraph-properties fo:margin-left="-1.501cm" fo:margin-right="0cm" fo:line-height="100%" fo:text-align="center" style:justify-single-word="false" fo:text-indent="0cm" style:auto-text-indent="false"/>
      <style:text-properties fo:font-size="14pt" style:font-size-asian="14pt"/>
    </style:style>
    <style:style style:name="Титул_5f_абзац_5f_ГОСТ_5f_ЛУ_5f_Согласовано_5f_подписи" style:display-name="Титул_абзац_ГОСТ_ЛУ_Согласовано_подписи" style:family="paragraph" style:parent-style-name="Титул_5f_абзац_5f_ГОСТ_5f_Текст_5f_Утверждено_5f_Согласовано">
      <style:paragraph-properties fo:margin-top="0cm" fo:margin-bottom="0cm" loext:contextual-spacing="false"/>
    </style:style>
    <style:style style:name="Титул_5f_абзац_5f_ГОСТ_5f_Год_5f_издания" style:display-name="Титул_абзац_ГОСТ_Год_издания" style:family="paragraph" style:parent-style-name="Standard">
      <style:paragraph-properties fo:margin-left="-1.501cm" fo:margin-right="0cm" fo:line-height="100%" fo:text-align="center" style:justify-single-word="false" fo:text-indent="0cm" style:auto-text-indent="false"/>
    </style:style>
    <style:style style:name="Footnote" style:family="paragraph" style:parent-style-name="Standard" style:class="extra">
      <style:paragraph-properties fo:margin-left="1.499cm" fo:margin-right="0cm" fo:text-indent="0cm" style:auto-text-indent="false"/>
      <style:text-properties fo:font-size="10pt" style:font-size-asian="10pt" style:font-size-complex="10pt"/>
    </style:style>
    <style:style style:name="Текст_20_выноски" style:display-name="Текст выноски" style:family="paragraph" style:parent-style-name="Standard">
      <style:paragraph-properties fo:margin-left="1.499cm" fo:margin-right="0cm" fo:text-indent="0cm" style:auto-text-indent="false"/>
      <style:text-properties style:font-name="Tahoma" fo:font-family="Tahoma, 'Times New Roman'" style:font-family-generic="swiss" style:font-pitch="variable" fo:font-size="9pt" style:font-size-asian="9pt" style:font-name-complex="Tahoma" style:font-family-complex="Tahoma, 'Times New Roman'" style:font-family-generic-complex="swiss" style:font-pitch-complex="variable" style:font-size-complex="8pt"/>
    </style:style>
    <style:style style:name="Endnote" style:family="paragraph" style:parent-style-name="Footnote" style:class="extra"/>
    <style:style style:name="Табличный_20__28_по_20_левому_20_краю_29_" style:display-name="Табличный (по левому краю)" style:family="paragraph" style:parent-style-name="Обычный_20__28_тбл_29_"/>
    <style:style style:name="Табличный_20__28_по_20_центру_29_" style:display-name="Табличный (по центру)" style:family="paragraph" style:parent-style-name="Обычный_20__28_тбл_29_">
      <style:paragraph-properties fo:text-align="center" style:justify-single-word="false"/>
    </style:style>
    <style:style style:name="Табличный_20__28_по_20_правому_20_краю_29_" style:display-name="Табличный (по правому краю)" style:family="paragraph" style:parent-style-name="Обычный_20__28_тбл_29_">
      <style:paragraph-properties fo:text-align="end" style:justify-single-word="false"/>
    </style:style>
    <style:style style:name="Базовый_20_дополнительный_20_список_20__28_тбл_29_" style:display-name="Базовый дополнительный список (тбл)" style:family="paragraph" style:parent-style-name="Базовый_20_список_20__28_тбл_29_">
      <style:paragraph-properties fo:margin-left="1cm" fo:margin-right="0cm" fo:text-indent="-1cm" style:auto-text-indent="false"/>
    </style:style>
    <style:style style:name="Список_20__28_тбл_29_" style:display-name="Список (тбл)" style:family="paragraph" style:parent-style-name="Базовый_20_дополнительный_20_список_20__28_тбл_29_">
      <style:paragraph-properties fo:margin-left="0.7cm" fo:margin-right="0cm" fo:text-indent="-0.7cm" style:auto-text-indent="false"/>
    </style:style>
    <style:style style:name="Список_20_2_20__28_тбл_29_" style:display-name="Список 2 (тбл)" style:family="paragraph" style:parent-style-name="Базовый_20_дополнительный_20_список_20__28_тбл_29_">
      <style:paragraph-properties fo:margin-left="2cm" fo:margin-right="0cm" fo:text-indent="-0.7cm" style:auto-text-indent="false"/>
    </style:style>
    <style:style style:name="Список_20_3_20__28_тбл_29_" style:display-name="Список 3 (тбл)" style:family="paragraph" style:parent-style-name="Базовый_20_дополнительный_20_список_20__28_тбл_29_">
      <style:paragraph-properties fo:margin-left="3cm" fo:margin-right="0cm" fo:text-indent="-0.7cm" style:auto-text-indent="false"/>
    </style:style>
    <style:style style:name="Список_20_4_20__28_тбл_29_" style:display-name="Список 4 (тбл)" style:family="paragraph" style:parent-style-name="Базовый_20_дополнительный_20_список_20__28_тбл_29_">
      <style:paragraph-properties fo:margin-left="4.001cm" fo:margin-right="0cm" fo:text-indent="-0.7cm" style:auto-text-indent="false"/>
    </style:style>
    <style:style style:name="Список_20_5_20__28_тбл_29_" style:display-name="Список 5 (тбл)" style:family="paragraph" style:parent-style-name="Базовый_20_дополнительный_20_список_20__28_тбл_29_">
      <style:paragraph-properties fo:margin-left="5.001cm" fo:margin-right="0cm" fo:text-indent="-1cm" style:auto-text-indent="false"/>
    </style:style>
    <style:style style:name="_5f__5f_название_5f_главы" style:display-name="__название_главы" style:family="paragraph">
      <style:paragraph-properties fo:margin-top="0cm" fo:margin-bottom="0.212cm" loext:contextual-spacing="false" fo:text-align="justify" style:justify-single-word="false" fo:orphans="2" fo:widows="2"/>
      <style:text-properties style:use-window-font-color="true" style:font-name="Book Antiqua" fo:font-family="'Book Antiqua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Book Antiqua" style:font-family-complex="'Book Antiqua'" style:font-family-generic-complex="roman" style:font-pitch-complex="variable" style:font-size-complex="12pt" style:language-complex="ar" style:country-complex="SA"/>
    </style:style>
    <style:style style:name="Базовый_20_указатель" style:display-name="Базовый указатель" style:family="paragraph" style:parent-style-name="Standard"/>
    <style:style style:name="Index_20_1" style:display-name="Index 1" style:family="paragraph" style:parent-style-name="Базовый_20_указатель" style:next-style-name="Standard" style:class="index">
      <style:paragraph-properties fo:margin-left="0.39cm" fo:margin-right="0cm" fo:text-align="start" style:justify-single-word="false" fo:text-indent="-0.39cm" style:auto-text-indent="false"/>
      <style:text-properties style:font-size-complex="10.5pt"/>
    </style:style>
    <style:style style:name="Index_20_Heading" style:display-name="Index Heading" style:family="paragraph" style:parent-style-name="Базовый_20_заголовок" style:next-style-name="Standard" style:class="index">
      <style:paragraph-properties fo:margin-top="0.423cm" fo:margin-bottom="0cm" loext:contextual-spacing="false" fo:text-align="center" style:justify-single-word="false">
        <style:tab-stops/>
      </style:paragraph-properties>
      <style:text-properties fo:font-size="14pt" style:font-size-asian="14pt" style:font-size-complex="15.5pt" style:font-weight-complex="bold"/>
    </style:style>
    <style:style style:name="Титул_5f_абзац_5f_Эмблема_20_компании" style:display-name="Титул_абзац_Эмблема компании" style:family="paragraph" style:parent-style-name="Standard">
      <style:paragraph-properties fo:margin-left="-1.501cm" fo:margin-right="0cm" fo:line-height="100%" fo:text-align="center" style:justify-single-word="false" fo:text-indent="0cm" style:auto-text-indent="false"/>
      <style:text-properties style:font-name="Arial" fo:font-family="Arial" style:font-family-generic="swiss" style:font-pitch="variable" fo:font-size="8pt" fo:language="en" fo:country="US" style:font-size-asian="8pt" style:font-name-complex="Arial" style:font-family-complex="Arial" style:font-family-generic-complex="swiss" style:font-pitch-complex="variable"/>
    </style:style>
    <style:style style:name="Index_20_2" style:display-name="Index 2" style:family="paragraph" style:parent-style-name="Базовый_20_указатель" style:next-style-name="Standard" style:class="index">
      <style:paragraph-properties fo:margin-left="0.78cm" fo:margin-right="0cm" fo:text-align="start" style:justify-single-word="false" fo:text-indent="-0.39cm" style:auto-text-indent="false"/>
    </style:style>
    <style:style style:name="Index_20_3" style:display-name="Index 3" style:family="paragraph" style:parent-style-name="Базовый_20_указатель" style:next-style-name="Standard" style:class="index">
      <style:paragraph-properties fo:margin-left="1.169cm" fo:margin-right="0cm" fo:text-align="start" style:justify-single-word="false" fo:text-indent="-0.39cm" style:auto-text-indent="false"/>
    </style:style>
    <style:style style:name="Указатель_20_41" style:display-name="Указатель 41" style:family="paragraph" style:parent-style-name="Базовый_20_указатель" style:next-style-name="Standard">
      <style:paragraph-properties fo:margin-left="1.55cm" fo:margin-right="0cm" fo:text-align="start" style:justify-single-word="false" fo:text-indent="-0.39cm" style:auto-text-indent="false"/>
    </style:style>
    <style:style style:name="Указатель_20_51" style:display-name="Указатель 51" style:family="paragraph" style:parent-style-name="Базовый_20_указатель" style:next-style-name="Standard">
      <style:paragraph-properties fo:margin-left="1.94cm" fo:margin-right="0cm" fo:text-align="start" style:justify-single-word="false" fo:text-indent="-0.39cm" style:auto-text-indent="false"/>
    </style:style>
    <style:style style:name="Указатель_20_61" style:display-name="Указатель 61" style:family="paragraph" style:parent-style-name="Базовый_20_указатель" style:next-style-name="Standard">
      <style:paragraph-properties fo:margin-left="2.33cm" fo:margin-right="0cm" fo:text-align="start" style:justify-single-word="false" fo:text-indent="-0.39cm" style:auto-text-indent="false"/>
    </style:style>
    <style:style style:name="Указатель_20_71" style:display-name="Указатель 71" style:family="paragraph" style:parent-style-name="Базовый_20_указатель" style:next-style-name="Standard">
      <style:paragraph-properties fo:margin-left="2.72cm" fo:margin-right="0cm" fo:text-indent="-0.39cm" style:auto-text-indent="false"/>
    </style:style>
    <style:style style:name="Указатель_20_81" style:display-name="Указатель 81" style:family="paragraph" style:parent-style-name="Базовый_20_указатель" style:next-style-name="Standard">
      <style:paragraph-properties fo:margin-left="3.11cm" fo:margin-right="0cm" fo:text-align="start" style:justify-single-word="false" fo:text-indent="-0.39cm" style:auto-text-indent="false"/>
    </style:style>
    <style:style style:name="Указатель_20_91" style:display-name="Указатель 91" style:family="paragraph" style:parent-style-name="Базовый_20_указатель" style:next-style-name="Standard">
      <style:paragraph-properties fo:margin-left="3.491cm" fo:margin-right="0cm" fo:text-align="start" style:justify-single-word="false" fo:text-indent="-0.39cm" style:auto-text-indent="false"/>
    </style:style>
    <style:style style:name="Название2" style:family="paragraph" style:parent-style-name="Standard">
      <style:paragraph-properties fo:margin-left="0cm" fo:margin-right="0cm" fo:margin-top="0.635cm" fo:margin-bottom="0cm" loext:contextual-spacing="false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Название3" style:family="paragraph" style:parent-style-name="Название2">
      <style:paragraph-properties fo:margin-top="14.817cm" fo:margin-bottom="0cm" loext:contextual-spacing="false"/>
      <style:text-properties fo:font-size="12pt" fo:font-weight="normal" style:font-size-asian="12pt" style:font-weight-asian="normal"/>
    </style:style>
    <style:style style:name="Абзац_20_ДИТ" style:display-name="Абзац ДИТ" style:family="paragraph" style:parent-style-name="Standard">
      <style:paragraph-properties fo:margin-left="0cm" fo:margin-right="0cm" fo:margin-top="0cm" fo:margin-bottom="0cm" loext:contextual-spacing="true" fo:text-indent="1.27cm" style:auto-text-indent="false"/>
      <style:text-properties fo:language="none" fo:country="none" style:font-name-asian="Calibri" style:font-family-asian="Calibri" style:font-family-generic-asian="swiss" style:font-pitch-asian="variable" style:font-size-complex="10pt"/>
    </style:style>
    <style:style style:name="Без_20_отступа" style:display-name="Без отступа" style:family="paragraph" style:parent-style-name="Standard">
      <style:paragraph-properties fo:margin-left="0cm" fo:margin-right="0cm" fo:margin-top="0.106cm" fo:margin-bottom="0cm" loext:contextual-spacing="true" fo:line-height="115%" fo:text-indent="0cm" style:auto-text-indent="false"/>
      <style:text-properties style:font-name-asian="Calibri" style:font-family-asian="Calibri" style:font-family-generic-asian="swiss" style:font-pitch-asian="variable" style:font-size-complex="10pt"/>
    </style:style>
    <style:style style:name="Н1_5f_ТЕКСТ" style:display-name="Н1_ТЕКСТ" style:family="paragraph" style:parent-style-name="Standard">
      <style:paragraph-properties fo:margin-left="0cm" fo:margin-right="0cm" fo:margin-top="0.106cm" fo:margin-bottom="0cm" loext:contextual-spacing="false" fo:line-height="115%" fo:text-indent="1.251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_5f_Титул_5f_Название_20_изделия" style:display-name="_Титул_Название изделия" style:family="paragraph" style:parent-style-name="Standard" style:next-style-name="Standard">
      <style:paragraph-properties fo:margin-left="0cm" fo:margin-right="0cm" fo:margin-top="0.106cm" fo:margin-bottom="0cm" loext:contextual-spacing="true" fo:line-height="115%" fo:text-align="center" style:justify-single-word="false" fo:text-indent="0cm" style:auto-text-indent="false"/>
      <style:text-properties style:font-name="Arial" fo:font-family="Arial" style:font-family-generic="swiss" style:font-pitch="variable" fo:font-size="16pt" fo:font-weight="bold" style:font-name-asian="Arial Unicode MS" style:font-family-asian="'Arial Unicode MS'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_30_.Текст_20_нумерованный_20_ПЦ_20_ГЗ" style:display-name="0.Текст нумерованный ПЦ ГЗ" style:family="paragraph" style:parent-style-name="Standard" style:list-style-name="WW8Num38">
      <style:paragraph-properties>
        <style:tab-stops>
          <style:tab-stop style:position="1.501cm"/>
        </style:tab-stops>
      </style:paragraph-properties>
      <style:text-properties fo:color="#000000" fo:language="none" fo:country="none" style:font-name-asian="Calibri" style:font-family-asian="Calibri" style:font-family-generic-asian="swiss" style:font-pitch-asian="variable"/>
    </style:style>
    <style:style style:name="nasty" style:family="paragraph" style:list-style-name="WW8Num37">
      <style:paragraph-properties fo:text-align="justify" style:justify-single-word="false" fo:orphans="2" fo:widows="2" fo:hyphenation-ladder-count="no-limit"/>
      <style:text-properties fo:color="#000000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бычный_20__28_веб_29_" style:display-name="Обычный (веб)" style:family="paragraph" style:parent-style-name="Standard">
      <style:paragraph-properties fo:margin-left="0.706cm" fo:margin-right="1cm" fo:margin-top="0cm" fo:margin-bottom="0.212cm" loext:contextual-spacing="false" fo:line-height="120%" fo:text-align="start" style:justify-single-word="false" fo:text-indent="0cm" style:auto-text-indent="fals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Стиль_20_0.Текст_20_маркированный_20_ПЦ_20_ГЗ_20__2b__20_12_20_пт_20_Междустр.интервал_3a__20__20_один..." style:display-name="Стиль 0.Текст маркированный ПЦ ГЗ + 12 пт Междустр.интервал:  один..." style:family="paragraph" style:parent-style-name="Standard" style:list-style-name="WW8Num40">
      <style:paragraph-properties fo:margin-top="0.106cm" fo:margin-bottom="0.106cm" loext:contextual-spacing="true">
        <style:tab-stops>
          <style:tab-stop style:position="1.752cm"/>
        </style:tab-stops>
      </style:paragraph-properties>
      <style:text-properties style:font-name-asian="Calibri" style:font-family-asian="Calibri" style:font-family-generic-asian="swiss" style:font-pitch-asian="variable" style:font-size-complex="10pt"/>
    </style:style>
    <style:style style:name="_30_.Текст_20__20_ПЦ_20_ГЗ" style:display-name="0.Текст  ПЦ ГЗ" style:family="paragraph" style:parent-style-name="Standard">
      <style:paragraph-properties fo:margin-left="0cm" fo:margin-right="0cm" fo:text-indent="1cm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_31_.Таблица_20_текст_20_ПЦ_20_ГЗ" style:display-name="1.Таблица текст ПЦ ГЗ" style:family="paragraph" style:parent-style-name="_30_.Текст_20__20_ПЦ_20_ГЗ">
      <style:paragraph-properties fo:margin-left="0cm" fo:margin-right="0cm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_32_.Заголовок1_20_ПЦ_20_ГЗ" style:display-name="2.Заголовок1 ПЦ ГЗ" style:family="paragraph" style:parent-style-name="Heading_20_1" style:next-style-name="Standard" style:default-outline-level="" style:list-style-name="WW8Num39">
      <style:paragraph-properties fo:margin-top="0.423cm" fo:margin-bottom="0.106cm" loext:contextual-spacing="true" fo:text-align="justify" style:justify-single-word="false" fo:keep-together="auto" fo:hyphenation-ladder-count="no-limit" fo:break-before="auto" fo:break-after="auto">
        <style:tab-stops>
          <style:tab-stop style:position="1.251cm"/>
        </style:tab-stops>
      </style:paragraph-properties>
      <style:text-properties fo:color="#000000" fo:language="none" fo:country="none" style:letter-kerning="true" style:font-name-asian="Calibri" style:font-family-asian="Calibri" style:font-family-generic-asian="swiss" style:font-pitch-asian="variable" style:font-size-complex="16pt" fo:hyphenate="true" fo:hyphenation-remain-char-count="2" fo:hyphenation-push-char-count="2" loext:hyphenation-no-caps="false"/>
    </style:style>
    <style:style style:name="_32_.Заголовок2_20_ПЦ_20_ГЗ" style:display-name="2.Заголовок2 ПЦ ГЗ" style:family="paragraph" style:parent-style-name="Heading_20_2" style:next-style-name="Standard" style:list-style-name="WW8Num39">
      <style:paragraph-properties fo:margin-top="0.423cm" fo:margin-bottom="0.106cm" loext:contextual-spacing="true" fo:text-align="justify" style:justify-single-word="false" fo:keep-together="auto" fo:hyphenation-ladder-count="no-limit">
        <style:tab-stops>
          <style:tab-stop style:position="1.501cm"/>
        </style:tab-stops>
      </style:paragraph-properties>
      <style:text-properties fo:color="#000000" fo:language="none" fo:country="none" style:font-name-asian="Calibri" style:font-family-asian="Calibri" style:font-family-generic-asian="swiss" style:font-pitch-asian="variable" style:font-size-complex="11pt" fo:hyphenate="true" fo:hyphenation-remain-char-count="2" fo:hyphenation-push-char-count="2" loext:hyphenation-no-caps="false"/>
    </style:style>
    <style:style style:name="_32_.Заголовок3_20_ПЦ_20_ГЗ" style:display-name="2.Заголовок3 ПЦ ГЗ" style:family="paragraph" style:parent-style-name="Heading_20_3" style:next-style-name="_31_.Таблица_20_текст_20_ПЦ_20_ГЗ" style:list-style-name="WW8Num39">
      <style:paragraph-properties fo:margin-top="0.423cm" fo:margin-bottom="0.106cm" loext:contextual-spacing="true" fo:text-align="justify" style:justify-single-word="false" fo:keep-together="auto" fo:hyphenation-ladder-count="no-limit">
        <style:tab-stops/>
      </style:paragraph-properties>
      <style:text-properties fo:color="#000000" fo:font-size="12pt" fo:language="none" fo:country="none" style:font-name-asian="Calibri" style:font-family-asian="Calibri" style:font-family-generic-asian="swiss" style:font-pitch-asian="variable" style:font-size-asian="12pt" style:font-size-complex="10pt" fo:hyphenate="true" fo:hyphenation-remain-char-count="2" fo:hyphenation-push-char-count="2" loext:hyphenation-no-caps="false"/>
    </style:style>
    <style:style style:name="Стиль_20_0.Текст_20__20_ПЦ_20_ГЗ_20__2b__20_Первая_20_строка_3a__20__20_125_20_см_20_Междустр.интервал_3a__20_..." style:display-name="Стиль 0.Текст  ПЦ ГЗ + Первая строка:  125 см Междустр.интервал: ..." style:family="paragraph" style:parent-style-name="_30_.Текст_20__20_ПЦ_20_ГЗ">
      <style:paragraph-properties fo:margin-left="0cm" fo:margin-right="0cm" fo:margin-top="0.212cm" fo:margin-bottom="0.106cm" loext:contextual-spacing="false" fo:line-height="100%" fo:text-indent="1.251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/>
    </style:style>
    <style:style style:name="_30_.Текст_20_полужирный_20_ПЦ_20_ГЗ" style:display-name="0.Текст полужирный ПЦ ГЗ" style:family="paragraph" style:next-style-name="Standard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ru" fo:country="RU" fo:font-weight="bold" style:font-name-asian="Calibri" style:font-family-asian="Calibri" style:font-family-generic-asian="swiss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text-indent="1.251cm" style:auto-text-indent="false"/>
      <style:text-properties fo:language="none" fo:country="none" style:font-name-asian="Calibri" style:font-family-asian="Calibri" style:font-family-generic-asian="swiss" style:font-pitch-asian="variable" style:font-size-complex="10pt"/>
    </style:style>
    <style:style style:name="Обычный1" style:family="paragraph" style:parent-style-name="Standard">
      <style:text-properties fo:language="none" fo:country="none"/>
    </style:style>
    <style:style style:name="Раздел" style:family="paragraph" style:parent-style-name="Heading_20_1" style:next-style-name="Standard" style:default-outline-level="" style:list-style-name="WW8Num48">
      <style:paragraph-properties fo:margin-top="0.847cm" fo:margin-bottom="0cm" loext:contextual-spacing="true" fo:hyphenation-ladder-count="no-limit">
        <style:tab-stops/>
      </style:paragraph-properties>
      <style:text-properties fo:text-transform="uppercase" fo:font-size="14pt" fo:language="en" fo:country="US" style:font-size-asian="14pt" style:font-size-complex="14pt" style:font-weight-complex="bold" fo:hyphenate="true" fo:hyphenation-remain-char-count="2" fo:hyphenation-push-char-count="2" loext:hyphenation-no-caps="false"/>
    </style:style>
    <style:style style:name="Подраздел" style:family="paragraph" style:parent-style-name="Heading_20_2" style:next-style-name="Standard" style:list-style-name="WW8Num48">
      <style:paragraph-properties fo:margin-top="0.353cm" fo:margin-bottom="0cm" loext:contextual-spacing="true" fo:hyphenation-ladder-count="no-limit">
        <style:tab-stops>
          <style:tab-stop style:position="1.501cm"/>
        </style:tab-stops>
      </style:paragraph-properties>
      <style:text-properties fo:language="none" fo:country="none" style:font-name-asian="Calibri" style:font-family-asian="Calibri" style:font-family-generic-asian="swiss" style:font-pitch-asian="variable" style:font-size-complex="13pt" style:font-weight-complex="bold" fo:hyphenate="true" fo:hyphenation-remain-char-count="2" fo:hyphenation-push-char-count="2" loext:hyphenation-no-caps="false"/>
    </style:style>
    <style:style style:name="Пункт" style:family="paragraph" style:parent-style-name="Подраздел" style:next-style-name="Standard" style:list-style-name="WW8Num48"/>
    <style:style style:name="Подпункт" style:family="paragraph" style:parent-style-name="Пункт" style:next-style-name="Абзац_20_ДИТ" style:list-style-name="WW8Num48"/>
    <style:style style:name="_5f__5f_название_5f_приложения" style:display-name="__название_приложения" style:family="paragraph">
      <style:paragraph-properties fo:margin-top="0cm" fo:margin-bottom="0.212cm" loext:contextual-spacing="false"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paragraph-properties fo:margin-left="1.501cm" fo:margin-right="0cm" fo:line-height="150%" fo:text-align="justify" style:justify-single-word="false" fo:text-indent="1.501cm" style:auto-text-indent="false"/>
      <style:text-properties fo:font-weight="bold" style:font-weight-asian="bold" style:font-weight-complex="bold"/>
    </style:style>
    <style:style style:name="Стиль_20_Абзац_20_ТЗ_20_СИМИ" style:display-name="Стиль Абзац ТЗ СИМИ" style:family="paragraph" style:parent-style-name="Standard">
      <style:text-properties style:font-size-complex="11pt"/>
    </style:style>
    <style:style style:name="Абзац" style:family="paragraph" style:parent-style-name="Standard">
      <style:paragraph-properties fo:margin-left="0cm" fo:margin-right="0cm" fo:margin-top="0cm" fo:margin-bottom="0cm" loext:contextual-spacing="true" fo:text-indent="1.27cm" style:auto-text-indent="false"/>
      <style:text-properties style:font-name-asian="Calibri" style:font-family-asian="Calibri" style:font-family-generic-asian="swiss" style:font-pitch-asian="variable" style:font-size-complex="11pt"/>
    </style:style>
    <style:style style:name="Стиль1" style:family="paragraph" style:parent-style-name="Footer">
      <style:paragraph-properties fo:text-align="center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Стиль_20_Нижний_20_колонтитул_20__2b__20_Verdana_20_8_20_пт_20_полужирный" style:display-name="Стиль Нижний колонтитул + Verdana 8 пт полужирный" style:family="paragraph" style:parent-style-name="Footer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Стиль_20_Верхний_20_колонтитул_20__2b__20_14_20_пт_20_полужирный" style:display-name="Стиль Верхний колонтитул + 14 пт полужирный" style:family="paragraph" style:parent-style-name="Header">
      <style:text-properties fo:font-size="14pt" fo:font-weight="bold" style:font-size-asian="14pt" style:font-weight-asian="bold" style:font-style-complex="italic" style:font-weight-complex="bold"/>
    </style:style>
    <style:style style:name="_5f__5f_название_5f_дополнительной_5f_главы1" style:display-name="__название_дополнительной_главы1" style:family="paragraph">
      <style:paragraph-properties fo:margin-left="2cm" fo:margin-right="0cm" fo:margin-top="0cm" fo:margin-bottom="0.212cm" loext:contextual-spacing="false" fo:text-align="justify" style:justify-single-word="false" fo:orphans="2" fo:widows="2" fo:text-indent="0cm" style:auto-text-indent="false"/>
      <style:text-properties style:use-window-font-color="true" style:font-name="Book Antiqua" fo:font-family="'Book Antiqua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Book Antiqua" style:font-family-complex="'Book Antiqua'" style:font-family-generic-complex="roman" style:font-pitch-complex="variable" style:font-size-complex="12pt" style:language-complex="ar" style:country-complex="SA"/>
    </style:style>
    <style:style style:name="Чертежный" style:family="paragraph">
      <style:paragraph-properties fo:text-align="justify" style:justify-single-word="false" fo:orphans="2" fo:widows="2" fo:hyphenation-ladder-count="no-limit"/>
      <style:text-properties style:use-window-font-color="true" style:font-name="ISOCPEUR" fo:font-family="ISOCPEUR" style:font-family-generic="roman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1.501cm" style:auto-text-indent="false"/>
      <style:text-properties fo:font-size="12pt" fo:language="none" fo:country="none" style:font-size-asian="12pt"/>
    </style:style>
    <style:style style:name="КомментарийГОСТСписок" style:family="paragraph" style:parent-style-name="Standard" style:list-style-name="WW8Num41">
      <style:paragraph-properties fo:margin-left="0cm" fo:margin-right="0cm" fo:line-height="100%" fo:text-indent="1.27cm" style:auto-text-indent="false"/>
      <style:text-properties fo:color="#800000" fo:font-size="12pt" style:font-size-asian="12pt"/>
    </style:style>
    <style:style style:name="ПрилА2" style:family="paragraph" style:parent-style-name="Standard">
      <style:paragraph-properties fo:margin-left="0cm" fo:margin-right="0cm" fo:text-align="start" style:justify-single-word="false" fo:orphans="0" fo:widows="0" fo:text-indent="1.27cm" style:auto-text-indent="false">
        <style:tab-stops>
          <style:tab-stop style:position="2.54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ЕСИО-осн1" style:family="paragraph" style:parent-style-name="Standard">
      <style:paragraph-properties fo:margin-left="0cm" fo:margin-right="0cm" fo:text-indent="1cm" style:auto-text-indent="false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4pt"/>
    </style:style>
    <style:style style:name="List_20_1" style:display-name="List 1" style:family="paragraph" style:parent-style-name="Standard" style:class="list">
      <style:paragraph-properties fo:margin-left="3.071cm" fo:margin-right="0cm" fo:line-height="100%" fo:text-indent="-0.531cm" style:auto-text-indent="false">
        <style:tab-stops>
          <style:tab-stop style:position="3.175cm"/>
        </style:tab-stops>
      </style:paragraph-properties>
      <style:text-properties fo:font-size="12pt" style:font-size-asian="12pt"/>
    </style:style>
    <style:style style:name="Абзац_20_списка2" style:display-name="Абзац списка2" style:family="paragraph" style:parent-style-name="Абзац_20_списка">
      <style:paragraph-properties fo:margin-left="2.54cm" fo:margin-right="0.049cm" fo:margin-top="0cm" fo:margin-bottom="0.423cm" loext:contextual-spacing="true" fo:line-height="150%" fo:text-align="justify" style:justify-single-word="false" fo:text-indent="0cm" style:auto-text-indent="false">
        <style:tab-stops>
          <style:tab-stop style:position="2.54cm"/>
          <style:tab-stop style:position="2.752cm"/>
          <style:tab-stop style:position="4.001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ph_5f_figure_5f_graphic" style:display-name="ph_figure_graphic" style:family="paragraph" style:parent-style-name="Standard" style:nex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0pt"/>
    </style:style>
    <style:style style:name="ГС_5f_Заголовок6_5f_прил" style:display-name="ГС_Заголовок6_прил" style:family="paragraph" style:parent-style-name="Heading_20_6" style:next-style-name="Standard" style:default-outline-level="" style:list-style-name="WW8Num26">
      <style:paragraph-properties fo:margin-left="0cm" fo:margin-right="0cm" fo:margin-top="0.318cm" fo:margin-bottom="0.318cm" loext:contextual-spacing="false" fo:line-height="100%" fo:text-indent="0cm" style:auto-text-indent="false"/>
      <style:text-properties fo:font-size="12pt" fo:font-style="italic" style:font-size-asian="12pt" style:font-style-asian="italic" style:font-size-complex="10pt" style:font-weight-complex="bold"/>
    </style:style>
    <style:style style:name="_2a__2a_Основной" style:display-name="**Основной" style:family="paragraph">
      <style:paragraph-properties fo:margin-left="0cm" fo:margin-right="0cm" fo:line-height="0.635cm" fo:text-align="justify" style:justify-single-word="false" fo:orphans="2" fo:widows="2" fo:hyphenation-ladder-count="no-limit" fo:text-indent="0.801cm" style:auto-text-indent="false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_2a__2a_Заг5-номер" style:display-name="**Заг5-номер" style:family="paragraph" style:parent-style-name="_2a__2a_Основной" style:next-style-name="_2a__2a_Основной" style:list-style-name="WW8Num44">
      <style:paragraph-properties fo:margin-left="3.175cm" fo:margin-right="0cm" fo:margin-top="0.423cm" fo:margin-bottom="0.212cm" loext:contextual-spacing="false" fo:text-align="start" style:justify-single-word="false" fo:keep-together="always" fo:hyphenation-ladder-count="no-limit" fo:text-indent="-0.635cm" style:auto-text-indent="false" fo:keep-with-next="always">
        <style:tab-stops>
          <style:tab-stop style:position="0.635cm"/>
          <style:tab-stop style:position="3.175cm"/>
        </style:tab-stops>
      </style:paragraph-properties>
      <style:text-properties fo:font-variant="small-caps" fo:letter-spacing="0.035cm" fo:font-weight="bold" style:font-weight-asian="bold" fo:hyphenate="false" fo:hyphenation-remain-char-count="2" fo:hyphenation-push-char-count="2" loext:hyphenation-no-caps="false"/>
    </style:style>
    <style:style style:name="_2a__2a_Заг1-номер" style:display-name="**Заг1-номер" style:family="paragraph" style:parent-style-name="_2a__2a_Основной" style:next-style-name="_2a__2a_Основной" style:list-style-name="WW8Num44">
      <style:paragraph-properties fo:margin-left="3cm" fo:margin-right="0cm" fo:margin-top="1.058cm" fo:margin-bottom="0.212cm" loext:contextual-spacing="false" fo:text-align="start" style:justify-single-word="false" fo:keep-together="always" fo:hyphenation-ladder-count="no-limit" fo:text-indent="0.7cm" style:auto-text-indent="false" fo:keep-with-next="always">
        <style:tab-stops>
          <style:tab-stop style:position="0.635cm"/>
          <style:tab-stop style:position="4.336cm"/>
        </style:tab-stops>
      </style:paragraph-properties>
      <style:text-properties fo:font-variant="small-caps" fo:font-size="20pt" fo:letter-spacing="0.035cm" fo:font-weight="bold" style:font-size-asian="20pt" style:font-weight-asian="bold" fo:hyphenate="false" fo:hyphenation-remain-char-count="2" fo:hyphenation-push-char-count="2" loext:hyphenation-no-caps="false"/>
    </style:style>
    <style:style style:name="_2a__2a_Заг2-номер" style:display-name="**Заг2-номер" style:family="paragraph" style:parent-style-name="_2a__2a_Основной" style:next-style-name="_2a__2a_Основной" style:list-style-name="WW8Num44">
      <style:paragraph-properties fo:margin-left="1.27cm" fo:margin-right="0cm" fo:margin-top="1.058cm" fo:margin-bottom="0.212cm" loext:contextual-spacing="false" fo:text-align="start" style:justify-single-word="false" fo:keep-together="always" fo:hyphenation-ladder-count="no-limit" fo:text-indent="-0.635cm" style:auto-text-indent="false" fo:keep-with-next="always">
        <style:tab-stops>
          <style:tab-stop style:position="0.635cm"/>
          <style:tab-stop style:position="1.27cm"/>
        </style:tab-stops>
      </style:paragraph-properties>
      <style:text-properties fo:font-variant="small-caps" fo:font-size="18pt" fo:letter-spacing="0.035cm" fo:font-weight="bold" style:font-size-asian="18pt" style:font-weight-asian="bold" fo:hyphenate="false" fo:hyphenation-remain-char-count="2" fo:hyphenation-push-char-count="2" loext:hyphenation-no-caps="false"/>
    </style:style>
    <style:style style:name="_2a__2a_Заг3-номер" style:display-name="**Заг3-номер" style:family="paragraph" style:parent-style-name="_2a__2a_Основной" style:next-style-name="_2a__2a_Основной" style:list-style-name="WW8Num44">
      <style:paragraph-properties fo:margin-left="1.905cm" fo:margin-right="0cm" fo:margin-top="0.423cm" fo:margin-bottom="0.212cm" loext:contextual-spacing="false" fo:text-align="start" style:justify-single-word="false" fo:keep-together="always" fo:hyphenation-ladder-count="no-limit" fo:text-indent="-0.635cm" style:auto-text-indent="false" fo:keep-with-next="always">
        <style:tab-stops>
          <style:tab-stop style:position="0.635cm"/>
          <style:tab-stop style:position="1.905cm"/>
        </style:tab-stops>
      </style:paragraph-properties>
      <style:text-properties fo:font-variant="small-caps" fo:font-size="15pt" fo:letter-spacing="0.035cm" fo:font-weight="bold" style:font-size-asian="15pt" style:font-weight-asian="bold" fo:hyphenate="false" fo:hyphenation-remain-char-count="2" fo:hyphenation-push-char-count="2" loext:hyphenation-no-caps="false"/>
    </style:style>
    <style:style style:name="_2a__2a_Заг4-номер" style:display-name="**Заг4-номер" style:family="paragraph" style:parent-style-name="_2a__2a_Основной" style:next-style-name="_2a__2a_Основной" style:list-style-name="WW8Num44">
      <style:paragraph-properties fo:margin-left="2.54cm" fo:margin-right="0cm" fo:margin-top="0.423cm" fo:margin-bottom="0.212cm" loext:contextual-spacing="false" fo:text-align="start" style:justify-single-word="false" fo:keep-together="always" fo:hyphenation-ladder-count="no-limit" fo:text-indent="-0.635cm" style:auto-text-indent="false" fo:keep-with-next="always">
        <style:tab-stops>
          <style:tab-stop style:position="0.635cm"/>
          <style:tab-stop style:position="2.54cm"/>
        </style:tab-stops>
      </style:paragraph-properties>
      <style:text-properties fo:font-variant="small-caps" fo:letter-spacing="0.035cm" fo:font-weight="bold" style:font-weight-asian="bold" fo:hyphenate="false" fo:hyphenation-remain-char-count="2" fo:hyphenation-push-char-count="2" loext:hyphenation-no-caps="false"/>
    </style:style>
    <style:style style:name="_2a__2a_Заг6-номер" style:display-name="**Заг6-номер" style:family="paragraph" style:parent-style-name="_2a__2a_Основной" style:next-style-name="_2a__2a_Основной" style:list-style-name="WW8Num44">
      <style:paragraph-properties fo:margin-left="3.81cm" fo:margin-right="0cm" fo:margin-top="0.423cm" fo:margin-bottom="0.212cm" loext:contextual-spacing="false" fo:text-align="start" style:justify-single-word="false" fo:keep-together="always" fo:hyphenation-ladder-count="no-limit" fo:text-indent="-0.635cm" style:auto-text-indent="false" fo:keep-with-next="always">
        <style:tab-stops>
          <style:tab-stop style:position="0.635cm"/>
          <style:tab-stop style:position="3.81cm"/>
        </style:tab-stops>
      </style:paragraph-properties>
      <style:text-properties fo:font-variant="small-caps" fo:letter-spacing="0.035cm" fo:font-weight="bold" style:font-weight-asian="bold" fo:hyphenate="false" fo:hyphenation-remain-char-count="2" fo:hyphenation-push-char-count="2" loext:hyphenation-no-caps="false"/>
    </style:style>
    <style:style style:name="Обычный_20_1" style:display-name="Обычный 1" style:family="paragraph" style:parent-style-name="Standard">
      <style:paragraph-properties fo:margin-left="0cm" fo:margin-right="0cm" fo:margin-top="0.106cm" fo:margin-bottom="0.106cm" loext:contextual-spacing="false" fo:text-indent="1.251cm" style:auto-text-indent="false"/>
      <style:text-properties fo:font-size="12pt" fo:language="none" fo:country="none" style:font-size-asian="12pt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rbc-ListBullet2" style:family="paragraph" style:parent-style-name="Standard" style:list-style-name="WW8Num47">
      <style:paragraph-properties fo:margin-top="0cm" fo:margin-bottom="0.212cm" loext:contextual-spacing="false" fo:line-height="100%"/>
      <style:text-properties fo:font-size="12pt" style:font-size-asian="12pt"/>
    </style:style>
    <style:style style:name="Дефис_20_1" style:display-name="Дефис 1" style:family="paragraph" style:parent-style-name="Standard" style:list-style-name="WW8Num32">
      <style:text-properties fo:font-size="12pt" fo:language="none" fo:country="none" style:font-size-asian="12pt"/>
    </style:style>
    <style:style style:name="Таблица_20_текст" style:display-name="Таблица текст" style:family="paragraph" style:parent-style-name="Standard">
      <style:paragraph-properties fo:margin-left="0.101cm" fo:margin-right="0.101cm" fo:margin-top="0.071cm" fo:margin-bottom="0.071cm" loext:contextual-spacing="false" fo:text-indent="1.249cm" style:auto-text-indent="false"/>
      <style:text-properties fo:font-size="12pt" fo:language="none" fo:country="none" style:font-size-asian="12pt"/>
    </style:style>
    <style:style style:name="rbc-ListBullet3" style:family="paragraph" style:parent-style-name="Standard" style:list-style-name="WW8Num46">
      <style:paragraph-properties fo:margin-top="0cm" fo:margin-bottom="0.212cm" loext:contextual-spacing="false" fo:line-height="100%"/>
      <style:text-properties fo:font-size="12pt" style:font-size-asian="12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_30_1" style:display-name="01" style:family="paragraph" style:parent-style-name="Text_20_body_20_indent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ru" fo:country="RU" style:font-size-asian="14pt" style:font-size-complex="14pt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Таблица_20_Шапка_20_12" style:display-name="Таблица Шапка 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ictureTitle" style:family="paragraph" style:next-style-name="Standard" style:list-style-name="WW8Num42">
      <style:paragraph-properties fo:margin-top="0.212cm" fo:margin-bottom="0cm" loext:contextual-spacing="false" fo:text-align="center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Контракт_5f_пункты" style:display-name="Контракт_пункты" style:family="paragraph" style:parent-style-name="Standard" style:list-style-name="WW8Num28">
      <style:paragraph-properties fo:margin-top="0.423cm" fo:margin-bottom="0.423cm" loext:contextual-spacing="false" fo:text-align="center" style:justify-single-word="false"/>
      <style:text-properties fo:font-weight="bold" style:font-weight-asian="bold" style:font-weight-complex="bold"/>
    </style:style>
    <style:style style:name="Обычный_20__28_Web_29_" style:display-name="Обычный (Web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size-asian="12pt"/>
    </style:style>
    <style:style style:name="Основной_20_текст_20_21" style:display-name="Основной текст 21" style:family="paragraph" style:parent-style-name="Standard" style:list-style-name="WW8Num30">
      <style:paragraph-properties fo:margin-top="0cm" fo:margin-bottom="0.106cm" loext:contextual-spacing="false" fo:line-height="100%"/>
      <style:text-properties fo:font-size="12pt" fo:language="none" fo:country="none" style:font-size-asian="12pt" style:font-size-complex="10pt"/>
    </style:style>
    <style:style style:name="Условия_20_контракта" style:display-name="Условия контракта" style:family="paragraph" style:parent-style-name="Standard" style:list-style-name="WW8Num30">
      <style:paragraph-properties fo:margin-top="0.423cm" fo:margin-bottom="0.212cm" loext:contextual-spacing="false" fo:line-height="100%"/>
      <style:text-properties fo:font-size="12pt" fo:font-weight="bold" style:font-size-asian="12pt" style:font-weight-asian="bold" style:font-size-complex="10pt"/>
    </style:style>
    <style:style style:name="Текст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хема_20_документа" style:display-name="Схема документа" style:family="paragraph" style:parent-style-name="Обычный_20__28_без_20_отступа_29_">
      <loext:graphic-properties draw:fill="solid" draw:fill-color="#b3b3b3"/>
      <style:paragraph-properties fo:background-color="#b3b3b3"/>
      <style:text-properties style:font-name="Tahoma" fo:font-family="Tahoma, 'Times New Roman'" style:font-family-generic="swiss" style:font-pitch="variable" fo:font-size="10pt" style:font-size-asian="10pt" style:font-name-complex="Tahoma" style:font-family-complex="Tahoma, 'Times New Roman'" style:font-family-generic-complex="swiss" style:font-pitch-complex="variable"/>
    </style:style>
    <style:style style:name="Numbering_20_2" style:display-name="Numbering 2" style:family="paragraph" style:parent-style-name="Базовый_20_нумерованный_20_список" style:list-style-name="WW8Num4" style:class="list">
      <style:paragraph-properties>
        <style:tab-stops>
          <style:tab-stop style:position="3.501cm"/>
        </style:tab-stops>
      </style:paragraph-properties>
    </style:style>
    <style:style style:name="Нумерованный_20_список" style:display-name="Нумерованный список" style:family="paragraph" style:parent-style-name="Базовый_20_нумерованный_20_список" style:list-style-name="WW8Num67">
      <style:paragraph-properties>
        <style:tab-stops>
          <style:tab-stop style:position="2.501cm"/>
        </style:tab-stops>
      </style:paragraph-properties>
    </style:style>
    <style:style style:name="Numbering_20_3" style:display-name="Numbering 3" style:family="paragraph" style:parent-style-name="Базовый_20_нумерованный_20_список" style:list-style-name="WW8Num3" style:class="list">
      <style:paragraph-properties>
        <style:tab-stops>
          <style:tab-stop style:position="4.501cm"/>
        </style:tab-stops>
      </style:paragraph-properties>
    </style:style>
    <style:style style:name="Продолжение_20_списка_20_2" style:display-name="Продолжение списка 2" style:family="paragraph" style:parent-style-name="Базовый_20_стиль_20_Продолжение_20_списка">
      <style:paragraph-properties fo:margin-left="2cm" fo:margin-right="0cm" fo:text-indent="1.501cm" style:auto-text-indent="false"/>
    </style:style>
    <style:style style:name="Numbering_20_4" style:display-name="Numbering 4" style:family="paragraph" style:parent-style-name="Базовый_20_нумерованный_20_список" style:list-style-name="WW8Num2" style:class="list">
      <style:paragraph-properties>
        <style:tab-stops>
          <style:tab-stop style:position="5.502cm"/>
        </style:tab-stops>
      </style:paragraph-properties>
    </style:style>
    <style:style style:name="Продолжение_20_списка_20_3" style:display-name="Продолжение списка 3" style:family="paragraph" style:parent-style-name="Базовый_20_стиль_20_Продолжение_20_списка">
      <style:paragraph-properties fo:margin-left="3cm" fo:margin-right="0cm" fo:text-indent="1.501cm" style:auto-text-indent="false"/>
    </style:style>
    <style:style style:name="Продолжение_20_списка_20_4" style:display-name="Продолжение списка 4" style:family="paragraph" style:parent-style-name="Базовый_20_стиль_20_Продолжение_20_списка">
      <style:paragraph-properties fo:margin-left="4.001cm" fo:margin-right="0cm" fo:text-indent="1.501cm" style:auto-text-indent="false"/>
    </style:style>
    <style:style style:name="Продолжение_20_списка_20_5" style:display-name="Продолжение списка 5" style:family="paragraph" style:parent-style-name="Базовый_20_стиль_20_Продолжение_20_списка">
      <style:paragraph-properties fo:margin-left="5.001cm" fo:margin-right="0cm" fo:text-indent="1.501cm" style:auto-text-indent="false"/>
    </style:style>
    <style:style style:name="Маркированный_20_список" style:display-name="Маркированный список" style:family="paragraph" style:parent-style-name="Базовый_20_маркированный_20_список" style:list-style-name="WW8Num79">
      <style:paragraph-properties>
        <style:tab-stops>
          <style:tab-stop style:position="2.501cm"/>
        </style:tab-stops>
      </style:paragraph-properties>
    </style:style>
    <style:style style:name="List_20_2" style:display-name="List 2" style:family="paragraph" style:parent-style-name="Базовый_20_маркированный_20_список" style:list-style-name="WW8Num76" style:class="list">
      <style:paragraph-properties>
        <style:tab-stops>
          <style:tab-stop style:position="3.501cm"/>
        </style:tab-stops>
      </style:paragraph-properties>
    </style:style>
    <style:style style:name="Numbering_20_5" style:display-name="Numbering 5" style:family="paragraph" style:parent-style-name="Базовый_20_нумерованный_20_список" style:list-style-name="WW8Num1" style:class="list">
      <style:paragraph-properties>
        <style:tab-stops>
          <style:tab-stop style:position="6.502cm"/>
        </style:tab-stops>
      </style:paragraph-properties>
    </style:style>
    <style:style style:name="Продолжение_20_списка" style:display-name="Продолжение списка" style:family="paragraph" style:parent-style-name="Базовый_20_стиль_20_Продолжение_20_списка">
      <style:paragraph-properties fo:margin-left="1cm" fo:margin-right="0cm" fo:text-indent="1.501cm" style:auto-text-indent="false"/>
    </style:style>
    <style:style style:name="List_20_3" style:display-name="List 3" style:family="paragraph" style:parent-style-name="Базовый_20_маркированный_20_список" style:list-style-name="WW8Num80" style:class="list">
      <style:paragraph-properties>
        <style:tab-stops>
          <style:tab-stop style:position="4.501cm"/>
        </style:tab-stops>
      </style:paragraph-properties>
    </style:style>
    <style:style style:name="List_20_4" style:display-name="List 4" style:family="paragraph" style:parent-style-name="Базовый_20_маркированный_20_список" style:list-style-name="WW8Num6" style:class="list">
      <style:paragraph-properties>
        <style:tab-stops>
          <style:tab-stop style:position="5.502cm"/>
        </style:tab-stops>
      </style:paragraph-properties>
    </style:style>
    <style:style style:name="Список_20_2" style:display-name="Список 2" style:family="paragraph" style:parent-style-name="Базовый_20_дополнительный_20_список">
      <style:paragraph-properties fo:margin-left="2cm" fo:margin-right="0cm" fo:text-indent="0.801cm" style:auto-text-indent="false"/>
    </style:style>
    <style:style style:name="Список_20_3" style:display-name="Список 3" style:family="paragraph" style:parent-style-name="Базовый_20_дополнительный_20_список">
      <style:paragraph-properties fo:margin-left="3cm" fo:margin-right="0cm" fo:text-indent="0.801cm" style:auto-text-indent="false"/>
    </style:style>
    <style:style style:name="Список_20_4" style:display-name="Список 4" style:family="paragraph" style:parent-style-name="Базовый_20_дополнительный_20_список">
      <style:paragraph-properties fo:margin-left="4.001cm" fo:margin-right="0cm" fo:text-indent="0.801cm" style:auto-text-indent="false"/>
    </style:style>
    <style:style style:name="Список_20_5" style:display-name="Список 5" style:family="paragraph" style:parent-style-name="Базовый_20_дополнительный_20_список">
      <style:paragraph-properties fo:margin-left="5.001cm" fo:margin-right="0cm" fo:text-indent="0.801cm" style:auto-text-indent="false"/>
    </style:style>
    <style:style style:name="List_20_5" style:display-name="List 5" style:family="paragraph" style:parent-style-name="Базовый_20_маркированный_20_список" style:list-style-name="WW8Num5" style:class="list">
      <style:paragraph-properties>
        <style:tab-stops>
          <style:tab-stop style:position="6.502cm"/>
        </style:tab-stops>
      </style:paragraph-properties>
    </style:style>
    <style:style style:name="Шапка" style:family="paragraph" style:parent-style-name="Standard" style:next-style-name="Standard">
      <loext:graphic-properties draw:fill="solid" draw:fill-color="#cccccc"/>
      <style:paragraph-properties fo:margin-top="0.423cm" fo:margin-bottom="0cm" loext:contextual-spacing="false" fo:background-color="#cccccc" fo:padding="0.035cm" fo:border="0.74pt solid #000000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Обычный_20_отступ" style:display-name="Обычный отступ" style:family="paragraph" style:parent-style-name="Standard">
      <style:paragraph-properties fo:margin-left="1cm" fo:margin-right="0cm" fo:text-indent="1.501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1.501cm" fo:margin-right="0cm" fo:text-indent="1.251cm" style:auto-text-indent="false"/>
      <style:text-properties style:font-size-complex="10pt"/>
    </style:style>
    <style:style style:name="Указатель_20_4" style:display-name="Указатель 4" style:family="paragraph" style:parent-style-name="Базовый_20_указатель" style:next-style-name="Standard">
      <style:paragraph-properties fo:margin-left="1.55cm" fo:margin-right="0cm" fo:text-align="start" style:justify-single-word="false" fo:text-indent="-0.39cm" style:auto-text-indent="false"/>
    </style:style>
    <style:style style:name="Указатель_20_5" style:display-name="Указатель 5" style:family="paragraph" style:parent-style-name="Базовый_20_указатель" style:next-style-name="Standard">
      <style:paragraph-properties fo:margin-left="1.94cm" fo:margin-right="0cm" fo:text-align="start" style:justify-single-word="false" fo:text-indent="-0.39cm" style:auto-text-indent="false"/>
    </style:style>
    <style:style style:name="Указатель_20_6" style:display-name="Указатель 6" style:family="paragraph" style:parent-style-name="Базовый_20_указатель" style:next-style-name="Standard">
      <style:paragraph-properties fo:margin-left="2.33cm" fo:margin-right="0cm" fo:text-align="start" style:justify-single-word="false" fo:text-indent="-0.39cm" style:auto-text-indent="false"/>
    </style:style>
    <style:style style:name="Указатель_20_7" style:display-name="Указатель 7" style:family="paragraph" style:parent-style-name="Базовый_20_указатель" style:next-style-name="Standard">
      <style:paragraph-properties fo:margin-left="2.72cm" fo:margin-right="0cm" fo:text-indent="-0.39cm" style:auto-text-indent="false"/>
    </style:style>
    <style:style style:name="Указатель_20_8" style:display-name="Указатель 8" style:family="paragraph" style:parent-style-name="Базовый_20_указатель" style:next-style-name="Standard">
      <style:paragraph-properties fo:margin-left="3.11cm" fo:margin-right="0cm" fo:text-align="start" style:justify-single-word="false" fo:text-indent="-0.39cm" style:auto-text-indent="false"/>
    </style:style>
    <style:style style:name="Указатель_20_9" style:display-name="Указатель 9" style:family="paragraph" style:parent-style-name="Базовый_20_указатель" style:next-style-name="Standard">
      <style:paragraph-properties fo:margin-left="3.491cm" fo:margin-right="0cm" fo:text-align="start" style:justify-single-word="false" fo:text-indent="-0.39cm" style:auto-text-indent="false"/>
    </style:style>
    <style:style style:name="Финальный_20_1" style:display-name="Финальный 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/>
    </style:style>
    <style:style style:name="Финальный_20_2" style:display-name="Финальный 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Финальный_20_3" style:display-name="Финальный 3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/>
    <style:style style:name="WW8Num27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text:display="true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39z2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39z3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WW8Num40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2" style:family="text">
      <style:text-properties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="Times New Roman" fo:font-family="'Times New Roman'" style:font-family-generic="roman" style:font-pitch="variable" fo:font-size="11pt" fo:font-style="normal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8z0" style:family="text"/>
    <style:style style:name="WW8Num48z1" style:family="text"/>
    <style:style style:name="WW8Num48z2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none" fo:country="none" fo:font-style="normal" fo:text-shadow="none" style:text-underline-style="none" fo:font-weight="bold" style:letter-kerning="tru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1pt" style:language-complex="none" style:country-complex="none" style:font-style-complex="normal" style:font-weight-complex="bold" style:text-emphasize="none" text:display="true"/>
    </style:style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3z0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>
      <style:text-properties fo:font-size="16pt" style:font-size-asian="16pt"/>
    </style:style>
    <style:style style:name="WW8Num55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/>
    <style:style style:name="WW8Num57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7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58z0" style:family="text"/>
    <style:style style:name="WW8Num58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8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1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62z0" style:family="text"/>
    <style:style style:name="WW8Num62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63z0" style:family="text"/>
    <style:style style:name="WW8Num63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3z7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8z0" style:family="text"/>
    <style:style style:name="WW8Num68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0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0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71z0" style:family="text"/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/>
    <style:style style:name="WW8Num73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3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74z0" style:family="text"/>
    <style:style style:name="WW8Num7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4z7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75z0" style:family="text"/>
    <style:style style:name="WW8Num75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5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8z6" style:family="text"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2" style:family="text">
      <style:text-properties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-complex="Times New Roman" style:font-family-complex="'Times New Roman'" style:font-family-generic-complex="roman" style:font-pitch-complex="variable"/>
    </style:style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22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22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9pt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Заголовок_20_8_20_Знак" style:display-name="Заголовок 8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Заголовок_20_9_20_Знак" style:display-name="Заголовок 9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Базовый_20_стиль_20_символов" style:display-name="Базовый стиль символов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Схема_20_документа_20_Знак" style:display-name="Схема документа Знак" style:family="text">
      <style:text-properties style:font-name="Tahoma" fo:font-family="Tahoma, 'Times New Roman'" style:font-family-generic="swiss" style:font-pitch="variable" fo:background-color="#b3b3b3" style:font-name-asian="Times New Roman" style:font-family-asian="'Times New Roman'" style:font-family-generic-asian="roman" style:font-pitch-asian="variable" style:font-name-complex="Tahoma" style:font-family-complex="Tahoma, 'Times New Roman'" style:font-family-generic-complex="swiss" style:font-pitch-complex="variable" style:font-size-complex="12pt"/>
    </style:style>
    <style:style style:name="z-Конец_20_формы_20_Знак" style:display-name="z-Конец формы Знак" style:family="tex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Кнопка_20__28_с_20_контуром_29_" style:display-name="Кнопка (с контуром)" style:family="text">
      <style:text-properties style:text-position="-8% 100%" fo:font-weight="bold" style:font-weight-asian="bold" loext:padding="0cm" loext:border="0.51pt solid #c0c0c0" loext:shadow="#000000 0.028cm 0.028cm"/>
    </style:style>
    <style:style style:name="Кнопка" style:family="text">
      <style:text-properties style:text-position="-8% 100%"/>
    </style:style>
    <style:style style:name="z-Начало_20_формы_20_Знак" style:display-name="z-Начало формы Знак" style:family="tex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 text:display="none"/>
    </style:style>
    <style:style style:name="_20_Знак_20_Знак9" style:display-name=" Знак Знак9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_20_Знак_20_Знак8" style:display-name=" Знак Знак8" style:family="text">
      <style:text-properties style:font-name="Arial" fo:font-family="Arial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2pt"/>
    </style:style>
    <style:style style:name="Выделение_20__28_полужирный_29_" style:display-name="Выделение (полужирный)" style:family="text">
      <style:text-properties fo:color="#000000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color="#000000"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Термин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color="#000000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Перекрестная_20_ссылка" style:display-name="Перекрестная ссылка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Выделение_20__28_шрифт_29_" style:display-name="Выделение (шрифт)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Шапка_20_Знак" style:display-name="Шапка Знак" style:family="text">
      <style:text-properties style:font-name="Arial" fo:font-family="Arial" style:font-family-generic="swiss" style:font-pitch="variable" fo:font-size="12pt" fo:font-weight="bold" fo:background-color="#cccccc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Акроним_20_HTML" style:display-name="Акроним HTML" style:family="text" style:parent-style-name="Основной_20_шрифт_20_абзаца"/>
    <style:style style:name="Моноширинный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20pt"/>
    </style:style>
    <style:style style:name="Знак_20_примечания2" style:display-name="Знак примечания2" style:family="text">
      <style:text-properties fo:font-size="8pt" style:font-size-asian="8pt" style:font-size-complex="8pt"/>
    </style:style>
    <style:style style:name="Текст_20_сноски_20_Знак" style:display-name="Текст сноски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, 'Times New Roman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ahoma" style:font-family-complex="Tahoma, 'Times New Roman'" style:font-family-generic-complex="swiss" style:font-pitch-complex="variable" style:font-size-complex="8pt"/>
    </style:style>
    <style:style style:name="Текст_20_концевой_20_сноски_20_Знак" style:display-name="Текст концевой сноски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Characters" style:display-name="Footnote Characters" style:family="text">
      <style:text-properties style:text-position="super 58%"/>
    </style:style>
    <style:style style:name="Endnote_20_Characters" style:display-name="Endnote Characters" style:family="text" style:parent-style-name="Footnote_20_Characters"/>
    <style:style style:name="Font_20_Style140" style:display-name="Font Style140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Абзац_20_ДИТ_20_Знак" style:display-name="Абзац ДИТ Знак" style:family="text">
      <style:text-properties style:font-name="Times New Roman" fo:font-family="'Times New Roman'" style:font-family-generic="roman" style:font-pitch="variable" fo:font-size="14pt" fo:language="none" fo:country="none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1_5f_ТЕКСТ_20_Знак" style:display-name="Н1_ТЕКСТ Знак" style:family="text">
      <style:text-properties fo:color="#000000" style:font-name="Times New Roman" fo:font-family="'Times New Roman'" style:font-family-generic="roman" style:font-pitch="variable" fo:font-size="14pt" fo:language="none" fo:country="none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_30_.Текст_20__20_ПЦ_20_ГЗ_20_Знак1" style:display-name="0.Текст  ПЦ ГЗ Знак1" style:family="text">
      <style:text-properties fo:color="#000000" style:font-name="Times New Roman" fo:font-family="'Times New Roman'" style:font-family-generic="roman" style:font-pitch="variable" fo:font-size="14pt" fo:language="none" fo:country="none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apple-style-span" style:family="text"/>
    <style:style style:name="apple-converted-space" style:family="text"/>
    <style:style style:name="Стиль_20_0.Текст_20__20_ПЦ_20_ГЗ_20__2b__20_Первая_20_строка_3a__20__20_125_20_см_20_Междустр.интервал_3a__20_..._20_Знак" style:display-name="Стиль 0.Текст  ПЦ ГЗ + Первая строка:  125 см Междустр.интервал: ... Знак" style:family="text">
      <style:text-properties fo:color="#000000" style:font-name="Times New Roman" fo:font-family="'Times New Roman'" style:font-family-generic="roman" style:font-pitch="variable" fo:font-size="14pt" fo:language="none" fo:country="none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_30_.Текст_20_полужирный_20_ПЦ_20_ГЗ_20_Знак1" style:display-name="0.Текст полужирный ПЦ ГЗ Знак1" style:family="text">
      <style:text-properties fo:color="#000000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_20_Char" style:display-name="List Paragraph Char" style:family="text">
      <style:text-properties style:font-name="Times New Roman" fo:font-family="'Times New Roman'" style:font-family-generic="roman" style:font-pitch="variable" fo:font-size="14pt" fo:language="none" fo:country="none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st" style:family="text"/>
    <style:style style:name="Обычный_20_Char_20_Char" style:display-name="Обычный Char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Абзац_20_списка_20_Знак" style:display-name="Абзац списка Знак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тбл_29__20_Знак" style:display-name="Обычный (тбл)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Обычный_20__28_без_20_отступа_29__20_Знак" style:display-name="Обычный (без отступа) Знак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Шапка_20_таблицы_20_Знак" style:display-name="Шапка таблицы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Стиль_20_Нижний_20_колонтитул_20__2b__20_Verdana_20_8_20_пт_20_полужирный_20_Знак" style:display-name="Стиль Нижний колонтитул + Verdana 8 пт полужирный Знак" style:family="text">
      <style:text-properties fo:font-size="8pt" fo:font-weight="bold" style:font-size-asian="8pt" style:font-weight-asian="bold" style:font-size-complex="12pt" style:font-weight-complex="bold"/>
    </style:style>
    <style:style style:name="Стиль_20_Верхний_20_колонтитул_20__2b__20_14_20_пт_20_полужирный_20_Знак" style:display-name="Стиль Верхний колонтитул + 14 пт полужирный Знак" style:family="text">
      <style:text-properties fo:font-size="14pt" fo:font-weight="bold" style:font-size-asian="14pt" style:font-weight-asian="bold" style:font-size-complex="12pt" style:font-style-complex="italic" style:font-weight-complex="bold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ЕСИО-осн1_20_Знак" style:display-name="ЕСИО-осн1 Знак" style:family="text">
      <style:text-properties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_2a__2a_Основной_20_Знак" style:display-name="**Основной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_20_1_20_Знак" style:display-name="Обычный 1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Маркированный_20_список_20_2_20_Знак1" style:display-name="Маркированный список 2 Знак1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Маркированный_20_список_20__28_тбл_29__20_Знак" style:display-name="Маркированный список (тбл)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Маркированный_20_список_20_Знак" style:display-name="Маркированный список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Нумерованный_20_список_20_Знак1" style:display-name="Нумерованный список Знак1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Кнопка-4" style:family="text">
      <style:text-properties style:text-position="-29% 100%"/>
    </style:style>
    <style:style style:name="Термин_20__28_жирный_29_" style:display-name="Термин (жирный)" style:family="text"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/>
    </style:style>
    <style:style style:name="Маркированный_20_список_20_2_20_Знак" style:display-name="Маркированный список 2 Знак" style:family="text">
      <style:text-properties fo:font-size="14pt" style:font-size-asian="14pt" style:font-size-complex="12pt"/>
    </style:style>
    <style:style style:name="Дефис_20_1_20_Знак" style:display-name="Дефис 1 Знак" style:family="text"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_20_таблицы_20_Знак" style:display-name="Название таблицы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Таблица_20_текст_20_Знак" style:display-name="Таблица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Кнопка-2" style:family="text">
      <style:text-properties style:text-position="-12% 100%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language="none" fo:country="none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Продолжение_20_списка_20_Знак" style:display-name="Продолжение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_30_1_20_Знак" style:display-name="01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1" style:display-name="Нижний колонтитул Знак1" style:family="text">
      <style:text-properties fo:font-size="12pt" fo:language="ru" fo:country="RU" style:font-size-asian="12pt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fo:language="none" fo:country="none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Index_20_Link_20__28_user_29_" style:display-name="Index Link (user)" style:family="text"/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_20__28_user_29_" style:display-name="Numbering Symbols (user)" style:family="text"/>
    <style:style style:name="Схема_20_документа_20_Знак1" style:display-name="Схема документа Знак1" style:family="text">
      <style:text-properties style:font-name="Tahoma" fo:font-family="Tahoma, 'Times New Roman'" style:font-family-generic="swiss" style:font-pitch="variable" fo:background-color="#b3b3b3" style:font-name-complex="Tahoma" style:font-family-complex="Tahoma, 'Times New Roman'" style:font-family-generic-complex="swiss" style:font-pitch-complex="variable" style:font-size-complex="12pt"/>
    </style:style>
    <style:style style:name="Шапка_20_Знак1" style:display-name="Шапка Знак1" style:family="text">
      <style:text-properties style:font-name="Arial" fo:font-family="Arial" style:font-family-generic="swiss" style:font-pitch="variable" fo:font-size="12pt" fo:font-weight="bold" fo:background-color="#cccccc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1" style:display-name="Текст примечания Знак1" style:family="text">
      <style:text-properties fo:font-size="12pt" style:font-size-asian="12pt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 style:parent-style-name="Footnote_20_Symbol"/>
    <style:style style:name="required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5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outline-level-style>
      <text:outline-level-style text:level="2" text:style-name="WW8Num55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5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outline-level-style>
      <text:outline-level-style text:level="5" text:style-name="WW8Num55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outline-level-style>
      <text:outline-level-style text:level="6" text:style-name="WW8Num55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outline-level-style>
      <text:outline-level-style text:level="7" text:style-name="WW8Num55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outline-level-style>
      <text:outline-level-style text:level="8" text:style-name="WW8Num55z1" style:num-suffix=".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outline-level-style>
      <text:outline-level-style text:level="9" text:style-name="WW8Num55z1" style:num-suffix=".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6.336cm" fo:text-indent="0.7cm" fo:margin-left="5.001cm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z0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z0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5.336cm" fo:text-indent="0.7cm" fo:margin-left="4.001cm"/>
        </style:list-level-properties>
      </text:list-level-style-number>
      <text:list-level-style-number text:level="2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z0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z0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4.336cm" fo:text-indent="0.7cm" fo:margin-left="3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0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3.336cm" fo:text-indent="0.7cm" fo:margin-left="2cm"/>
        </style:list-level-properties>
      </text:list-level-style-number>
      <text:list-level-style-number text:level="2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0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text:style-name="WW8Num4z0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0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6.436cm" fo:text-indent="0.801cm" fo:margin-left="5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5.436cm" fo:text-indent="0.80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8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8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8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8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8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8z1" style:num-suffix=".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8z1" style:num-suffix=".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6.336cm" fo:text-indent="0.7cm" fo:margin-left="5.001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5.336cm" fo:text-indent="0.7cm" fo:margin-left="4.001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text:list-tab-stop-position="4.336cm" fo:text-indent="0.7cm" fo:margin-left="3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3.336cm" fo:text-indent="0.7cm" fo:margin-left="2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6.436cm" fo:text-indent="0.801cm" fo:margin-left="5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">
        <style:list-level-properties text:list-level-position-and-space-mode="label-alignment">
          <style:list-level-label-alignment text:label-followed-by="listtab" text:list-tab-stop-position="5.436cm" fo:text-indent="0.80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Приложение " style:num-format="A" style:num-letter-sync="true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text:style-name="WW8Num26z0" style:num-format="1" text:display-levels="2">
        <style:list-level-properties text:list-level-position-and-space-mode="label-alignment">
          <style:list-level-label-alignment text:label-followed-by="listtab" text:list-tab-stop-position="2.517cm" fo:margin-left="1.501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3.025cm" fo:margin-left="1.501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3.279cm" fo:margin-left="1.501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3.533cm" fo:margin-left="1.501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3.787cm" fo:text-indent="-2.286cm" fo:margin-left="3.787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4.041cm" fo:text-indent="-2.54cm" fo:margin-left="4.041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4.295cm" fo:text-indent="-2.794cm" fo:margin-left="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27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27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27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27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27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27z1" style:num-suffix=".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27z1" style:num-suffix=".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 text:start-value="1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">
        <style:list-level-properties text:list-level-position-and-space-mode="label-alignment">
          <style:list-level-label-alignment text:label-followed-by="listtab" text:list-tab-stop-position="2cm" fo:text-indent="-0.7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1.302cm" fo:text-indent="-1cm" fo:margin-left="1.302cm"/>
        </style:list-level-properties>
      </text:list-level-style-number>
      <text:list-level-style-number text:level="3" text:style-name="WW8Num30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0z3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0z4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0z5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0z6" style:num-format="1" text:display-levels="6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0z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8" style:num-format="1" text:display-levels="8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">
        <style:list-level-properties text:list-level-position-and-space-mode="label-alignment">
          <style:list-level-label-alignment text:label-followed-by="listtab" text:list-tab-stop-position="1.884cm" fo:text-indent="1.24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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)" style:num-format="1">
        <style:list-level-properties text:list-level-position-and-space-mode="label-alignment">
          <style:list-level-label-alignment text:label-followed-by="listtab" text:list-tab-stop-position="2.335cm" fo:text-indent="0.7cm" fo:margin-left="1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cm" fo:text-indent="-0.635cm" fo:margin-left="1.041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2.311cm" fo:text-indent="-0.318cm" fo:margin-left="2.31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3.581cm" fo:text-indent="-0.635cm" fo:margin-left="3.581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1cm" fo:text-indent="-0.635cm" fo:margin-left="4.851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6.121cm" fo:text-indent="-0.318cm" fo:margin-left="6.121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7.391cm" fo:text-indent="-0.635cm" fo:margin-left="7.391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661cm" fo:text-indent="-0.635cm" fo:margin-left="8.661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9.931cm" fo:text-indent="-0.318cm" fo:margin-left="9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">
        <style:list-level-properties text:list-level-position-and-space-mode="label-alignment">
          <style:list-level-label-alignment text:label-followed-by="listtab" text:list-tab-stop-position="3cm" fo:text-indent="-0.7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bullet text:level="2" text:style-name="WW8Num37z0" style:num-suffix="." text:bullet-char="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ymbol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0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0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0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39z0" style:num-suffix="." style:num-format="1" text:display-levels="2">
        <style:list-level-properties text:list-level-position-and-space-mode="label-alignment">
          <style:list-level-label-alignment text:label-followed-by="listtab" text:list-tab-stop-position="1.647cm" fo:text-indent="-0.762cm" fo:margin-left="1.647cm"/>
        </style:list-level-properties>
      </text:list-level-style-number>
      <text:list-level-style-number text:level="3" text:style-name="WW8Num39z2" style:num-suffix="." style:num-format="1" text:display-levels="3">
        <style:list-level-properties text:list-level-position-and-space-mode="label-alignment">
          <style:list-level-label-alignment text:label-followed-by="listtab" text:list-tab-stop-position="1.891cm" fo:text-indent="-0.889cm" fo:margin-left="1.891cm"/>
        </style:list-level-properties>
      </text:list-level-style-number>
      <text:list-level-style-number text:level="4" text:style-name="WW8Num39z3" style:num-suffix="." style:num-format="1" text:display-levels="4">
        <style:list-level-properties text:list-level-position-and-space-mode="label-alignment">
          <style:list-level-label-alignment text:label-followed-by="listtab" text:list-tab-stop-position="2.395cm" fo:text-indent="-1.143cm" fo:margin-left="2.395cm"/>
        </style:list-level-properties>
      </text:list-level-style-number>
      <text:list-level-style-number text:level="5" text:style-name="WW8Num39z0" style:num-suffix="." style:num-format="1" text:display-levels="5">
        <style:list-level-properties text:list-level-position-and-space-mode="label-alignment">
          <style:list-level-label-alignment text:label-followed-by="listtab" text:list-tab-stop-position="5.898cm" fo:text-indent="-1.397cm" fo:margin-left="5.898cm"/>
        </style:list-level-properties>
      </text:list-level-style-number>
      <text:list-level-style-number text:level="6" text:style-name="WW8Num39z0" style:num-suffix="." style:num-format="1" text:display-levels="6">
        <style:list-level-properties text:list-level-position-and-space-mode="label-alignment">
          <style:list-level-label-alignment text:label-followed-by="listtab" text:list-tab-stop-position="5.076cm" fo:text-indent="-1.651cm" fo:margin-left="5.076cm"/>
        </style:list-level-properties>
      </text:list-level-style-number>
      <text:list-level-style-number text:level="7" text:style-name="WW8Num39z0" style:num-suffix="." style:num-format="1" text:display-levels="7">
        <style:list-level-properties text:list-level-position-and-space-mode="label-alignment">
          <style:list-level-label-alignment text:label-followed-by="listtab" text:list-tab-stop-position="5.965cm" fo:text-indent="-1.905cm" fo:margin-left="5.965cm"/>
        </style:list-level-properties>
      </text:list-level-style-number>
      <text:list-level-style-number text:level="8" text:style-name="WW8Num39z0" style:num-suffix="." style:num-format="1" text:display-levels="8">
        <style:list-level-properties text:list-level-position-and-space-mode="label-alignment">
          <style:list-level-label-alignment text:label-followed-by="listtab" text:list-tab-stop-position="6.854cm" fo:text-indent="-2.159cm" fo:margin-left="6.854cm"/>
        </style:list-level-properties>
      </text:list-level-style-number>
      <text:list-level-style-number text:level="9" text:style-name="WW8Num39z0" style:num-suffix="." style:num-format="1" text:display-levels="9">
        <style:list-level-properties text:list-level-position-and-space-mode="label-alignment">
          <style:list-level-label-alignment text:label-followed-by="listtab" text:list-tab-stop-position="7.87cm" fo:text-indent="-2.54cm" fo:margin-left="7.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  <style:text-properties style:font-name="Symbol"/>
      </text:list-level-style-bullet>
      <text:list-level-style-number text:level="3" text:style-name="WW8Num40z2" style:num-suffix="." style:num-format="i">
        <style:list-level-properties text:list-level-position-and-space-mode="label-alignment">
          <style:list-level-label-alignment text:label-followed-by="listtab" text:list-tab-stop-position="3.805cm" fo:text-indent="-0.318cm" fo:margin-left="3.805cm"/>
        </style:list-level-properties>
      </text:list-level-style-number>
      <text:list-level-style-number text:level="4" text:style-name="WW8Num40z2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WW8Num40z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6" text:style-name="WW8Num40z2" style:num-suffix="." style:num-format="i">
        <style:list-level-properties text:list-level-position-and-space-mode="label-alignment">
          <style:list-level-label-alignment text:label-followed-by="listtab" text:list-tab-stop-position="7.615cm" fo:text-indent="-0.318cm" fo:margin-left="7.615cm"/>
        </style:list-level-properties>
      </text:list-level-style-number>
      <text:list-level-style-number text:level="7" text:style-name="WW8Num40z2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  <text:list-level-style-number text:level="8" text:style-name="WW8Num40z2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</text:list-level-style-number>
      <text:list-level-style-number text:level="9" text:style-name="WW8Num40z2" style:num-suffix="." style:num-format="i">
        <style:list-level-properties text:list-level-position-and-space-mode="label-alignment">
          <style:list-level-label-alignment text:label-followed-by="listtab" text:list-tab-stop-position="11.425cm" fo:text-indent="-0.318cm" fo:margin-left="11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)" style:num-format="1">
        <style:list-level-properties text:list-level-position-and-space-mode="label-alignment">
          <style:list-level-label-alignment text:label-followed-by="listtab" text:list-tab-stop-position="1.905cm" fo:text-indent="-0.531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Рис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">
        <style:list-level-properties text:list-level-position-and-space-mode="label-alignment">
          <style:list-level-label-alignment text:label-followed-by="listtab" text:list-tab-stop-position="3.436cm" fo:text-indent="0.801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format="1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2" text:style-name="WW8Num44z1" style:num-format="1" text:display-levels="2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3" text:style-name="WW8Num44z2" style:num-format="1" text:display-levels="3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4" text:style-name="WW8Num44z3" style:num-format="1" text:display-levels="4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5" text:style-name="WW8Num44z4" style:num-format="1" text:display-levels="5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6" text:style-name="WW8Num44z5" style:num-format="1" text:display-levels="6">
        <style:list-level-properties text:list-level-position-and-space-mode="label-alignment">
          <style:list-level-label-alignment text:label-followed-by="space" fo:margin-left="0.801cm"/>
        </style:list-level-properties>
      </text:list-level-style-number>
      <text:list-level-style-number text:level="7" text:style-name="WW8Num44z6" style:num-suffix="." style:num-format="1" text:display-levels="7">
        <style:list-level-properties text:list-level-position-and-space-mode="label-alignment">
          <style:list-level-label-alignment text:label-followed-by="listtab" text:list-tab-stop-position="10.492cm" fo:text-indent="-1.905cm" fo:margin-left="7.317cm"/>
        </style:list-level-properties>
      </text:list-level-style-number>
      <text:list-level-style-number text:level="8" text:style-name="WW8Num44z7" style:num-suffix="." style:num-format="1" text:display-levels="8">
        <style:list-level-properties text:list-level-position-and-space-mode="label-alignment">
          <style:list-level-label-alignment text:label-followed-by="listtab" text:list-tab-stop-position="11.762cm" fo:text-indent="-2.159cm" fo:margin-left="8.206cm"/>
        </style:list-level-properties>
      </text:list-level-style-number>
      <text:list-level-style-number text:level="9" text:style-name="WW8Num44z8" style:num-suffix="." style:num-format="1" text:display-levels="9">
        <style:list-level-properties text:list-level-position-and-space-mode="label-alignment">
          <style:list-level-label-alignment text:label-followed-by="listtab" text:list-tab-stop-position="13.667cm" fo:text-indent="-2.54cm" fo:margin-left="9.2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number text:level="1" text:style-name="WW8Num48z0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text:style-name="WW8Num48z1" style:num-suffix="." style:num-format="1" text:display-levels="2">
        <style:list-level-properties text:list-level-position-and-space-mode="label-alignment">
          <style:list-level-label-alignment text:label-followed-by="listtab" fo:text-indent="-0.949cm" fo:margin-left="2.2cm"/>
        </style:list-level-properties>
      </text:list-level-style-number>
      <text:list-level-style-number text:level="3" text:style-name="WW8Num48z2" style:num-suffix="." style:num-format="1" text:display-levels="3">
        <style:list-level-properties text:list-level-position-and-space-mode="label-alignment">
          <style:list-level-label-alignment text:label-followed-by="listtab" fo:text-indent="-2.251cm" fo:margin-left="4.002cm"/>
        </style:list-level-properties>
      </text:list-level-style-number>
      <text:list-level-style-number text:level="4" text:style-name="WW8Num48z3" style:num-suffix="." style:num-format="1" text:display-levels="4">
        <style:list-level-properties text:list-level-position-and-space-mode="label-alignment">
          <style:list-level-label-alignment text:label-followed-by="listtab" fo:text-indent="-2.75cm" fo:margin-left="4.001cm"/>
        </style:list-level-properties>
      </text:list-level-style-number>
      <text:list-level-style-number text:level="5" text:style-name="WW8Num48z4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6" text:style-name="WW8Num48z5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7" text:style-name="WW8Num48z6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8" text:style-name="WW8Num48z7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9" text:style-name="WW8Num48z8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">
        <style:list-level-properties text:list-level-position-and-space-mode="label-alignment">
          <style:list-level-label-alignment text:label-followed-by="listtab" text:list-tab-stop-position="2.436cm" fo:text-indent="0.80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">
        <style:list-level-properties text:list-level-position-and-space-mode="label-alignment">
          <style:list-level-label-alignment text:label-followed-by="listtab" text:list-tab-stop-position="4.436cm" fo:text-indent="0.80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z1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WW8Num52z1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5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WW8Num5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5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WW8Num5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text:style-name="WW8Num5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text:style-name="WW8Num5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4.27cm"/>
        </style:list-level-properties>
      </text:list-level-style-number>
      <text:list-level-style-number text:level="5" text:style-name="WW8Num5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text:style-name="WW8Num5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6.906cm"/>
        </style:list-level-properties>
      </text:list-level-style-number>
      <text:list-level-style-number text:level="7" text:style-name="WW8Num5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text:style-name="WW8Num5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9.541cm"/>
        </style:list-level-properties>
      </text:list-level-style-number>
      <text:list-level-style-number text:level="9" text:style-name="WW8Num5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number text:level="1" text:style-name="WW8Num5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5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5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5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5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5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55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55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55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55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55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55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55z1" style:num-suffix=".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55z1" style:num-suffix=".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">
        <style:list-level-properties text:list-level-position-and-space-mode="label-alignment">
          <style:list-level-label-alignment text:label-followed-by="listtab" text:list-tab-stop-position="2cm" fo:text-indent="-0.7cm" fo:margin-left="2cm"/>
        </style:list-level-properties>
        <style:text-properties style:font-name="Symbol"/>
      </text:list-level-style-bullet>
      <text:list-level-style-bullet text:level="2" text:style-name="WW8Num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text:style-name="WW8Num57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5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57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57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57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57z1" style:num-suffix="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57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57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57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number text:level="1" text:style-name="WW8Num58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58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58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58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58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58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58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58z1" style:num-suffix=".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58z8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number text:level="1" text:style-name="WW8Num5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5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text:style-name="WW8Num6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text:style-name="WW8Num61z0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61z1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61z1" style:num-suffix="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61z1" style:num-suffix="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61z1" style:num-suffix="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61z1" style:num-suffix="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61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61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61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text:style-name="WW8Num62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62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62z1" style:num-suffix="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62z1" style:num-suffix="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62z1" style:num-suffix="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62z1" style:num-suffix="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62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62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62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number text:level="1" text:style-name="WW8Num63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63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63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63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63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63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63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63z7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63z7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bullet text:level="1" text:style-name="WW8Num64z0" style:num-suffix="." text:bullet-char="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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WW8Num66z1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number text:level="1" text:style-name="WW8Num67z0" style:num-suffix=")" style:num-format="1">
        <style:list-level-properties text:list-level-position-and-space-mode="label-alignment">
          <style:list-level-label-alignment text:label-followed-by="listtab" text:list-tab-stop-position="2.335cm" fo:text-indent="0.7cm" fo:margin-left="1cm"/>
        </style:list-level-properties>
      </text:list-level-style-number>
      <text:list-level-style-number text:level="2" text:style-name="WW8Num6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041cm" fo:text-indent="-0.635cm" fo:margin-left="1.041cm"/>
        </style:list-level-properties>
      </text:list-level-style-number>
      <text:list-level-style-number text:level="3" text:style-name="WW8Num67z0" style:num-suffix="." style:num-format="i">
        <style:list-level-properties text:list-level-position-and-space-mode="label-alignment" fo:text-align="end">
          <style:list-level-label-alignment text:label-followed-by="listtab" text:list-tab-stop-position="2.311cm" fo:text-indent="-0.318cm" fo:margin-left="2.311cm"/>
        </style:list-level-properties>
      </text:list-level-style-number>
      <text:list-level-style-number text:level="4" text:style-name="WW8Num67z0" style:num-suffix="." style:num-format="1">
        <style:list-level-properties text:list-level-position-and-space-mode="label-alignment">
          <style:list-level-label-alignment text:label-followed-by="listtab" text:list-tab-stop-position="3.581cm" fo:text-indent="-0.635cm" fo:margin-left="3.581cm"/>
        </style:list-level-properties>
      </text:list-level-style-number>
      <text:list-level-style-number text:level="5" text:style-name="WW8Num6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.851cm" fo:text-indent="-0.635cm" fo:margin-left="4.851cm"/>
        </style:list-level-properties>
      </text:list-level-style-number>
      <text:list-level-style-number text:level="6" text:style-name="WW8Num67z0" style:num-suffix="." style:num-format="i">
        <style:list-level-properties text:list-level-position-and-space-mode="label-alignment" fo:text-align="end">
          <style:list-level-label-alignment text:label-followed-by="listtab" text:list-tab-stop-position="6.121cm" fo:text-indent="-0.318cm" fo:margin-left="6.121cm"/>
        </style:list-level-properties>
      </text:list-level-style-number>
      <text:list-level-style-number text:level="7" text:style-name="WW8Num67z0" style:num-suffix="." style:num-format="1">
        <style:list-level-properties text:list-level-position-and-space-mode="label-alignment">
          <style:list-level-label-alignment text:label-followed-by="listtab" text:list-tab-stop-position="7.391cm" fo:text-indent="-0.635cm" fo:margin-left="7.391cm"/>
        </style:list-level-properties>
      </text:list-level-style-number>
      <text:list-level-style-number text:level="8" text:style-name="WW8Num67z0" style:num-suffix="." style:num-format="a" style:num-letter-sync="true">
        <style:list-level-properties text:list-level-position-and-space-mode="label-alignment">
          <style:list-level-label-alignment text:label-followed-by="listtab" text:list-tab-stop-position="8.661cm" fo:text-indent="-0.635cm" fo:margin-left="8.661cm"/>
        </style:list-level-properties>
      </text:list-level-style-number>
      <text:list-level-style-number text:level="9" text:style-name="WW8Num67z0" style:num-suffix="." style:num-format="i">
        <style:list-level-properties text:list-level-position-and-space-mode="label-alignment" fo:text-align="end">
          <style:list-level-label-alignment text:label-followed-by="listtab" text:list-tab-stop-position="9.931cm" fo:text-indent="-0.318cm" fo:margin-left="9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>
      <text:list-level-style-number text:level="1" text:style-name="WW8Num68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68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68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68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68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68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68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68z1" style:num-suffix=".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68z1" style:num-suffix=".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WW8Num6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text:style-name="WW8Num70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70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70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70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70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70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70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70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70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text:style-name="WW8Num7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1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71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7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71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71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71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71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71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">
        <style:list-level-properties text:list-level-position-and-space-mode="label-alignment">
          <style:list-level-label-alignment text:label-followed-by="listtab" text:list-tab-stop-position="3cm" fo:text-indent="-0.7cm" fo:margin-left="3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number text:level="1" text:style-name="WW8Num73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73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73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73z1" style:num-suffix="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73z1" style:num-suffix="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73z1" style:num-suffix="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73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73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73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74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74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74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74z1" style:num-suffix=".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74z1" style:num-suffix=".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74z1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74z7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74z7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>
      <text:list-level-style-number text:level="1" text:style-name="WW8Num75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75z1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75z1" style:num-suffix="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75z1" style:num-suffix="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75z1" style:num-suffix="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75z1" style:num-suffix="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75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75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75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">
        <style:list-level-properties text:list-level-position-and-space-mode="label-alignment">
          <style:list-level-label-alignment text:label-followed-by="listtab" text:list-tab-stop-position="3.436cm" fo:text-indent="0.801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number text:level="1" text:style-name="WW8Num77z0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text:style-name="WW8Num7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number text:level="1" text:style-name="WW8Num78z0" style:num-suffix="." style:num-format="1">
        <style:list-level-properties text:list-level-position-and-space-mode="label-alignment">
          <style:list-level-label-alignment text:label-followed-by="space" fo:text-indent="-0.002cm" fo:margin-left="0.002cm"/>
        </style:list-level-properties>
      </text:list-level-style-number>
      <text:list-level-style-number text:level="2" text:style-name="WW8Num78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3" text:style-name="WW8Num78z1" style:num-suffix=". " style:num-format="1" text:display-levels="3">
        <style:list-level-properties text:list-level-position-and-space-mode="label-alignment">
          <style:list-level-label-alignment text:label-followed-by="listtab" text:list-tab-stop-position="0.002cm" fo:margin-left="1.501cm"/>
        </style:list-level-properties>
      </text:list-level-style-number>
      <text:list-level-style-number text:level="4" text:style-name="WW8Num78z1" style:num-suffix=". " style:num-format="1" text:display-levels="4">
        <style:list-level-properties text:list-level-position-and-space-mode="label-alignment">
          <style:list-level-label-alignment text:label-followed-by="listtab" fo:text-indent="1.501cm"/>
        </style:list-level-properties>
      </text:list-level-style-number>
      <text:list-level-style-number text:level="5" text:style-name="WW8Num78z1" style:num-suffix=" " style:num-format="1" text:display-levels="5">
        <style:list-level-properties text:list-level-position-and-space-mode="label-alignment">
          <style:list-level-label-alignment text:label-followed-by="listtab" text:list-tab-stop-position="1.039cm" fo:text-indent="1.499cm" fo:margin-left="0.002cm"/>
        </style:list-level-properties>
      </text:list-level-style-number>
      <text:list-level-style-number text:level="6" text:style-name="WW8Num78z1" style:num-suffix=" " style:num-format="1" text:display-levels="6">
        <style:list-level-properties text:list-level-position-and-space-mode="label-alignment">
          <style:list-level-label-alignment text:label-followed-by="listtab" text:list-tab-stop-position="1.674cm" fo:text-indent="-0.002cm" fo:margin-left="0.002cm"/>
        </style:list-level-properties>
      </text:list-level-style-number>
      <text:list-level-style-number text:level="7" text:style-name="WW8Num78z6" style:num-format="1" text:display-levels="7">
        <style:list-level-properties text:list-level-position-and-space-mode="label-alignment">
          <style:list-level-label-alignment text:label-followed-by="listtab" text:list-tab-stop-position="3.81cm" fo:text-indent="-1.503cm" fo:margin-left="1.503cm"/>
        </style:list-level-properties>
      </text:list-level-style-number>
      <text:list-level-style-number text:level="8" text:style-name="WW8Num78z6" style:num-format="1" text:display-levels="8">
        <style:list-level-properties text:list-level-position-and-space-mode="label-alignment">
          <style:list-level-label-alignment text:label-followed-by="listtab" text:list-tab-stop-position="2.309cm" fo:text-indent="-1.503cm" fo:margin-left="0.002cm"/>
        </style:list-level-properties>
      </text:list-level-style-number>
      <text:list-level-style-number text:level="9" text:style-name="WW8Num78z6" style:num-format="1" text:display-levels="9">
        <style:list-level-properties text:list-level-position-and-space-mode="label-alignment">
          <style:list-level-label-alignment text:label-followed-by="listtab" text:list-tab-stop-position="2.944cm" fo:text-indent="-1.503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2.436cm" fo:text-indent="0.80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">
        <style:list-level-properties text:list-level-position-and-space-mode="label-alignment">
          <style:list-level-label-alignment text:label-followed-by="listtab" text:list-tab-stop-position="4.436cm" fo:text-indent="0.801cm" fo:margin-left="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Без_20_интервала">
      <style:paragraph-properties fo:text-align="center" style:justify-single-word="false"/>
      <style:text-properties officeooo:paragraph-rsid="00187862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line-height="100%" fo:text-align="center" style:justify-single-word="false"/>
      <style:text-properties style:font-name="Times New Roman1" fo:font-size="14pt" officeooo:rsid="0015e169" officeooo:paragraph-rsid="0015e169" style:font-size-asian="14pt" style:font-size-complex="14pt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style:font-name="Times New Roman" fo:font-size="20pt" style:text-underline-style="solid" style:text-underline-width="auto" style:text-underline-color="font-color" fo:font-weight="bold" officeooo:rsid="00187862" style:font-size-asian="20pt" style:font-weight-asian="bold" style:font-name-complex="Times New Roman" style:font-size-complex="20pt"/>
    </style:style>
    <style:style style:name="MT2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name-complex="Times New Roman" style:font-size-complex="20pt"/>
    </style:style>
    <style:style style:name="MT3" style:family="text">
      <style:text-properties style:use-window-font-color="true" style:font-name="Times New Roman" fo:font-size="20pt" fo:language="ru" fo:country="RU" style:text-underline-style="solid" style:text-underline-width="auto" style:text-underline-color="font-color" fo:font-weight="bold" officeooo:rsid="0014d817" style:font-name-asian="Times New Roman" style:font-size-asian="20pt" style:language-asian="zh" style:country-asian="CN" style:font-weight-asian="bold" style:font-name-complex="Times New Roman" style:font-size-complex="20pt" style:language-complex="ar" style:country-complex="SA"/>
    </style:style>
    <style:style style:name="MT4" style:family="text">
      <style:text-properties officeooo:rsid="0015e169"/>
    </style:style>
    <style:style style:name="MT5" style:family="text">
      <style:text-properties officeooo:rsid="0014d817"/>
    </style:style>
    <style:style style:name="MT6" style:family="text"/>
    <style:page-layout style:name="Mpm1">
      <style:page-layout-properties fo:page-width="21.001cm" fo:page-height="29.7cm" style:num-format="1" style:print-orientation="portrait" fo:margin-top="1.27cm" fo:margin-bottom="1.27cm" fo:margin-left="3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1.501cm" fo:background-color="#ffffff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5">
      <style:page-layout-properties fo:page-width="29.7cm" fo:page-height="21.001cm" style:num-format="1" style:print-orientation="landscape" fo:margin-top="1.251cm" fo:margin-bottom="1.251cm" fo:margin-left="2cm" fo:margin-right="2cm" fo:background-color="#ffffff" style:writing-mode="lr-tb" style:layout-grid-color="#c0c0c0" style:layout-grid-lines="27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text:span text:style-name="MT1">ООО </text:span><text:span text:style-name="MT2">«</text:span><text:span text:style-name="MT3">Костыли-Велосипеды</text:span><text:span text:style-name="MT2">»</text:span></text:p>
        <text:p text:style-name="Header"><text:span text:style-name="MT4">119454</text:span>, Москва, <text:span text:style-name="MT5">Проспект Вернадского 78</text:span><text:span text:style-name="MT4">с4</text:span></text:p>
      </loext:header-first>
      <style:footer>
        <text:p text:style-name="MP2"><text:page-number text:select-page="current">0</text:page-number></text:p>
      </style:footer>
      <loext:footer-first>
        <text:p text:style-name="MP3">Москва 2020</text:p>
      </loext:footer-first>
    </style:master-page>
    <style:master-page style:name="Преобразование_20_1" style:display-name="Преобразование 1" style:page-layout-name="Mpm2">
      <style:header>
        <text:p text:style-name="MP4"><text:page-number text:select-page="current">11</text:page-number></text:p>
      </style:header>
      <style:footer>
        <text:p text:style-name="MP2"/>
      </style:footer>
    </style:master-page>
    <style:master-page style:name="Преобразование_20_2" style:display-name="Преобразование 2" style:page-layout-name="Mpm3">
      <style:header>
        <text:p text:style-name="Header"><text:span text:style-name="Page_20_Number"><text:page-number text:select-page="current">20</text:page-number></text:span></text:p>
      </style:header>
      <style:footer>
        <text:p text:style-name="Footer"/>
      </style:footer>
    </style:master-page>
    <style:master-page style:name="Преобразование_20_3" style:display-name="Преобразование 3" style:page-layout-name="Mpm4">
      <style:header>
        <text:p text:style-name="Header"><text:span text:style-name="Page_20_Number"><text:page-number text:select-page="current">22</text:page-number></text:span></text:p>
      </style:header>
      <style:footer>
        <text:p text:style-name="Footer"/>
      </style:footer>
    </style:master-page>
    <style:master-page style:name="Преобразование_20_4" style:display-name="Преобразование 4" style:page-layout-name="Mpm5">
      <style:header>
        <text:p text:style-name="Header"><text:span text:style-name="Page_20_Number"><text:page-number text:select-page="current">26</text:page-number></text:span></text:p>
      </style:header>
      <style:footer>
        <text:p text:style-name="Footer"/>
      </style:footer>
    </style:master-page>
    <style:master-page style:name="Преобразование_20_5" style:display-name="Преобразование 5" style:page-layout-name="Mpm3">
      <style:header>
        <text:p text:style-name="Header"><text:span text:style-name="Page_20_Number"><text:page-number text:select-page="current">27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ГРАММА И МЕТОДИКА ПРЕДВАРИТЕЛЬНЫХ ИСПЫТАНИЙ</dc:title>
    <dc:subject>Выполнение работ, оказание услуг в рамках реализации государственной программы Российской Федерации «Информационное общество (2011-2020 годы)» по теме: «Развитие и сопровождение типового решения «Информационная система поддержки лицензирования отдельных видов деятельности»</dc:subject>
    <meta:keyword>Государственный контракт №167-ОФ/Д21 от «30» октября 2015 г.</meta:keyword>
    <meta:initial-creator>Алена Кочубей</meta:initial-creator>
    <meta:creation-date>2015-12-14T19:36:00</meta:creation-date>
    <dc:date>2020-10-08T14:02:30.091815054</dc:date>
    <meta:print-date>2015-12-17T16:45:00</meta:print-date>
    <meta:editing-cycles>168</meta:editing-cycles>
    <meta:editing-duration>PT2H23M45S</meta:editing-duration>
    <meta:generator>LibreOffice/6.4.6.2$Linux_X86_64 LibreOffice_project/40$Build-2</meta:generator>
    <meta:document-statistic meta:table-count="4" meta:image-count="0" meta:object-count="0" meta:page-count="27" meta:paragraph-count="325" meta:word-count="2578" meta:character-count="20984" meta:non-whitespace-character-count="18687"/>
  </office:meta>
</office:document-meta>
</file>